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5.51pt"/>
    </style:style>
    <style:style style:name="co2" style:family="table-column">
      <style:table-column-properties fo:break-before="auto" style:column-width="254.69pt"/>
    </style:style>
    <style:style style:name="co3" style:family="table-column">
      <style:table-column-properties fo:break-before="auto" style:column-width="128.15pt"/>
    </style:style>
    <style:style style:name="co4" style:family="table-column">
      <style:table-column-properties fo:break-before="auto" style:column-width="137.4pt"/>
    </style:style>
    <style:style style:name="co5" style:family="table-column">
      <style:table-column-properties fo:break-before="auto" style:column-width="164.44pt"/>
    </style:style>
    <style:style style:name="co6" style:family="table-column">
      <style:table-column-properties fo:break-before="auto" style:column-width="191.9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46.91pt"/>
    </style:style>
    <style:style style:name="co9" style:family="table-column">
      <style:table-column-properties fo:break-before="auto" style:column-width="212.34pt"/>
    </style:style>
    <style:style style:name="co10" style:family="table-column">
      <style:table-column-properties fo:break-before="auto" style:column-width="143.8pt"/>
    </style:style>
    <style:style style:name="co11" style:family="table-column">
      <style:table-column-properties fo:break-before="auto" style:column-width="575.8pt"/>
    </style:style>
    <style:style style:name="co12" style:family="table-column">
      <style:table-column-properties fo:break-before="auto" style:column-width="197.89pt"/>
    </style:style>
    <style:style style:name="co13" style:family="table-column">
      <style:table-column-properties fo:break-before="auto" style:column-width="74.21pt"/>
    </style:style>
    <style:style style:name="co14" style:family="table-column">
      <style:table-column-properties fo:break-before="auto" style:column-width="720.2pt"/>
    </style:style>
    <style:style style:name="co15" style:family="table-column">
      <style:table-column-properties fo:break-before="auto" style:column-width="191.31pt"/>
    </style:style>
    <style:style style:name="co16" style:family="table-column">
      <style:table-column-properties fo:break-before="auto" style:column-width="163.05pt"/>
    </style:style>
    <style:style style:name="co17" style:family="table-column">
      <style:table-column-properties fo:break-before="auto" style:column-width="137.76pt"/>
    </style:style>
    <style:style style:name="co18" style:family="table-column">
      <style:table-column-properties fo:break-before="auto" style:column-width="81.81pt"/>
    </style:style>
    <style:style style:name="co19" style:family="table-column">
      <style:table-column-properties fo:break-before="auto" style:column-width="9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6.39pt" fo:break-before="auto" style:use-optimal-row-height="false"/>
    </style:style>
    <style:style style:name="ro3" style:family="table-row">
      <style:table-row-properties style:row-height="12.61pt" fo:break-before="auto" style:use-optimal-row-height="fals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41" style:family="table-cell" style:parent-style-name="Default">
      <style:table-cell-properties fo:border-bottom="0.74pt solid #000000" fo:border-left="none" fo:border-right="none" fo:border-top="none"/>
    </style:style>
    <style:style style:name="ce142" style:family="table-cell" style:parent-style-name="Default">
      <style:text-properties fo:font-style="italic" style:font-style-asian="italic" style:font-style-complex="italic"/>
    </style:style>
    <style:style style:name="ce143" style:family="table-cell" style:parent-style-name="Default">
      <style:text-properties style:use-window-font-color="true"/>
    </style:style>
    <style:style style:name="ce1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order="none"/>
    </style:style>
    <style:style style:name="ce14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pt"/>
      <style:text-properties fo:color="#ff4000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pt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5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ext-properties fo:color="#b85c00"/>
    </style:style>
    <style:style style:name="ce161" style:family="table-cell" style:parent-style-name="Default">
      <style:text-properties fo:color="#355269"/>
    </style:style>
    <style:style style:name="ce162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63" style:family="table-cell" style:parent-style-name="Default">
      <style:map style:condition="cell-content()=0" style:apply-style-name="Bad" style:base-cell-address="Commands.D4"/>
    </style:style>
    <style:style style:name="ce164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Commands.D4"/>
    </style:style>
    <style:style style:name="ce165" style:family="table-cell" style:parent-style-name="Default">
      <style:text-properties fo:color="#8d281e"/>
      <style:map style:condition="cell-content()=0" style:apply-style-name="Bad" style:base-cell-address="Commands.D4"/>
    </style:style>
    <style:style style:name="ce166" style:family="table-cell" style:parent-style-name="Default">
      <style:text-properties style:use-window-font-color="true"/>
      <style:map style:condition="cell-content()=0" style:apply-style-name="Bad" style:base-cell-address="Commands.D4"/>
    </style:style>
    <style:style style:name="ce167" style:family="table-cell" style:parent-style-name="Default">
      <style:text-properties fo:color="#8d281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68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69" style:family="table-cell" style:parent-style-name="Defaul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  <style:map style:condition="cell-content()=0" style:apply-style-name="Bad" style:base-cell-address="Commands.D4"/>
    </style:style>
    <style:style style:name="ce170" style:family="table-cell" style:parent-style-name="Default">
      <style:text-properties fo:color="#c9211e"/>
      <style:map style:condition="cell-content()=0" style:apply-style-name="Bad" style:base-cell-address="Commands.D4"/>
    </style:style>
    <style:style style:name="ce171" style:family="table-cell" style:parent-style-name="Default">
      <style:text-properties fo:color="#8d281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2" style:family="table-cell" style:parent-style-name="Default">
      <style:text-properties style:use-window-font-color="true"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3" style:family="table-cell" style:parent-style-name="Default">
      <style:text-properties style:font-name="DejaVu Sans Mono1" fo:font-size="8pt" fo:font-style="italic" style:font-size-asian="8pt" style:font-style-asian="italic" style:font-size-complex="8pt" style:font-style-complex="italic"/>
      <style:map style:condition="cell-content()=0" style:apply-style-name="Bad" style:base-cell-address="Commands.D4"/>
    </style:style>
    <style:style style:name="ce175" style:family="table-cell" style:parent-style-name="Default">
      <style:table-cell-properties fo:border-bottom="none" fo:border-left="none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none" fo:border-top="none"/>
      <style:text-properties style:font-name="DejaVu Sans Mono"/>
    </style:style>
    <style:style style:name="ce177" style:family="table-cell" style:parent-style-name="Default">
      <style:table-cell-properties fo:border-bottom="0.74pt solid #000000" fo:border-left="0.74pt solid #000000" fo:border-right="none" fo:border-top="none"/>
    </style:style>
    <style:style style:name="ce17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Commands.D4"/>
    </style:style>
    <style:style style:name="ce179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Commands.D4"/>
    </style:style>
    <style:style style:name="ce180" style:family="table-cell" style:parent-style-name="Default">
      <style:table-cell-properties fo:border-bottom="none" fo:border-left="0.74pt solid #000000" fo:border-right="none" fo:border-top="none"/>
      <style:text-properties style:use-window-font-color="true" style:font-name="DejaVu Sans Mono"/>
      <style:map style:condition="cell-content()=0" style:apply-style-name="Bad" style:base-cell-address="Commands.D4"/>
    </style:style>
    <style:style style:name="ce183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style:font-size-asian="8pt" style:font-size-complex="8pt"/>
      <style:map style:condition="cell-content()=0" style:apply-style-name="Bad" style:base-cell-address="Commands.D4"/>
    </style:style>
    <style:style style:name="ce188" style:family="table-cell" style:parent-style-name="Default">
      <style:table-cell-properties fo:border-bottom="none" fo:border-left="0.74pt solid #000000" fo:border-right="none" fo:border-top="none"/>
      <style:text-properties style:font-name="DejaVu Sans Mono1" fo:font-size="8pt" fo:font-style="italic" style:font-size-asian="8pt" style:font-style-asian="italic" style:font-size-complex="8pt" style:font-style-complex="italic"/>
    </style:style>
    <style:style style:name="ce191" style:family="table-cell" style:parent-style-name="Default">
      <style:text-properties style:font-name="DejaVu Sans Mono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38" style:family="table-cell" style:parent-style-name="Default">
      <style:table-cell-properties fo:border="none"/>
      <style:text-properties style:font-name="DejaVu Sans Mono"/>
    </style:style>
    <style:style style:name="ce196" style:family="table-cell" style:parent-style-name="Default">
      <style:text-properties style:font-name="DejaVu Sans Mono"/>
    </style:style>
    <style:style style:name="ce197" style:family="table-cell" style:parent-style-name="Default">
      <style:text-properties style:use-window-font-color="true" style:font-name="DejaVu Sans Mono"/>
    </style:style>
    <style:style style:name="ce195" style:family="table-cell" style:parent-style-name="Default">
      <style:table-cell-properties fo:border="none"/>
      <style:text-properties style:font-name="DejaVu Sans Mono"/>
    </style:style>
    <style:style style:name="ce198" style:family="table-cell" style:parent-style-name="Default">
      <style:table-cell-properties fo:border="none"/>
      <style:text-properties style:use-window-font-color="true" style:font-name="DejaVu Sans Mono"/>
    </style:style>
    <style:style style:name="ce43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200" style:family="table-cell" style:parent-style-name="Default">
      <style:table-cell-properties fo:border-bottom="0.74pt solid #000000" fo:border-left="none" fo:border-right="0.74pt solid #000000" fo:border-top="none"/>
    </style:style>
    <style:style style:name="ce199" style:family="table-cell" style:parent-style-name="Default">
      <style:table-cell-properties fo:border-bottom="none" fo:border-left="none" fo:border-right="0.74pt solid #000000" fo:border-top="none"/>
      <style:text-properties style:font-name="DejaVu Sans Mono"/>
    </style:style>
    <style:style style:name="ce201" style:family="table-cell" style:parent-style-name="Default">
      <style:table-cell-properties fo:border-bottom="none" fo:border-left="none" fo:border-right="0.74pt solid #000000" fo:border-top="none"/>
      <style:text-properties style:use-window-font-color="true" style:font-name="DejaVu Sans Mono"/>
    </style:style>
    <style:style style:name="ce202" style:family="table-cell" style:parent-style-name="Default">
      <style:table-cell-properties fo:border-bottom="none" fo:border-left="none" fo:border-right="0.74pt solid #000000" fo:border-top="none"/>
      <style:text-properties style:use-window-font-color="true"/>
    </style:style>
    <style:style style:name="ce48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204" style:family="table-cell" style:parent-style-name="Default" style:data-style-name="N99">
      <style:table-cell-properties fo:border="none"/>
      <style:map style:condition="cell-content()=0" style:apply-style-name="Bad" style:base-cell-address="Commands.D4"/>
    </style:style>
    <style:style style:name="ce205" style:family="table-cell" style:parent-style-name="Default" style:data-style-name="N99">
      <style:table-cell-properties fo:border="none"/>
      <style:text-properties style:use-window-font-color="true"/>
      <style:map style:condition="cell-content()=0" style:apply-style-name="Bad" style:base-cell-address="Commands.D4"/>
    </style:style>
    <style:style style:name="ce206" style:family="table-cell" style:parent-style-name="Default" style:data-style-name="N99">
      <style:table-cell-properties fo:border="none"/>
      <style:map style:condition="cell-content()=1" style:apply-style-name="Bad" style:base-cell-address="Commands.N3"/>
    </style:style>
    <style:style style:name="ce207" style:family="table-cell" style:parent-style-name="Default" style:data-style-name="N99">
      <style:table-cell-properties fo:border="none"/>
      <style:text-properties style:use-window-font-color="true"/>
      <style:map style:condition="cell-content()=1" style:apply-style-name="Bad" style:base-cell-address="Commands.N3"/>
    </style:style>
    <style:style style:name="ce208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Commands.N3"/>
    </style:style>
    <style:style style:name="ce209" style:family="table-cell" style:parent-style-name="Default" style:data-style-name="N99">
      <style:table-cell-properties fo:border-bottom="none" fo:border-left="none" fo:border-right="0.74pt solid #000000" fo:border-top="none"/>
      <style:text-properties style:use-window-font-color="true"/>
      <style:map style:condition="cell-content()=1" style:apply-style-name="Bad" style:base-cell-address="Commands.N3"/>
    </style:style>
    <style:style style:name="ce2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12" style:family="table-cell" style:parent-style-name="Default" style:data-style-name="N99">
      <style:map style:condition="cell-content()=1" style:apply-style-name="Bad" style:base-cell-address="Commands.N3"/>
    </style:style>
    <style:style style:name="ce213" style:family="table-cell" style:parent-style-name="Default" style:data-style-name="N99">
      <style:text-properties style:use-window-font-color="true"/>
      <style:map style:condition="cell-content()=1" style:apply-style-name="Bad" style:base-cell-address="Commands.N3"/>
    </style:style>
    <style:style style:name="ce2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15" style:family="table-cell" style:parent-style-name="Default">
      <style:text-properties fo:color="#ff4000"/>
    </style:style>
    <style:style style:name="ce60" style:family="table-cell" style:parent-style-name="Default">
      <style:map style:condition="cell-content()=0" style:apply-style-name="Bad" style:base-cell-address="'Rough - DCS FA18C'.B2"/>
    </style:style>
    <style:style style:name="ce217" style:family="table-cell" style:parent-style-name="Default">
      <style:text-properties fo:color="#8d281e"/>
    </style:style>
    <style:style style:name="ce222" style:family="table-cell" style:parent-style-name="Default">
      <style:table-cell-properties fo:background-color="transparent"/>
      <style:text-properties fo:color="#8d281e"/>
    </style:style>
    <style:style style:name="ce63" style:family="table-cell" style:parent-style-name="Default">
      <style:table-cell-properties fo:border-bottom="none" fo:border-left="0.74pt solid #000000" fo:border-right="none" fo:border-top="none"/>
      <style:text-properties fo:color="#8d281e" style:font-name="DejaVu Sans Mono"/>
      <style:map style:condition="cell-content()=0" style:apply-style-name="Bad" style:base-cell-address="'Rough - DCS FA18C'.B2"/>
    </style:style>
    <style:style style:name="ce224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DCS FA18C'.B2"/>
    </style:style>
    <style:style style:name="ce225" style:family="table-cell" style:parent-style-name="Default">
      <style:text-properties style:text-outline="false" style:text-line-through-style="none" style:text-line-through-type="none" style:font-name="DejaVu Sans Mono" fo:font-size="10pt" fo:language="en" fo:country="US" fo:font-style="normal" fo:text-shadow="none" style:text-underline-style="none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name-complex="Mangal" style:font-size-complex="10pt" style:language-complex="hi" style:country-complex="IN" style:font-style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order-bottom="none" fo:border-left="0.74pt solid #000000" fo:border-right="none" fo:border-top="none"/>
      <style:text-properties style:font-name="DejaVu Sans Mono" fo:font-weight="bold" style:font-weight-asian="bold" style:font-weight-complex="bold"/>
      <style:map style:condition="cell-content()=0" style:apply-style-name="Bad" style:base-cell-address="'Rough - DCS FA18C'.B2"/>
    </style:style>
    <style:style style:name="ce228" style:family="table-cell" style:parent-style-name="Default">
      <style:table-cell-properties fo:border="none"/>
      <style:text-properties style:use-window-font-color="true" style:font-name="DejaVu Sans Mono"/>
      <style:map style:condition="cell-content()=0" style:apply-style-name="Bad" style:base-cell-address="'Rough - DCS FA18C'.B2"/>
    </style:style>
    <style:style style:name="ce68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DCS FA18C'.B2"/>
    </style:style>
    <style:style style:name="ce230" style:family="table-cell" style:parent-style-name="Default">
      <style:text-properties style:font-name="DejaVu Sans Mono1"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31" style:family="table-cell" style:parent-style-name="Default">
      <style:text-properties style:font-name="DejaVu Sans Mono1" fo:font-size="9pt" style:font-size-asian="9pt" style:font-size-complex="9pt"/>
    </style:style>
    <style:style style:name="ce71" style:family="table-cell" style:parent-style-name="Default" style:data-style-name="N99">
      <style:table-cell-properties fo:border="none"/>
      <style:map style:condition="cell-content()=0" style:apply-style-name="Bad" style:base-cell-address="'Rough - DCS FA18C'.B2"/>
    </style:style>
    <style:style style:name="ce72" style:family="table-cell" style:parent-style-name="Default" style:data-style-name="N99">
      <style:table-cell-properties fo:border="none"/>
      <style:map style:condition="cell-content()=1" style:apply-style-name="Bad" style:base-cell-address="'Rough - DCS FA18C'.N2"/>
    </style:style>
    <style:style style:name="ce7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DCS FA18C'.N2"/>
    </style:style>
    <style:style style:name="ce74" style:family="table-cell" style:parent-style-name="Default" style:data-style-name="N99">
      <style:map style:condition="cell-content()=1" style:apply-style-name="Bad" style:base-cell-address="'Rough - DCS FA18C'.N2"/>
    </style:style>
    <style:style style:name="ce75" style:family="table-cell" style:parent-style-name="Default">
      <style:map style:condition="cell-content()=0" style:apply-style-name="Bad" style:base-cell-address="'Rough - Elite Dangerous'.B2"/>
    </style:style>
    <style:style style:name="ce76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Rough - Elite Dangerous'.B2"/>
    </style:style>
    <style:style style:name="ce238" style:family="table-cell" style:parent-style-name="Default">
      <style:table-cell-properties fo:border-bottom="none" fo:border-left="0.74pt solid #000000" fo:border-right="none" fo:border-top="none"/>
      <style:text-properties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bold" style:font-name-complex="Mangal" style:font-size-complex="8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none"/>
      <style:text-properties style:font-name="DejaVu Sans Mono"/>
      <style:map style:condition="cell-content()=0" style:apply-style-name="Bad" style:base-cell-address="'Rough - Elite Dangerous'.B2"/>
    </style:style>
    <style:style style:name="ce79" style:family="table-cell" style:parent-style-name="Default" style:data-style-name="N99">
      <style:table-cell-properties fo:border="none"/>
      <style:map style:condition="cell-content()=0" style:apply-style-name="Bad" style:base-cell-address="'Rough - Elite Dangerous'.B2"/>
    </style:style>
    <style:style style:name="ce80" style:family="table-cell" style:parent-style-name="Default" style:data-style-name="N99">
      <style:table-cell-properties fo:border="none"/>
      <style:map style:condition="cell-content()=1" style:apply-style-name="Bad" style:base-cell-address="'Rough - Elite Dangerous'.N2"/>
    </style:style>
    <style:style style:name="ce81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Rough - Elite Dangerous'.N2"/>
    </style:style>
    <style:style style:name="ce82" style:family="table-cell" style:parent-style-name="Default" style:data-style-name="N99">
      <style:map style:condition="cell-content()=1" style:apply-style-name="Bad" style:base-cell-address="'Rough - Elite Dangerous'.N2"/>
    </style:style>
    <style:style style:name="ce218" style:family="table-cell" style:parent-style-name="Default">
      <style:text-properties style:font-name="DejaVu Sans Mono1"/>
    </style:style>
    <style:style style:name="ce219" style:family="table-cell" style:parent-style-name="Default">
      <style:table-cell-properties fo:border-bottom="none" fo:border-left="0.74pt solid #000000" fo:border-right="none" fo:border-top="none"/>
      <style:text-properties style:font-name="DejaVu Sans Mono" fo:font-size="9pt" fo:font-style="italic" style:font-size-asian="9pt" style:font-style-asian="italic" style:font-size-complex="9pt" style:font-style-complex="italic"/>
      <style:map style:condition="cell-content()=0" style:apply-style-name="Bad" style:base-cell-address="Conventions.A70"/>
    </style:style>
    <style:style style:name="ce220" style:family="table-cell" style:parent-style-name="Default">
      <style:text-properties fo:font-style="normal" style:font-style-asian="normal" style:font-style-complex="normal"/>
    </style:style>
    <style:style style:name="ce221" style:family="table-cell" style:parent-style-name="Default">
      <style:text-properties fo:color="#8d281e" style:text-outline="false" style:text-line-through-style="none" style:text-line-through-type="none" style:font-name="DejaVu Sans Mono1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italic" style:font-weight-asian="normal" style:font-name-complex="Mangal" style:font-size-complex="8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249" style:family="table-cell" style:parent-style-name="Default">
      <style:text-properties fo:font-weight="bold" style:font-weight-asian="bold" style:font-weight-complex="bold"/>
    </style:style>
    <style:style style:name="ce89" style:family="table-cell" style:parent-style-name="Default">
      <style:map style:condition="cell-content()=0" style:apply-style-name="Bad" style:base-cell-address="'Scratch - Commands'.D3"/>
    </style:style>
    <style:style style:name="ce90" style:family="table-cell" style:parent-style-name="Default">
      <style:table-cell-properties fo:border-bottom="none" fo:border-left="0.74pt solid #000000" fo:border-right="none" fo:border-top="none"/>
      <style:text-properties style:font-name="DejaVu Sans Mono"/>
      <style:map style:condition="cell-content()=0" style:apply-style-name="Bad" style:base-cell-address="'Scratch - Commands'.D3"/>
    </style:style>
    <style:style style:name="ce91" style:family="table-cell" style:parent-style-name="Default" style:data-style-name="N99">
      <style:table-cell-properties fo:border="none"/>
      <style:map style:condition="cell-content()=0" style:apply-style-name="Bad" style:base-cell-address="'Scratch - Commands'.D3"/>
    </style:style>
    <style:style style:name="ce92" style:family="table-cell" style:parent-style-name="Default" style:data-style-name="N99">
      <style:table-cell-properties fo:border="none"/>
      <style:map style:condition="cell-content()=1" style:apply-style-name="Bad" style:base-cell-address="'Scratch - Commands'.N3"/>
    </style:style>
    <style:style style:name="ce93" style:family="table-cell" style:parent-style-name="Default" style:data-style-name="N99">
      <style:table-cell-properties fo:border-bottom="none" fo:border-left="none" fo:border-right="0.74pt solid #000000" fo:border-top="none"/>
      <style:map style:condition="cell-content()=1" style:apply-style-name="Bad" style:base-cell-address="'Scratch - Commands'.N3"/>
    </style:style>
    <style:style style:name="ce94" style:family="table-cell" style:parent-style-name="Default" style:data-style-name="N99">
      <style:map style:condition="cell-content()=1" style:apply-style-name="Bad" style:base-cell-address="'Scratch - Commands'.N3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7.2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45.3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marker-start="Arrowheads_20_1" draw:marker-start-width="5.67pt" draw:marker-start-center="false" draw:fill="solid" draw:fill-color="#ffffc0" draw:auto-grow-height="true" draw:auto-grow-width="false" fo:min-height="39.86pt" fo:padding-top="2.83pt" fo:padding-bottom="2.83pt" fo:padding-left="2.83pt" fo:padding-right="2.83pt" draw:shadow="hidden" draw:shadow-offset-x="2.83pt" draw:shadow-offset-y="2.83pt" draw:caption-escape-direction="auto"/>
    </style:style>
    <style:style style:name="gr6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7" style:family="graphic">
      <style:graphic-properties draw:marker-start="Arrowheads_20_1" draw:marker-start-width="5.67pt" draw:marker-start-center="false" draw:fill="solid" draw:fill-color="#ffffc0" draw:auto-grow-height="true" draw:auto-grow-width="false" fo:min-height="54.85pt" fo:padding-top="2.83pt" fo:padding-bottom="2.83pt" fo:padding-left="2.83pt" fo:padding-right="2.83pt" draw:shadow="hidden" draw:shadow-offset-x="2.83pt" draw:shadow-offset-y="2.83pt" draw:caption-escape-direction="auto"/>
    </style:style>
    <style:style style:name="gr8" style:family="graphic">
      <style:graphic-properties draw:marker-start="Arrowheads_20_1" draw:marker-start-width="5.67pt" draw:marker-start-center="false" draw:fill="solid" draw:fill-color="#ffffc0" draw:auto-grow-height="true" draw:auto-grow-width="false" fo:min-height="70.61pt" fo:padding-top="2.83pt" fo:padding-bottom="2.83pt" fo:padding-left="2.83pt" fo:padding-right="2.83pt" draw:shadow="hidden" draw:shadow-offset-x="2.83pt" draw:shadow-offset-y="2.83pt" draw:caption-escape-direction="auto"/>
    </style:style>
    <style:style style:name="gr9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10" style:family="graphic">
      <style:graphic-properties draw:marker-start="Arrowheads_20_1" draw:marker-start-width="5.67pt" draw:marker-start-center="false" draw:fill="solid" draw:fill-color="#ffffc0" draw:auto-grow-height="true" draw:auto-grow-width="false" fo:min-height="93.09pt" fo:padding-top="2.83pt" fo:padding-bottom="2.83pt" fo:padding-left="2.83pt" fo:padding-right="2.83pt" draw:shadow="hidden" draw:shadow-offset-x="2.83pt" draw:shadow-offset-y="2.83pt" draw:caption-escape-direction="auto"/>
    </style:style>
    <style:style style:name="gr11" style:family="graphic">
      <style:graphic-properties draw:marker-start="Arrowheads_20_1" draw:marker-start-width="5.67pt" draw:marker-start-center="false" draw:fill="solid" draw:fill-color="#ffffc0" draw:auto-grow-height="true" draw:auto-grow-width="false" fo:min-height="96.49pt" fo:padding-top="2.83pt" fo:padding-bottom="2.83pt" fo:padding-left="2.83pt" fo:padding-right="2.83pt" draw:shadow="hidden" draw:shadow-offset-x="2.83pt" draw:shadow-offset-y="2.83pt" draw:caption-escape-direction="auto"/>
    </style:style>
    <style:style style:name="gr12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gr13" style:family="graphic">
      <style:graphic-properties draw:marker-start="Arrowheads_20_1" draw:marker-start-width="5.67pt" draw:marker-start-center="false" draw:fill="solid" draw:fill-color="#ffffc0" draw:auto-grow-height="true" draw:auto-grow-width="false" fo:min-height="179.18pt" fo:padding-top="2.83pt" fo:padding-bottom="2.83pt" fo:padding-left="2.83pt" fo:padding-right="2.83pt" draw:shadow="hidden" draw:shadow-offset-x="2.83pt" draw:shadow-offset-y="2.83pt" draw:caption-escape-direction="auto"/>
    </style:style>
    <style:style style:name="gr14" style:family="graphic">
      <style:graphic-properties draw:marker-start="Arrowheads_20_1" draw:marker-start-width="5.67pt" draw:marker-start-center="false" draw:fill="solid" draw:fill-color="#ffffc0" draw:auto-grow-height="true" draw:auto-grow-width="false" fo:min-height="64.91pt" fo:padding-top="2.83pt" fo:padding-bottom="2.83pt" fo:padding-left="2.83pt" fo:padding-right="2.83pt" draw:shadow="hidden" draw:shadow-offset-x="2.83pt" draw:shadow-offset-y="2.83pt" draw:caption-escape-direction="auto"/>
    </style:style>
    <style:style style:name="gr15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96pt" fo:padding-top="2.83pt" fo:padding-bottom="2.83pt" fo:padding-left="2.83pt" fo:padding-right="2.83pt" draw:shadow="hidden" draw:shadow-offset-x="2.83pt" draw:shadow-offset-y="2.83pt" draw:caption-escape-direction="auto"/>
    </style:style>
    <style:style style:name="gr16" style:family="graphic">
      <style:graphic-properties draw:marker-start="Arrowheads_20_1" draw:marker-start-width="5.67pt" draw:marker-start-center="false" draw:fill="solid" draw:fill-color="#ffffc0" draw:auto-grow-height="true" draw:auto-grow-width="false" fo:min-height="44.8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Mangal" style:font-name-asian="Microsoft YaHei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fo:font-style="italic" style:font-weight-asian="normal" style:font-weight-complex="normal" style:font-style-asian="italic" style:font-style-complex="italic"/>
    </style:style>
    <style:style style:name="T7" style:family="text">
      <style:text-properties fo:font-weight="normal" style:text-underline-style="none" style:text-underline-color="font-color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8d281e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style:font-style-asian="normal" style:font-style-complex="normal" style:font-weight-asian="bold" style:font-weight-complex="bold"/>
    </style:style>
    <style:style style:name="T14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weight-complex="normal" style:font-weight-asian="normal" style:font-size-complex="8pt" style:font-size-asian="8pt" style:font-name-complex="Mangal" fo:font-weight="norm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/>
    </style:style>
    <style:style style:name="T15" style:family="text">
      <style:text-properties style:text-underline-style="none" style:text-underline-color="font-color" style:font-name-asian="Microsoft YaHei" style:font-relief="none" style:text-emphasize="none" style:font-style-complex="italic" style:font-style-asian="italic" style:font-size-complex="8pt" style:font-size-asian="8pt" style:font-name-complex="Mangal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overline-style="none" style:text-overline-color="font-color" fo:font-weight="bold" style:font-weight-asian="bold" style:font-weight-complex="bold"/>
    </style:style>
    <style:style style:name="T16" style:family="text">
      <style:text-properties style:font-name-complex="Mangal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17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bold" style:font-weight-asian="bold" style:font-weight-complex="bold"/>
    </style:style>
    <style:style style:name="T18" style:family="text">
      <style:text-properties style:font-name-complex="Mangal" style:language-asian="zh" style:country-asian="CN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DejaVu Sans Mono" style:text-overline-style="none" style:text-overline-color="font-color" style:font-name-asian="Microsoft YaHei" style:font-relief="none" style:text-emphasize="none" style:font-style-complex="normal" style:font-style-asian="normal" style:font-size-complex="10pt" style:font-size-asian="10pt" fo:font-size="10pt" fo:font-weight="normal" style:font-weight-asian="normal" style:font-weight-complex="normal"/>
    </style:style>
    <style:style style:name="T19" style:family="text">
      <style:text-properties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20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bold" style:font-weight-asian="bold" style:font-weight-complex="bold"/>
    </style:style>
    <style:style style:name="T21" style:family="text">
      <style:text-properties style:language-complex="hi" style:country-complex="IN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Microsoft YaHei" fo:font-size="10pt" style:font-name-complex="Mangal" style:font-relief="none" style:text-emphasize="none" style:font-style-complex="normal" style:font-style-asian="normal" style:font-size-complex="10pt" style:font-size-asian="10pt" style:text-overline-style="none" style:text-overline-color="font-color" fo:font-weight="normal" style:font-weight-asian="normal" style:font-weight-complex="normal"/>
    </style:style>
    <style:style style:name="T22" style:family="text">
      <style:text-properties fo:font-weight="normal" style:font-name-complex="Mangal" style:text-underline-style="none" style:text-underline-color="font-color" style:language-complex="hi" style:country-complex="IN" style:text-line-through-type="none" fo:font-style="normal" style:text-outline="false" fo:text-shadow="none" style:text-line-through-mode="continuous" fo:language="en" fo:country="US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name-asian="Microsoft YaHei" style:text-overline-style="none" style:text-overline-color="font-color" style:font-size-asian="10pt"/>
    </style:style>
    <style:style style:name="T23" style:family="text">
      <style:text-properties fo:font-weight="normal"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weight-complex="normal" style:font-weight-asian="normal" style:font-name-asian="Microsoft YaHei" style:text-overline-style="none" style:text-overline-color="font-color" fo:font-style="italic" style:font-size-asian="8pt" style:font-size-complex="8pt" style:font-style-asian="italic" style:font-style-complex="italic"/>
    </style:style>
    <style:style style:name="T24" style:family="text">
      <style:text-properties style:font-name-complex="Mangal" style:text-underline-style="none" style:text-underline-color="font-color" style:language-complex="hi" style:country-complex="IN" style:text-line-through-type="none" style:text-outline="false" fo:text-shadow="none" style:text-line-through-mode="continuous" fo:language="en" fo:country="US" style:language-asian="zh" style:country-asian="CN" style:font-relief="none" style:text-emphasize="none" style:font-name-asian="Microsoft YaHei" style:text-overline-style="none" style:text-overline-color="font-color" style:font-size-asian="8pt" style:font-size-complex="8pt" fo:font-weight="bold" fo:font-style="normal" style:font-weight-asian="bold" style:font-weight-complex="bold" style:font-style-asian="normal" style:font-style-complex="normal"/>
    </style:style>
    <style:style style:name="T25" style:family="text">
      <style:text-properties style:language-asian="zh" style:country-asian="CN" style:language-complex="hi" style:country-complex="IN" style:font-name="Liberation Sans" fo:font-size="1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 style:font-name-asian="Microsoft YaHei" style:font-name-complex="Mangal" style:font-relief="none"/>
    </style:style>
    <style:style style:name="T26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fo:font-weight="normal" style:text-emphasize="none" style:font-weight-complex="normal" style:font-weight-asian="normal" style:text-overline-style="none" style:text-overline-color="font-color" style:font-name-asian="Microsoft YaHei" style:font-name-complex="Mangal" style:font-relief="none" style:font-name="DejaVu Sans Mono" fo:font-size="8pt" style:font-style-asian="italic" style:font-size-complex="8pt" style:font-size-asian="8pt" fo:font-style="italic" style:font-style-complex="italic"/>
    </style:style>
    <style:style style:name="T27" style:family="text">
      <style:text-properties style:language-asian="zh" style:country-asian="CN" style:language-complex="hi" style:country-complex="IN" fo:language="en" fo:country="US" style:text-line-through-mode="continuous" fo:text-shadow="none" style:text-outline="false" style:text-line-through-type="none" style:text-underline-style="none" style:text-underline-color="font-color" style:text-emphasize="none" style:text-overline-style="none" style:text-overline-color="font-color" style:font-name-asian="Microsoft YaHei" style:font-name-complex="Mangal" style:font-relief="none" style:font-name="DejaVu Sans Mono" fo:font-size="8pt" style:font-size-complex="8pt" style:font-size-asian="8pt" fo:font-weight="bold" fo:font-style="normal" style:font-weight-asian="bold" style:font-weight-complex="bold" style:font-style-asian="normal" style:font-style-complex="normal"/>
    </style:style>
    <style:style style:name="T28" style:family="text">
      <style:text-properties style:text-overline-style="none" style:text-overline-color="font-color" style:font-name="Liberation Sans" style:font-relief="none" style:text-emphasize="none" style:font-style-complex="italic" style:font-style-asian="italic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29" style:family="text">
      <style:text-properties style:text-overline-style="none" style:text-overline-color="font-color" style:font-name="Liberation Sans" style:font-relief="none" style:text-emphasize="none" style:font-weight-complex="normal" style:font-weight-asian="normal" style:font-size-complex="10pt" style:font-size-asian="10pt" style:font-name-complex="Mangal" style:font-name-asian="Microsoft YaHei" style:language-complex="hi" style:country-complex="IN" style:language-asian="zh" style:country-asian="CN" fo:language="en" fo:country="US" style:text-line-through-mode="continuous" fo:text-shadow="none" style:text-outline="false" style:text-line-through-type="none" style:text-underline-style="none" style:text-underline-color="font-color" fo:font-weight="normal" fo:font-size="10pt" fo:font-style="normal" style:font-style-asian="normal" style:font-style-complex="normal"/>
    </style:style>
    <style:style style:name="T30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/>
    </style:style>
    <style:style style:name="T31" style:family="text">
      <style:text-properties style:language-complex="hi" style:country-complex="IN" style:text-overline-style="none" style:text-overline-color="font-color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font-name="Liberation Sans" style:font-name-asian="Microsoft YaHei" style:font-name-complex="Mangal" style:font-size-asian="10pt" style:font-size-complex="10pt" style:font-weight-asian="normal" style:font-weight-complex="normal" style:text-emphasize="none" style:font-relief="none" fo:font-size="10pt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mmand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195"/>
        <table:table-column table:style-name="co7" table:default-cell-style-name="ce195"/>
        <table:table-column table:style-name="co7" table:default-cell-style-name="ce199"/>
        <table:table-column table:style-name="co7" table:number-columns-repeated="3" table:default-cell-style-name="Default"/>
        <table:table-column table:style-name="co7" table:default-cell-style-name="ce175"/>
        <table:table-column table:style-name="co8" table:number-columns-repeated="2" table:default-cell-style-name="ce6"/>
        <table:table-column table:style-name="co8" table:default-cell-style-name="ce17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/>
          <table:covered-table-cell table:number-columns-repeated="2" table:style-name="ce38"/>
          <table:covered-table-cell table:style-name="ce43"/>
          <table:table-cell table:style-name="ce1" office:value-type="string" calcext:value-type="string" table:number-columns-spanned="4" table:number-rows-spanned="1">
            <text:p>Predecessor OR Desirability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10"/>
          <table:covered-table-cell table:number-columns-repeated="3" table:style-name="ce214"/>
          <table:table-cell table:style-name="ce6" table:number-columns-repeated="45"/>
        </table:table-row>
        <table:table-row table:style-name="ro1">
          <table:table-cell table:style-name="ce141" office:value-type="string" calcext:value-type="string">
            <text:p>Category</text:p>
          </table:table-cell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Variant</text:p>
          </table:table-cell>
          <table:table-cell table:style-name="ce141" office:value-type="string" calcext:value-type="string">
            <text:p>Signaling Keybind</text:p>
          </table:table-cell>
          <table:table-cell table:style-name="ce177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Present</text:p>
          </table:table-cell>
          <table:table-cell table:style-name="ce141" office:value-type="string" calcext:value-type="string">
            <text:p>Missing</text:p>
          </table:table-cell>
          <table:table-cell table:style-name="ce200" office:value-type="string" calcext:value-type="string">
            <text:p>Degrade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141" office:value-type="string" calcext:value-type="string">
            <text:p>MFD</text:p>
          </table:table-cell>
          <table:table-cell table:style-name="ce141" table:number-columns-repeated="45"/>
        </table:table-row>
        <table:table-row table:style-name="ro2">
          <table:table-cell table:style-name="ce142" office:value-type="string" calcext:value-type="string">
            <text:p>Direction</text:p>
          </table:table-cell>
          <table:table-cell table:style-name="ce148" office:value-type="string" calcext:value-type="string">
            <text:p>Pitch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X_AXIS</text:p>
          </table:table-cell>
          <table:table-cell table:style-name="ce178" office:value-type="string" calcext:value-type="string">
            <text:p>ST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206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208" table:formula="of:=AND(ISBLANK([.$E4]);NOT(ISBLANK([.$I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212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office:annotation draw:style-name="gr1" draw:text-style-name="P2" svg:width="117.13pt" svg:height="72.88pt" svg:x="642.76pt" svg:y="35.86pt" draw:caption-point-x="-17.29pt" draw:caption-point-y="42.8pt">
              <dc:date>2019-10-16T00:00:00</dc:date>
              <text:p text:style-name="P1"><text:span text:style-name="T1">Small deadzone REQUIRED for autopilot.</text:span></text:p>
              <text:p text:style-name="P1"><text:span text:style-name="T1"/></text:p>
              <text:p text:style-name="P1"><text:span text:style-name="T1">DCS should use FFB stick/throttle inputs directly if possible.</text:span></text:p>
            </office:annotation>
            <text:p>ST-X</text:p>
          </table:table-cell>
          <table:table-cell table:style-name="ce178" office:value-type="string" calcext:value-type="string">
            <text:p>ST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206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208" table:formula="of:=AND(ISBLANK([.$E5]);NOT(ISBLANK([.$I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212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oll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Y_AXIS</text:p>
          </table:table-cell>
          <table:table-cell table:style-name="ce178" office:value-type="string" calcext:value-type="string">
            <text:p>ST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206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208" table:formula="of:=AND(ISBLANK([.$E7]);NOT(ISBLANK([.$I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212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text:p>ST-Y</text:p>
          </table:table-cell>
          <table:table-cell table:style-name="ce178" office:value-type="string" calcext:value-type="string">
            <text:p>ST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206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208" table:formula="of:=AND(ISBLANK([.$E8]);NOT(ISBLANK([.$I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212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Yaw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Z_AXIS</text:p>
          </table:table-cell>
          <table:table-cell table:style-name="ce178" office:value-type="string" calcext:value-type="string">
            <text:p>ST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]));OR(NOT(ISBLANK([.$F10]));OR(NOT(ISBLANK([.$G10]));NOT(ISBLANK([.$H10])))))" office:value-type="boolean" office:boolean-value="true" calcext:value-type="boolean">
            <text:p>TRUE</text:p>
          </table:table-cell>
          <table:table-cell table:style-name="ce206" table:formula="of:=OR(OR(OR(IF([.$P10]=1);IF([.$Q10]=1));IF([.$R10]=1));IF([.$S10]=1))" office:value-type="boolean" office:boolean-value="false" calcext:value-type="boolean">
            <text:p>FALSE</text:p>
          </table:table-cell>
          <table:table-cell table:style-name="ce208" table:formula="of:=AND(ISBLANK([.$E10]);NOT(ISBLANK([.$I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I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J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K10])))" office:value-type="boolean" office:boolean-value="false" calcext:value-type="boolean">
            <text:p>FALSE</text:p>
          </table:table-cell>
          <table:table-cell table:style-name="ce212" table:formula="of:=AND(AND(ISBLANK([.$E10]);AND(ISBLANK([.$F10]);AND(ISBLANK([.$G10]);ISBLANK([.$H10]))));NOT(ISBLANK([.$L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4" office:value-type="string" calcext:value-type="string">
            <text:p>ST-Z</text:p>
          </table:table-cell>
          <table:table-cell table:style-name="ce178" office:value-type="string" calcext:value-type="string">
            <text:p>ST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206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208" table:formula="of:=AND(ISBLANK([.$E11]);NOT(ISBLANK([.$I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212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Thrust</text:p>
          </table:table-cell>
          <table:table-cell table:style-name="ce148" office:value-type="string" calcext:value-type="string">
            <text:p>Forward/Backward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SLIDER_AXIS</text:p>
            <text:p>DX_THROTTLE_AXIS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3]));OR(NOT(ISBLANK([.$F13]));OR(NOT(ISBLANK([.$G13]));NOT(ISBLANK([.$H13])))))" office:value-type="boolean" office:boolean-value="true" calcext:value-type="boolean">
            <text:p>TRUE</text:p>
          </table:table-cell>
          <table:table-cell table:style-name="ce206" table:formula="of:=OR(OR(OR(IF([.$P13]=1);IF([.$Q13]=1));IF([.$R13]=1));IF([.$S13]=1))" office:value-type="boolean" office:boolean-value="false" calcext:value-type="boolean">
            <text:p>FALSE</text:p>
          </table:table-cell>
          <table:table-cell table:style-name="ce208" table:formula="of:=AND(ISBLANK([.$E13]);NOT(ISBLANK([.$I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I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J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K13])))" office:value-type="boolean" office:boolean-value="false" calcext:value-type="boolean">
            <text:p>FALSE</text:p>
          </table:table-cell>
          <table:table-cell table:style-name="ce212" table:formula="of:=AND(AND(ISBLANK([.$E13]);AND(ISBLANK([.$F13]);AND(ISBLANK([.$G13]);ISBLANK([.$H13]))));NOT(ISBLANK([.$L1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DX_SLIDER_AXIS</text:p>
            <text:p>DX_THROTTLE_AXIS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206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208" table:formula="of:=AND(ISBLANK([.$E14]);NOT(ISBLANK([.$I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212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Afterburner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boost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a</text:p>
          </table:table-cell>
          <table:table-cell table:style-name="ce178" office:value-type="string" calcext:value-type="string">
            <text:p>T16KJG_<text:span text:style-name="T5">TH-6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206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208" table:formula="of:=AND(ISBLANK([.$E16]);NOT(ISBLANK([.$I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212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number-columns-repeated="2"/>
          <table:table-cell table:style-name="ce161" office:value-type="string" calcext:value-type="string">
            <text:p>DCS – FA18C</text:p>
          </table:table-cell>
          <table:table-cell table:style-name="ce164" office:value-type="string" calcext:value-type="string">
            <office:annotation draw:style-name="gr2" draw:text-style-name="P2" svg:width="82.18pt" svg:height="51pt" svg:x="642.76pt" svg:y="352.66pt" draw:caption-point-x="-17.29pt" draw:caption-point-y="42.8pt">
              <dc:date>2019-10-15T00:00:00</dc:date>
              <text:p text:style-name="P1"><text:span text:style-name="T1">Iteration WILL be required to setup.</text:span></text:p>
            </office:annotation>
            <text:p>-56% - TH-Z</text:p>
            <text:p>-56%? - T16KTR_TH-Z</text:p>
          </table:table-cell>
          <table:table-cell table:style-name="ce178" office:value-type="string" calcext:value-type="string">
            <text:p>TH-Z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]));OR(NOT(ISBLANK([.$F17]));OR(NOT(ISBLANK([.$G17]));NOT(ISBLANK([.$H17])))))" office:value-type="boolean" office:boolean-value="true" calcext:value-type="boolean">
            <text:p>TRUE</text:p>
          </table:table-cell>
          <table:table-cell table:style-name="ce206" table:formula="of:=OR(OR(OR(IF([.$P17]=1);IF([.$Q17]=1));IF([.$R17]=1));IF([.$S17]=1))" office:value-type="boolean" office:boolean-value="false" calcext:value-type="boolean">
            <text:p>FALSE</text:p>
          </table:table-cell>
          <table:table-cell table:style-name="ce208" table:formula="of:=AND(ISBLANK([.$E17]);NOT(ISBLANK([.$I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I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J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K17])))" office:value-type="boolean" office:boolean-value="false" calcext:value-type="boolean">
            <text:p>FALSE</text:p>
          </table:table-cell>
          <table:table-cell table:style-name="ce212" table:formula="of:=AND(AND(ISBLANK([.$E17]);AND(ISBLANK([.$F17]);AND(ISBLANK([.$G17]);ISBLANK([.$H17]))));NOT(ISBLANK([.$L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office:annotation draw:style-name="gr1" draw:text-style-name="P2" svg:width="114.8pt" svg:height="72.88pt" svg:x="122.49pt" svg:y="379.08pt" draw:caption-point-x="-17.29pt" draw:caption-point-y="42.8pt">
              <dc:date>2019-10-02T00:00:00</dc:date>
              <text:p text:style-name="P1"><text:span text:style-name="T1">Lack of convention is </text:span><text:span text:style-name="T2">intentional</text:span><text:span text:style-name="T1">.</text:span></text:p>
              <text:p text:style-name="P1"><text:span text:style-name="T1"/></text:p>
              <text:p text:style-name="P1"><text:span text:style-name="T1">Intended to be managed by a </text:span><text:span text:style-name="T2">six axis</text:span><text:span text:style-name="T1"> control stick, </text:span><text:span text:style-name="T2">not</text:span><text:span text:style-name="T1"> a mini-stick.</text:span></text:p>
            </office:annotation>
            <text:p>Strafing</text:p>
          </table:table-cell>
          <table:table-cell table:style-name="ce148" office:value-type="string" calcext:value-type="string">
            <text:p>Left/Righ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XROT_AXIS</text:p>
          </table:table-cell>
          <table:table-cell table:style-name="ce179" office:value-type="string" calcext:value-type="string">
            <text:p>TH-X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]));OR(NOT(ISBLANK([.$F19]));OR(NOT(ISBLANK([.$G19]));NOT(ISBLANK([.$H19])))))" office:value-type="boolean" office:boolean-value="true" calcext:value-type="boolean">
            <text:p>TRUE</text:p>
          </table:table-cell>
          <table:table-cell table:style-name="ce206" table:formula="of:=OR(OR(OR(IF([.$P19]=1);IF([.$Q19]=1));IF([.$R19]=1));IF([.$S19]=1))" office:value-type="boolean" office:boolean-value="false" calcext:value-type="boolean">
            <text:p>FALSE</text:p>
          </table:table-cell>
          <table:table-cell table:style-name="ce208" table:formula="of:=AND(ISBLANK([.$E19]);NOT(ISBLANK([.$I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I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J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K19])))" office:value-type="boolean" office:boolean-value="false" calcext:value-type="boolean">
            <text:p>FALSE</text:p>
          </table:table-cell>
          <table:table-cell table:style-name="ce212" table:formula="of:=AND(AND(ISBLANK([.$E19]);AND(ISBLANK([.$F19]);AND(ISBLANK([.$G19]);ISBLANK([.$H19]))));NOT(ISBLANK([.$L1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Up/Down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_YROT_AXIS</text:p>
          </table:table-cell>
          <table:table-cell table:style-name="ce179" office:value-type="string" calcext:value-type="string">
            <text:p>TH-Y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1]));OR(NOT(ISBLANK([.$F21]));OR(NOT(ISBLANK([.$G21]));NOT(ISBLANK([.$H21])))))" office:value-type="boolean" office:boolean-value="true" calcext:value-type="boolean">
            <text:p>TRUE</text:p>
          </table:table-cell>
          <table:table-cell table:style-name="ce206" table:formula="of:=OR(OR(OR(IF([.$P21]=1);IF([.$Q21]=1));IF([.$R21]=1));IF([.$S21]=1))" office:value-type="boolean" office:boolean-value="false" calcext:value-type="boolean">
            <text:p>FALSE</text:p>
          </table:table-cell>
          <table:table-cell table:style-name="ce208" table:formula="of:=AND(ISBLANK([.$E21]);NOT(ISBLANK([.$I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I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J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K21])))" office:value-type="boolean" office:boolean-value="false" calcext:value-type="boolean">
            <text:p>FALSE</text:p>
          </table:table-cell>
          <table:table-cell table:style-name="ce212" table:formula="of:=AND(AND(ISBLANK([.$E21]);AND(ISBLANK([.$F21]);AND(ISBLANK([.$G21]);ISBLANK([.$H21]))));NOT(ISBLANK([.$L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Trim</text:p>
          </table:table-cell>
          <table:table-cell table:style-name="ce148" office:value-type="string" calcext:value-type="string">
            <office:annotation draw:style-name="gr3" draw:text-style-name="P2" svg:width="82.18pt" svg:height="61.68pt" svg:x="377.21pt" svg:y="484.67pt" draw:caption-point-x="-17.29pt" draw:caption-point-y="42.8pt">
              <dc:date>2019-10-16T00:00:00</dc:date>
              <text:p text:style-name="P1"><text:span text:style-name="T1">INVERTED</text:span></text:p>
              <text:p text:style-name="P1"><text:span text:style-name="T1"/></text:p>
              <text:p text:style-name="P1"><text:span text:style-name="T1">Trim control up/forward. Pitch driven down.</text:span></text:p>
            </office:annotation>
            <text:p>Up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BREAK – Cycle, 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UP</text:p>
          </table:table-cell>
          <table:table-cell table:style-name="ce178" office:value-type="string" calcext:value-type="string">
            <text:p>Primary U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3]));OR(NOT(ISBLANK([.$F23]));OR(NOT(ISBLANK([.$G23]));NOT(ISBLANK([.$H23])))))" office:value-type="boolean" office:boolean-value="true" calcext:value-type="boolean">
            <text:p>TRUE</text:p>
          </table:table-cell>
          <table:table-cell table:style-name="ce206" table:formula="of:=OR(OR(OR(IF([.$P23]=1);IF([.$Q23]=1));IF([.$R23]=1));IF([.$S23]=1))" office:value-type="boolean" office:boolean-value="false" calcext:value-type="boolean">
            <text:p>FALSE</text:p>
          </table:table-cell>
          <table:table-cell table:style-name="ce208" table:formula="of:=AND(ISBLANK([.$E23]);NOT(ISBLANK([.$I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I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J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K23])))" office:value-type="boolean" office:boolean-value="false" calcext:value-type="boolean">
            <text:p>FALSE</text:p>
          </table:table-cell>
          <table:table-cell table:style-name="ce212" table:formula="of:=AND(AND(ISBLANK([.$E23]);AND(ISBLANK([.$F23]);AND(ISBLANK([.$G23]);ISBLANK([.$H23]))));NOT(ISBLANK([.$L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Trim Elevator PUSH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;</text:p>
          </table:table-cell>
          <table:table-cell table:style-name="ce178" office:value-type="string" calcext:value-type="string">
            <text:p>Primary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4]));OR(NOT(ISBLANK([.$F24]));OR(NOT(ISBLANK([.$G24]));NOT(ISBLANK([.$H24])))))" office:value-type="boolean" office:boolean-value="true" calcext:value-type="boolean">
            <text:p>TRUE</text:p>
          </table:table-cell>
          <table:table-cell table:style-name="ce206" table:formula="of:=OR(OR(OR(IF([.$P24]=1);IF([.$Q24]=1));IF([.$R24]=1));IF([.$S24]=1))" office:value-type="boolean" office:boolean-value="false" calcext:value-type="boolean">
            <text:p>FALSE</text:p>
          </table:table-cell>
          <table:table-cell table:style-name="ce208" table:formula="of:=AND(ISBLANK([.$E24]);NOT(ISBLANK([.$I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I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J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K24])))" office:value-type="boolean" office:boolean-value="false" calcext:value-type="boolean">
            <text:p>FALSE</text:p>
          </table:table-cell>
          <table:table-cell table:style-name="ce212" table:formula="of:=AND(AND(ISBLANK([.$E24]);AND(ISBLANK([.$F24]);AND(ISBLANK([.$G24]);ISBLANK([.$H24]))));NOT(ISBLANK([.$L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Down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BREAK – Cycle, </text:span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DOWN</text:p>
          </table:table-cell>
          <table:table-cell table:style-name="ce178" office:value-type="string" calcext:value-type="string">
            <text:p>Primary D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6]));OR(NOT(ISBLANK([.$F26]));OR(NOT(ISBLANK([.$G26]));NOT(ISBLANK([.$H26])))))" office:value-type="boolean" office:boolean-value="true" calcext:value-type="boolean">
            <text:p>TRUE</text:p>
          </table:table-cell>
          <table:table-cell table:style-name="ce206" table:formula="of:=OR(OR(OR(IF([.$P26]=1);IF([.$Q26]=1));IF([.$R26]=1));IF([.$S26]=1))" office:value-type="boolean" office:boolean-value="false" calcext:value-type="boolean">
            <text:p>FALSE</text:p>
          </table:table-cell>
          <table:table-cell table:style-name="ce208" table:formula="of:=AND(ISBLANK([.$E26]);NOT(ISBLANK([.$I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I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J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K26])))" office:value-type="boolean" office:boolean-value="false" calcext:value-type="boolean">
            <text:p>FALSE</text:p>
          </table:table-cell>
          <table:table-cell table:style-name="ce212" table:formula="of:=AND(AND(ISBLANK([.$E26]);AND(ISBLANK([.$F26]);AND(ISBLANK([.$G26]);ISBLANK([.$H26]))));NOT(ISBLANK([.$L2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Trim Elevator PULL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.</text:p>
          </table:table-cell>
          <table:table-cell table:style-name="ce178" office:value-type="string" calcext:value-type="string">
            <text:p>Primary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7]));OR(NOT(ISBLANK([.$F27]));OR(NOT(ISBLANK([.$G27]));NOT(ISBLANK([.$H27])))))" office:value-type="boolean" office:boolean-value="true" calcext:value-type="boolean">
            <text:p>TRUE</text:p>
          </table:table-cell>
          <table:table-cell table:style-name="ce206" table:formula="of:=OR(OR(OR(IF([.$P27]=1);IF([.$Q27]=1));IF([.$R27]=1));IF([.$S27]=1))" office:value-type="boolean" office:boolean-value="false" calcext:value-type="boolean">
            <text:p>FALSE</text:p>
          </table:table-cell>
          <table:table-cell table:style-name="ce208" table:formula="of:=AND(ISBLANK([.$E27]);NOT(ISBLANK([.$I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I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J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K27])))" office:value-type="boolean" office:boolean-value="false" calcext:value-type="boolean">
            <text:p>FALSE</text:p>
          </table:table-cell>
          <table:table-cell table:style-name="ce212" table:formula="of:=AND(AND(ISBLANK([.$E27]);AND(ISBLANK([.$F27]);AND(ISBLANK([.$G27]);ISBLANK([.$H27]))));NOT(ISBLANK([.$L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Lef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LEFT</text:p>
          </table:table-cell>
          <table:table-cell table:style-name="ce178" office:value-type="string" calcext:value-type="string">
            <text:p>Primary L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9]));OR(NOT(ISBLANK([.$F29]));OR(NOT(ISBLANK([.$G29]));NOT(ISBLANK([.$H29])))))" office:value-type="boolean" office:boolean-value="true" calcext:value-type="boolean">
            <text:p>TRUE</text:p>
          </table:table-cell>
          <table:table-cell table:style-name="ce206" table:formula="of:=OR(OR(OR(IF([.$P29]=1);IF([.$Q29]=1));IF([.$R29]=1));IF([.$S29]=1))" office:value-type="boolean" office:boolean-value="false" calcext:value-type="boolean">
            <text:p>FALSE</text:p>
          </table:table-cell>
          <table:table-cell table:style-name="ce208" table:formula="of:=AND(ISBLANK([.$E29]);NOT(ISBLANK([.$I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I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J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K29])))" office:value-type="boolean" office:boolean-value="false" calcext:value-type="boolean">
            <text:p>FALSE</text:p>
          </table:table-cell>
          <table:table-cell table:style-name="ce212" table:formula="of:=AND(AND(ISBLANK([.$E29]);AND(ISBLANK([.$F29]);AND(ISBLANK([.$G29]);ISBLANK([.$H29]))));NOT(ISBLANK([.$L2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ileron Trim Left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,</text:p>
          </table:table-cell>
          <table:table-cell table:style-name="ce178" office:value-type="string" calcext:value-type="string">
            <text:p>Primary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0]));OR(NOT(ISBLANK([.$F30]));OR(NOT(ISBLANK([.$G30]));NOT(ISBLANK([.$H30])))))" office:value-type="boolean" office:boolean-value="true" calcext:value-type="boolean">
            <text:p>TRUE</text:p>
          </table:table-cell>
          <table:table-cell table:style-name="ce206" table:formula="of:=OR(OR(OR(IF([.$P30]=1);IF([.$Q30]=1));IF([.$R30]=1));IF([.$S30]=1))" office:value-type="boolean" office:boolean-value="false" calcext:value-type="boolean">
            <text:p>FALSE</text:p>
          </table:table-cell>
          <table:table-cell table:style-name="ce208" table:formula="of:=AND(ISBLANK([.$E30]);NOT(ISBLANK([.$I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I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212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Right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BREAK – Cycle, </text:span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RIGHT</text:p>
          </table:table-cell>
          <table:table-cell table:style-name="ce178" office:value-type="string" calcext:value-type="string">
            <text:p>Primary R [O_U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2]));OR(NOT(ISBLANK([.$F32]));OR(NOT(ISBLANK([.$G32]));NOT(ISBLANK([.$H32])))))" office:value-type="boolean" office:boolean-value="true" calcext:value-type="boolean">
            <text:p>TRUE</text:p>
          </table:table-cell>
          <table:table-cell table:style-name="ce206" table:formula="of:=OR(OR(OR(IF([.$P32]=1);IF([.$Q32]=1));IF([.$R32]=1));IF([.$S32]=1))" office:value-type="boolean" office:boolean-value="false" calcext:value-type="boolean">
            <text:p>FALSE</text:p>
          </table:table-cell>
          <table:table-cell table:style-name="ce208" table:formula="of:=AND(ISBLANK([.$E32]);NOT(ISBLANK([.$I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I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J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K32])))" office:value-type="boolean" office:boolean-value="false" calcext:value-type="boolean">
            <text:p>FALSE</text:p>
          </table:table-cell>
          <table:table-cell table:style-name="ce212" table:formula="of:=AND(AND(ISBLANK([.$E32]);AND(ISBLANK([.$F32]);AND(ISBLANK([.$G32]);ISBLANK([.$H32]))));NOT(ISBLANK([.$L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ileron Trim Right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CTL /</text:p>
          </table:table-cell>
          <table:table-cell table:style-name="ce178" office:value-type="string" calcext:value-type="string">
            <text:p>Primary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3]));OR(NOT(ISBLANK([.$F33]));OR(NOT(ISBLANK([.$G33]));NOT(ISBLANK([.$H33])))))" office:value-type="boolean" office:boolean-value="true" calcext:value-type="boolean">
            <text:p>TRUE</text:p>
          </table:table-cell>
          <table:table-cell table:style-name="ce206" table:formula="of:=OR(OR(OR(IF([.$P33]=1);IF([.$Q33]=1));IF([.$R33]=1));IF([.$S33]=1))" office:value-type="boolean" office:boolean-value="false" calcext:value-type="boolean">
            <text:p>FALSE</text:p>
          </table:table-cell>
          <table:table-cell table:style-name="ce208" table:formula="of:=AND(ISBLANK([.$E33]);NOT(ISBLANK([.$I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I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J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K33])))" office:value-type="boolean" office:boolean-value="false" calcext:value-type="boolean">
            <text:p>FALSE</text:p>
          </table:table-cell>
          <table:table-cell table:style-name="ce212" table:formula="of:=AND(AND(ISBLANK([.$E33]);AND(ISBLANK([.$F33]);AND(ISBLANK([.$G33]);ISBLANK([.$H33]))));NOT(ISBLANK([.$L3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Weapons</text:p>
          </table:table-cell>
          <table:table-cell table:style-name="ce148" office:value-type="string" calcext:value-type="string">
            <text:p>Primary Fi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1</text:p>
          </table:table-cell>
          <table:table-cell table:style-name="ce178" office:value-type="string" calcext:value-type="string">
            <text:p>ST-1 [O_*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5]));OR(NOT(ISBLANK([.$F35]));OR(NOT(ISBLANK([.$G35]));NOT(ISBLANK([.$H35])))))" office:value-type="boolean" office:boolean-value="true" calcext:value-type="boolean">
            <text:p>TRUE</text:p>
          </table:table-cell>
          <table:table-cell table:style-name="ce206" table:formula="of:=OR(OR(OR(IF([.$P35]=1);IF([.$Q35]=1));IF([.$R35]=1));IF([.$S35]=1))" office:value-type="boolean" office:boolean-value="false" calcext:value-type="boolean">
            <text:p>FALSE</text:p>
          </table:table-cell>
          <table:table-cell table:style-name="ce208" table:formula="of:=AND(ISBLANK([.$E35]);NOT(ISBLANK([.$I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I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J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K35])))" office:value-type="boolean" office:boolean-value="false" calcext:value-type="boolean">
            <text:p>FALSE</text:p>
          </table:table-cell>
          <table:table-cell table:style-name="ce212" table:formula="of:=AND(AND(ISBLANK([.$E35]);AND(ISBLANK([.$F35]);AND(ISBLANK([.$G35]);ISBLANK([.$H35]))));NOT(ISBLANK([.$L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Primary Fire Cycl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1 , DXHATDOWN</text:p>
          </table:table-cell>
          <table:table-cell table:style-name="ce178" office:value-type="string" calcext:value-type="string">
            <text:p>ST-1 [I_*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6]));OR(NOT(ISBLANK([.$F36]));OR(NOT(ISBLANK([.$G36]));NOT(ISBLANK([.$H36])))))" office:value-type="boolean" office:boolean-value="true" calcext:value-type="boolean">
            <text:p>TRUE</text:p>
          </table:table-cell>
          <table:table-cell table:style-name="ce206" table:formula="of:=OR(OR(OR(IF([.$P36]=1);IF([.$Q36]=1));IF([.$R36]=1));IF([.$S36]=1))" office:value-type="boolean" office:boolean-value="false" calcext:value-type="boolean">
            <text:p>FALSE</text:p>
          </table:table-cell>
          <table:table-cell table:style-name="ce208" table:formula="of:=AND(ISBLANK([.$E36]);NOT(ISBLANK([.$I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I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J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K36])))" office:value-type="boolean" office:boolean-value="false" calcext:value-type="boolean">
            <text:p>FALSE</text:p>
          </table:table-cell>
          <table:table-cell table:style-name="ce212" table:formula="of:=AND(AND(ISBLANK([.$E36]);AND(ISBLANK([.$F36]);AND(ISBLANK([.$G36]);ISBLANK([.$H36]))));NOT(ISBLANK([.$L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SPC</text:p>
          </table:table-cell>
          <table:table-cell table:style-name="ce178" office:value-type="string" calcext:value-type="string">
            <text:p>ST-1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7]));OR(NOT(ISBLANK([.$F37]));OR(NOT(ISBLANK([.$G37]));NOT(ISBLANK([.$H37])))))" office:value-type="boolean" office:boolean-value="true" calcext:value-type="boolean">
            <text:p>TRUE</text:p>
          </table:table-cell>
          <table:table-cell table:style-name="ce206" table:formula="of:=OR(OR(OR(IF([.$P37]=1);IF([.$Q37]=1));IF([.$R37]=1));IF([.$S37]=1))" office:value-type="boolean" office:boolean-value="false" calcext:value-type="boolean">
            <text:p>FALSE</text:p>
          </table:table-cell>
          <table:table-cell table:style-name="ce208" table:formula="of:=AND(ISBLANK([.$E37]);NOT(ISBLANK([.$I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I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J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K37])))" office:value-type="boolean" office:boolean-value="false" calcext:value-type="boolean">
            <text:p>FALSE</text:p>
          </table:table-cell>
          <table:table-cell table:style-name="ce212" table:formula="of:=AND(AND(ISBLANK([.$E37]);AND(ISBLANK([.$F37]);AND(ISBLANK([.$G37]);ISBLANK([.$H37]))));NOT(ISBLANK([.$L3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 Fi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2</text:p>
          </table:table-cell>
          <table:table-cell table:style-name="ce178" office:value-type="string" calcext:value-type="string">
            <text:p>ST-2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39]));OR(NOT(ISBLANK([.$F39]));OR(NOT(ISBLANK([.$G39]));NOT(ISBLANK([.$H39])))))" office:value-type="boolean" office:boolean-value="true" calcext:value-type="boolean">
            <text:p>TRUE</text:p>
          </table:table-cell>
          <table:table-cell table:style-name="ce206" table:formula="of:=OR(OR(OR(IF([.$P39]=1);IF([.$Q39]=1));IF([.$R39]=1));IF([.$S39]=1))" office:value-type="boolean" office:boolean-value="false" calcext:value-type="boolean">
            <text:p>FALSE</text:p>
          </table:table-cell>
          <table:table-cell table:style-name="ce208" table:formula="of:=AND(ISBLANK([.$E39]);NOT(ISBLANK([.$I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I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J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K39])))" office:value-type="boolean" office:boolean-value="false" calcext:value-type="boolean">
            <text:p>FALSE</text:p>
          </table:table-cell>
          <table:table-cell table:style-name="ce212" table:formula="of:=AND(AND(ISBLANK([.$E39]);AND(ISBLANK([.$F39]);AND(ISBLANK([.$G39]);ISBLANK([.$H39]))));NOT(ISBLANK([.$L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3" table:number-columns-repeated="2"/>
          <table:table-cell table:style-name="ce161" office:value-type="string" calcext:value-type="string">
            <text:p>DCS – FA18C</text:p>
          </table:table-cell>
          <table:table-cell table:style-name="ce166" office:value-type="string" calcext:value-type="string">
            <text:p>R_ALT SPC</text:p>
          </table:table-cell>
          <table:table-cell table:style-name="ce180" office:value-type="string" calcext:value-type="string">
            <text:p>ST-2 [O_M]</text:p>
          </table:table-cell>
          <table:table-cell table:style-name="ce197"/>
          <table:table-cell table:style-name="ce198"/>
          <table:table-cell table:style-name="ce201"/>
          <table:table-cell table:style-name="ce143" office:value-type="string" calcext:value-type="string">
            <text:p>+</text:p>
          </table:table-cell>
          <table:table-cell table:style-name="ce143" table:number-columns-repeated="2"/>
          <table:table-cell table:style-name="ce202"/>
          <table:table-cell table:style-name="ce205" table:formula="of:=OR(NOT(ISBLANK([.$E40]));OR(NOT(ISBLANK([.$F40]));OR(NOT(ISBLANK([.$G40]));NOT(ISBLANK([.$H40])))))" office:value-type="boolean" office:boolean-value="true" calcext:value-type="boolean">
            <text:p>TRUE</text:p>
          </table:table-cell>
          <table:table-cell table:style-name="ce207" table:formula="of:=OR(OR(OR(IF([.$P40]=1);IF([.$Q40]=1));IF([.$R40]=1));IF([.$S40]=1))" office:value-type="boolean" office:boolean-value="false" calcext:value-type="boolean">
            <text:p>FALSE</text:p>
          </table:table-cell>
          <table:table-cell table:style-name="ce209" table:formula="of:=AND(ISBLANK([.$E40]);NOT(ISBLANK([.$I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I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J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K40])))" office:value-type="boolean" office:boolean-value="false" calcext:value-type="boolean">
            <text:p>FALSE</text:p>
          </table:table-cell>
          <table:table-cell table:style-name="ce213" table:formula="of:=AND(AND(ISBLANK([.$E40]);AND(ISBLANK([.$F40]);AND(ISBLANK([.$G40]);ISBLANK([.$H40]))));NOT(ISBLANK([.$L40])))" office:value-type="boolean" office:boolean-value="false" calcext:value-type="boolean">
            <text:p>FALSE</text:p>
          </table:table-cell>
          <table:table-cell table:style-name="ce143" table:number-columns-repeated="45"/>
        </table:table-row>
        <table:table-row table:style-name="ro2">
          <table:table-cell table:style-name="ce142" office:value-type="string" calcext:value-type="string">
            <text:p>Countermeasures</text:p>
          </table:table-cell>
          <table:table-cell table:style-name="ce148" office:value-type="string" calcext:value-type="string">
            <text:p>Flare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[Shield] Cool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 , LSHIFT e</text:p>
          </table:table-cell>
          <table:table-cell table:style-name="ce178" office:value-type="string" calcext:value-type="string">
            <text:p>ST-3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2]));OR(NOT(ISBLANK([.$F42]));OR(NOT(ISBLANK([.$G42]));NOT(ISBLANK([.$H42])))))" office:value-type="boolean" office:boolean-value="true" calcext:value-type="boolean">
            <text:p>TRUE</text:p>
          </table:table-cell>
          <table:table-cell table:style-name="ce206" table:formula="of:=OR(OR(OR(IF([.$P42]=1);IF([.$Q42]=1));IF([.$R42]=1));IF([.$S42]=1))" office:value-type="boolean" office:boolean-value="false" calcext:value-type="boolean">
            <text:p>FALSE</text:p>
          </table:table-cell>
          <table:table-cell table:style-name="ce208" table:formula="of:=AND(ISBLANK([.$E42]);NOT(ISBLANK([.$I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I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J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K42])))" office:value-type="boolean" office:boolean-value="false" calcext:value-type="boolean">
            <text:p>FALSE</text:p>
          </table:table-cell>
          <table:table-cell table:style-name="ce212" table:formula="of:=AND(AND(ISBLANK([.$E42]);AND(ISBLANK([.$F42]);AND(ISBLANK([.$G42]);ISBLANK([.$H42]))));NOT(ISBLANK([.$L4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ol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SHIFT e</text:p>
          </table:table-cell>
          <table:table-cell table:style-name="ce178" office:value-type="string" calcext:value-type="string">
            <text:p>ST-3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3]));OR(NOT(ISBLANK([.$F43]));OR(NOT(ISBLANK([.$G43]));NOT(ISBLANK([.$H43])))))" office:value-type="boolean" office:boolean-value="true" calcext:value-type="boolean">
            <text:p>TRUE</text:p>
          </table:table-cell>
          <table:table-cell table:style-name="ce206" table:formula="of:=OR(OR(OR(IF([.$P43]=1);IF([.$Q43]=1));IF([.$R43]=1));IF([.$S43]=1))" office:value-type="boolean" office:boolean-value="false" calcext:value-type="boolean">
            <text:p>FALSE</text:p>
          </table:table-cell>
          <table:table-cell table:style-name="ce208" table:formula="of:=AND(ISBLANK([.$E43]);NOT(ISBLANK([.$I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I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J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K43])))" office:value-type="boolean" office:boolean-value="false" calcext:value-type="boolean">
            <text:p>FALSE</text:p>
          </table:table-cell>
          <table:table-cell table:style-name="ce212" table:formula="of:=AND(AND(ISBLANK([.$E43]);AND(ISBLANK([.$F43]);AND(ISBLANK([.$G43]);ISBLANK([.$H43]))));NOT(ISBLANK([.$L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hield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</text:p>
          </table:table-cell>
          <table:table-cell table:style-name="ce178" office:value-type="string" calcext:value-type="string">
            <text:p>ST-3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4]));OR(NOT(ISBLANK([.$F44]));OR(NOT(ISBLANK([.$G44]));NOT(ISBLANK([.$H44])))))" office:value-type="boolean" office:boolean-value="true" calcext:value-type="boolean">
            <text:p>TRUE</text:p>
          </table:table-cell>
          <table:table-cell table:style-name="ce206" table:formula="of:=OR(OR(OR(IF([.$P44]=1);IF([.$Q44]=1));IF([.$R44]=1));IF([.$S44]=1))" office:value-type="boolean" office:boolean-value="false" calcext:value-type="boolean">
            <text:p>FALSE</text:p>
          </table:table-cell>
          <table:table-cell table:style-name="ce208" table:formula="of:=AND(ISBLANK([.$E44]);NOT(ISBLANK([.$I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I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J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K44])))" office:value-type="boolean" office:boolean-value="false" calcext:value-type="boolean">
            <text:p>FALSE</text:p>
          </table:table-cell>
          <table:table-cell table:style-name="ce212" table:formula="of:=AND(AND(ISBLANK([.$E44]);AND(ISBLANK([.$F44]);AND(ISBLANK([.$G44]);ISBLANK([.$H44]))));NOT(ISBLANK([.$L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d</text:p>
          </table:table-cell>
          <table:table-cell table:style-name="ce178" office:value-type="string" calcext:value-type="string">
            <text:p>ST-3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5]));OR(NOT(ISBLANK([.$F45]));OR(NOT(ISBLANK([.$G45]));NOT(ISBLANK([.$H45])))))" office:value-type="boolean" office:boolean-value="true" calcext:value-type="boolean">
            <text:p>TRUE</text:p>
          </table:table-cell>
          <table:table-cell table:style-name="ce206" table:formula="of:=OR(OR(OR(IF([.$P45]=1);IF([.$Q45]=1));IF([.$R45]=1));IF([.$S45]=1))" office:value-type="boolean" office:boolean-value="false" calcext:value-type="boolean">
            <text:p>FALSE</text:p>
          </table:table-cell>
          <table:table-cell table:style-name="ce208" table:formula="of:=AND(ISBLANK([.$E45]);NOT(ISBLANK([.$I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I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J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K45])))" office:value-type="boolean" office:boolean-value="false" calcext:value-type="boolean">
            <text:p>FALSE</text:p>
          </table:table-cell>
          <table:table-cell table:style-name="ce212" table:formula="of:=AND(AND(ISBLANK([.$E45]);AND(ISBLANK([.$F45]);AND(ISBLANK([.$G45]);ISBLANK([.$H45]))));NOT(ISBLANK([.$L4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CTL `</text:p>
          </table:table-cell>
          <table:table-cell table:style-name="ce178" office:value-type="string" calcext:value-type="string">
            <text:p>ST-3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6]));OR(NOT(ISBLANK([.$F46]));OR(NOT(ISBLANK([.$G46]));NOT(ISBLANK([.$H46])))))" office:value-type="boolean" office:boolean-value="true" calcext:value-type="boolean">
            <text:p>TRUE</text:p>
          </table:table-cell>
          <table:table-cell table:style-name="ce206" table:formula="of:=OR(OR(OR(IF([.$P46]=1);IF([.$Q46]=1));IF([.$R46]=1));IF([.$S46]=1))" office:value-type="boolean" office:boolean-value="false" calcext:value-type="boolean">
            <text:p>FALSE</text:p>
          </table:table-cell>
          <table:table-cell table:style-name="ce208" table:formula="of:=AND(ISBLANK([.$E46]);NOT(ISBLANK([.$I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I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J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K46])))" office:value-type="boolean" office:boolean-value="false" calcext:value-type="boolean">
            <text:p>FALSE</text:p>
          </table:table-cell>
          <table:table-cell table:style-name="ce212" table:formula="of:=AND(AND(ISBLANK([.$E46]);AND(ISBLANK([.$F46]);AND(ISBLANK([.$G46]);ISBLANK([.$H46]))));NOT(ISBLANK([.$L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1144.66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8" office:value-type="string" calcext:value-type="string">
            <text:p>ST-3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7]));OR(NOT(ISBLANK([.$F47]));OR(NOT(ISBLANK([.$G47]));NOT(ISBLANK([.$H47])))))" office:value-type="boolean" office:boolean-value="true" calcext:value-type="boolean">
            <text:p>TRUE</text:p>
          </table:table-cell>
          <table:table-cell table:style-name="ce206" table:formula="of:=OR(OR(OR(IF([.$P47]=1);IF([.$Q47]=1));IF([.$R47]=1));IF([.$S47]=1))" office:value-type="boolean" office:boolean-value="false" calcext:value-type="boolean">
            <text:p>FALSE</text:p>
          </table:table-cell>
          <table:table-cell table:style-name="ce208" table:formula="of:=AND(ISBLANK([.$E47]);NOT(ISBLANK([.$I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I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J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K47])))" office:value-type="boolean" office:boolean-value="false" calcext:value-type="boolean">
            <text:p>FALSE</text:p>
          </table:table-cell>
          <table:table-cell table:style-name="ce212" table:formula="of:=AND(AND(ISBLANK([.$E47]);AND(ISBLANK([.$F47]);AND(ISBLANK([.$G47]);ISBLANK([.$H47]))));NOT(ISBLANK([.$L4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x</text:p>
          </table:table-cell>
          <table:table-cell table:style-name="ce178" office:value-type="string" calcext:value-type="string">
            <text:p>ST-3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48]));OR(NOT(ISBLANK([.$F48]));OR(NOT(ISBLANK([.$G48]));NOT(ISBLANK([.$H48])))))" office:value-type="boolean" office:boolean-value="true" calcext:value-type="boolean">
            <text:p>TRUE</text:p>
          </table:table-cell>
          <table:table-cell table:style-name="ce206" table:formula="of:=OR(OR(OR(IF([.$P48]=1);IF([.$Q48]=1));IF([.$R48]=1));IF([.$S48]=1))" office:value-type="boolean" office:boolean-value="false" calcext:value-type="boolean">
            <text:p>FALSE</text:p>
          </table:table-cell>
          <table:table-cell table:style-name="ce208" table:formula="of:=AND(ISBLANK([.$E48]);NOT(ISBLANK([.$I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I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J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K48])))" office:value-type="boolean" office:boolean-value="false" calcext:value-type="boolean">
            <text:p>FALSE</text:p>
          </table:table-cell>
          <table:table-cell table:style-name="ce212" table:formula="of:=AND(AND(ISBLANK([.$E48]);AND(ISBLANK([.$F48]);AND(ISBLANK([.$G48]);ISBLANK([.$H48]))));NOT(ISBLANK([.$L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Chaff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<text:span text:style-name="T3">[</text:span>Depart, Menu Nest] Countermeasur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<text:span text:style-name="T3">DX4 , </text:span>L_ALT j</text:p>
          </table:table-cell>
          <table:table-cell table:style-name="ce178" office:value-type="string" calcext:value-type="string">
            <text:p>ST-4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0]));OR(NOT(ISBLANK([.$F50]));OR(NOT(ISBLANK([.$G50]));NOT(ISBLANK([.$H50])))))" office:value-type="boolean" office:boolean-value="true" calcext:value-type="boolean">
            <text:p>TRUE</text:p>
          </table:table-cell>
          <table:table-cell table:style-name="ce206" table:formula="of:=OR(OR(OR(IF([.$P50]=1);IF([.$Q50]=1));IF([.$R50]=1));IF([.$S50]=1))" office:value-type="boolean" office:boolean-value="false" calcext:value-type="boolean">
            <text:p>FALSE</text:p>
          </table:table-cell>
          <table:table-cell table:style-name="ce208" table:formula="of:=AND(ISBLANK([.$E50]);NOT(ISBLANK([.$I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I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J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K50])))" office:value-type="boolean" office:boolean-value="false" calcext:value-type="boolean">
            <text:p>FALSE</text:p>
          </table:table-cell>
          <table:table-cell table:style-name="ce212" table:formula="of:=AND(AND(ISBLANK([.$E50]);AND(ISBLANK([.$F50]);AND(ISBLANK([.$G50]);ISBLANK([.$H50]))));NOT(ISBLANK([.$L5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untermeasur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4</text:p>
          </table:table-cell>
          <table:table-cell table:style-name="ce178" office:value-type="string" calcext:value-type="string">
            <text:p>ST-4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1]));OR(NOT(ISBLANK([.$F51]));OR(NOT(ISBLANK([.$G51]));NOT(ISBLANK([.$H51])))))" office:value-type="boolean" office:boolean-value="true" calcext:value-type="boolean">
            <text:p>TRUE</text:p>
          </table:table-cell>
          <table:table-cell table:style-name="ce206" table:formula="of:=OR(OR(OR(IF([.$P51]=1);IF([.$Q51]=1));IF([.$R51]=1));IF([.$S51]=1))" office:value-type="boolean" office:boolean-value="false" calcext:value-type="boolean">
            <text:p>FALSE</text:p>
          </table:table-cell>
          <table:table-cell table:style-name="ce208" table:formula="of:=AND(ISBLANK([.$E51]);NOT(ISBLANK([.$I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I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J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K51])))" office:value-type="boolean" office:boolean-value="false" calcext:value-type="boolean">
            <text:p>FALSE</text:p>
          </table:table-cell>
          <table:table-cell table:style-name="ce212" table:formula="of:=AND(AND(ISBLANK([.$E51]);AND(ISBLANK([.$F51]);AND(ISBLANK([.$G51]);ISBLANK([.$H51]))));NOT(ISBLANK([.$L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[Menu Nest] Depart (HighWake)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j</text:p>
          </table:table-cell>
          <table:table-cell table:style-name="ce178" office:value-type="string" calcext:value-type="string">
            <text:p>ST-4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52]));OR(NOT(ISBLANK([.$F52]));OR(NOT(ISBLANK([.$G52]));NOT(ISBLANK([.$H52])))))" office:value-type="boolean" office:boolean-value="true" calcext:value-type="boolean">
            <text:p>TRUE</text:p>
          </table:table-cell>
          <table:table-cell table:style-name="ce206" table:formula="of:=OR(OR(OR(IF([.$P52]=1);IF([.$Q52]=1));IF([.$R52]=1));IF([.$S52]=1))" office:value-type="boolean" office:boolean-value="false" calcext:value-type="boolean">
            <text:p>FALSE</text:p>
          </table:table-cell>
          <table:table-cell table:style-name="ce208" table:formula="of:=AND(ISBLANK([.$E52]);NOT(ISBLANK([.$I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I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J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K52])))" office:value-type="boolean" office:boolean-value="false" calcext:value-type="boolean">
            <text:p>FALSE</text:p>
          </table:table-cell>
          <table:table-cell table:style-name="ce212" table:formula="of:=AND(AND(ISBLANK([.$E52]);AND(ISBLANK([.$F52]);AND(ISBLANK([.$G52]);ISBLANK([.$H52]))));NOT(ISBLANK([.$L5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OVERLOAD</text:span></text:p>
            <text:p><text:span text:style-name="T3">[SRV Handbrake] </text:span>LowWake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j</text:p>
          </table:table-cell>
          <table:table-cell table:style-name="ce178" office:value-type="string" calcext:value-type="string">
            <text:p>ST-4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53]));OR(NOT(ISBLANK([.$F53]));OR(NOT(ISBLANK([.$G53]));NOT(ISBLANK([.$H53])))))" office:value-type="boolean" office:boolean-value="true" calcext:value-type="boolean">
            <text:p>TRUE</text:p>
          </table:table-cell>
          <table:table-cell table:style-name="ce206" table:formula="of:=OR(OR(OR(IF([.$P53]=1);IF([.$Q53]=1));IF([.$R53]=1));IF([.$S53]=1))" office:value-type="boolean" office:boolean-value="false" calcext:value-type="boolean">
            <text:p>FALSE</text:p>
          </table:table-cell>
          <table:table-cell table:style-name="ce208" table:formula="of:=AND(ISBLANK([.$E53]);NOT(ISBLANK([.$I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I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J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K53])))" office:value-type="boolean" office:boolean-value="false" calcext:value-type="boolean">
            <text:p>FALSE</text:p>
          </table:table-cell>
          <table:table-cell table:style-name="ce212" table:formula="of:=AND(AND(ISBLANK([.$E53]);AND(ISBLANK([.$F53]);AND(ISBLANK([.$G53]);ISBLANK([.$H53]))));NOT(ISBLANK([.$L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e</text:p>
          </table:table-cell>
          <table:table-cell table:style-name="ce178" office:value-type="string" calcext:value-type="string">
            <text:p>ST-4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4]));OR(NOT(ISBLANK([.$F54]));OR(NOT(ISBLANK([.$G54]));NOT(ISBLANK([.$H54])))))" office:value-type="boolean" office:boolean-value="true" calcext:value-type="boolean">
            <text:p>TRUE</text:p>
          </table:table-cell>
          <table:table-cell table:style-name="ce206" table:formula="of:=OR(OR(OR(IF([.$P54]=1);IF([.$Q54]=1));IF([.$R54]=1));IF([.$S54]=1))" office:value-type="boolean" office:boolean-value="false" calcext:value-type="boolean">
            <text:p>FALSE</text:p>
          </table:table-cell>
          <table:table-cell table:style-name="ce208" table:formula="of:=AND(ISBLANK([.$E54]);NOT(ISBLANK([.$I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I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J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K54])))" office:value-type="boolean" office:boolean-value="false" calcext:value-type="boolean">
            <text:p>FALSE</text:p>
          </table:table-cell>
          <table:table-cell table:style-name="ce212" table:formula="of:=AND(AND(ISBLANK([.$E54]);AND(ISBLANK([.$F54]);AND(ISBLANK([.$G54]);ISBLANK([.$H54]))));NOT(ISBLANK([.$L5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even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</text:p>
          </table:table-cell>
          <table:table-cell table:style-name="ce178" office:value-type="string" calcext:value-type="string">
            <text:p>ST-4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5]));OR(NOT(ISBLANK([.$F55]));OR(NOT(ISBLANK([.$G55]));NOT(ISBLANK([.$H55])))))" office:value-type="boolean" office:boolean-value="true" calcext:value-type="boolean">
            <text:p>TRUE</text:p>
          </table:table-cell>
          <table:table-cell table:style-name="ce206" table:formula="of:=OR(OR(OR(IF([.$P55]=1);IF([.$Q55]=1));IF([.$R55]=1));IF([.$S55]=1))" office:value-type="boolean" office:boolean-value="false" calcext:value-type="boolean">
            <text:p>FALSE</text:p>
          </table:table-cell>
          <table:table-cell table:style-name="ce208" table:formula="of:=AND(ISBLANK([.$E55]);NOT(ISBLANK([.$I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I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J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K55])))" office:value-type="boolean" office:boolean-value="false" calcext:value-type="boolean">
            <text:p>FALSE</text:p>
          </table:table-cell>
          <table:table-cell table:style-name="ce212" table:formula="of:=AND(AND(ISBLANK([.$E55]);AND(ISBLANK([.$F55]);AND(ISBLANK([.$G55]);ISBLANK([.$H55]))));NOT(ISBLANK([.$L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Cycle</text:p>
          </table:table-cell>
          <table:table-cell table:style-name="ce148" office:value-type="string" calcext:value-type="string">
            <text:p>primary+</text:p>
          </table:table-cell>
          <table:table-cell table:number-columns-repeated="2"/>
          <table:table-cell table:style-name="ce162" office:value-type="string" calcext:value-type="string">
            <text:p><text:span text:style-name="T8">Primary O_U</text:span> 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UP</text:p>
          </table:table-cell>
          <table:table-cell table:style-name="ce178" office:value-type="string" calcext:value-type="string">
            <text:p>Primary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7]));OR(NOT(ISBLANK([.$F57]));OR(NOT(ISBLANK([.$G57]));NOT(ISBLANK([.$H57])))))" office:value-type="boolean" office:boolean-value="true" calcext:value-type="boolean">
            <text:p>TRUE</text:p>
          </table:table-cell>
          <table:table-cell table:style-name="ce206" table:formula="of:=OR(OR(OR(IF([.$P57]=1);IF([.$Q57]=1));IF([.$R57]=1));IF([.$S57]=1))" office:value-type="boolean" office:boolean-value="false" calcext:value-type="boolean">
            <text:p>FALSE</text:p>
          </table:table-cell>
          <table:table-cell table:style-name="ce208" table:formula="of:=AND(ISBLANK([.$E57]);NOT(ISBLANK([.$I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I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J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K57])))" office:value-type="boolean" office:boolean-value="false" calcext:value-type="boolean">
            <text:p>FALSE</text:p>
          </table:table-cell>
          <table:table-cell table:style-name="ce212" table:formula="of:=AND(AND(ISBLANK([.$E57]);AND(ISBLANK([.$F57]);AND(ISBLANK([.$G57]);ISBLANK([.$H57]))));NOT(ISBLANK([.$L5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Gu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x</text:p>
          </table:table-cell>
          <table:table-cell table:style-name="ce178" office:value-type="string" calcext:value-type="string">
            <text:p>Primary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58]));OR(NOT(ISBLANK([.$F58]));OR(NOT(ISBLANK([.$G58]));NOT(ISBLANK([.$H58])))))" office:value-type="boolean" office:boolean-value="true" calcext:value-type="boolean">
            <text:p>TRUE</text:p>
          </table:table-cell>
          <table:table-cell table:style-name="ce206" table:formula="of:=OR(OR(OR(IF([.$P58]=1);IF([.$Q58]=1));IF([.$R58]=1));IF([.$S58]=1))" office:value-type="boolean" office:boolean-value="false" calcext:value-type="boolean">
            <text:p>FALSE</text:p>
          </table:table-cell>
          <table:table-cell table:style-name="ce208" table:formula="of:=AND(ISBLANK([.$E58]);NOT(ISBLANK([.$I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I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J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K58])))" office:value-type="boolean" office:boolean-value="false" calcext:value-type="boolean">
            <text:p>FALSE</text:p>
          </table:table-cell>
          <table:table-cell table:style-name="ce212" table:formula="of:=AND(AND(ISBLANK([.$E58]);AND(ISBLANK([.$F58]);AND(ISBLANK([.$G58]);ISBLANK([.$H58]))));NOT(ISBLANK([.$L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primary-</text:p>
          </table:table-cell>
          <table:table-cell table:number-columns-repeated="2"/>
          <table:table-cell table:style-name="ce162" office:value-type="string" calcext:value-type="string">
            <text:p><text:span text:style-name="T8">Primary O_U</text:span> D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, MISUSE</text:p>
            <text:p>menu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DOWN</text:p>
          </table:table-cell>
          <table:table-cell table:style-name="ce178" office:value-type="string" calcext:value-type="string">
            <text:p>Primary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0]));OR(NOT(ISBLANK([.$F60]));OR(NOT(ISBLANK([.$G60]));NOT(ISBLANK([.$H60])))))" office:value-type="boolean" office:boolean-value="true" calcext:value-type="boolean">
            <text:p>TRUE</text:p>
          </table:table-cell>
          <table:table-cell table:style-name="ce206" table:formula="of:=OR(OR(OR(IF([.$P60]=1);IF([.$Q60]=1));IF([.$R60]=1));IF([.$S60]=1))" office:value-type="boolean" office:boolean-value="false" calcext:value-type="boolean">
            <text:p>FALSE</text:p>
          </table:table-cell>
          <table:table-cell table:style-name="ce208" table:formula="of:=AND(ISBLANK([.$E60]);NOT(ISBLANK([.$I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I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J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K60])))" office:value-type="boolean" office:boolean-value="false" calcext:value-type="boolean">
            <text:p>FALSE</text:p>
          </table:table-cell>
          <table:table-cell table:style-name="ce212" table:formula="of:=AND(AND(ISBLANK([.$E60]);AND(ISBLANK([.$F60]);AND(ISBLANK([.$G60]);ISBLANK([.$H60]))));NOT(ISBLANK([.$L6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arrow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w</text:p>
          </table:table-cell>
          <table:table-cell table:style-name="ce178" office:value-type="string" calcext:value-type="string">
            <text:p>Primary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1]));OR(NOT(ISBLANK([.$F61]));OR(NOT(ISBLANK([.$G61]));NOT(ISBLANK([.$H61])))))" office:value-type="boolean" office:boolean-value="true" calcext:value-type="boolean">
            <text:p>TRUE</text:p>
          </table:table-cell>
          <table:table-cell table:style-name="ce206" table:formula="of:=OR(OR(OR(IF([.$P61]=1);IF([.$Q61]=1));IF([.$R61]=1));IF([.$S61]=1))" office:value-type="boolean" office:boolean-value="false" calcext:value-type="boolean">
            <text:p>FALSE</text:p>
          </table:table-cell>
          <table:table-cell table:style-name="ce208" table:formula="of:=AND(ISBLANK([.$E61]);NOT(ISBLANK([.$I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I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J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K61])))" office:value-type="boolean" office:boolean-value="false" calcext:value-type="boolean">
            <text:p>FALSE</text:p>
          </table:table-cell>
          <table:table-cell table:style-name="ce212" table:formula="of:=AND(AND(ISBLANK([.$E61]);AND(ISBLANK([.$F61]);AND(ISBLANK([.$G61]);ISBLANK([.$H61]))));NOT(ISBLANK([.$L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+</text:p>
          </table:table-cell>
          <table:table-cell table:number-columns-repeated="2"/>
          <table:table-cell table:style-name="ce162" office:value-type="string" calcext:value-type="string">
            <text:p><text:span text:style-name="T8">Primary O_U</text:span> 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RIGHT</text:p>
          </table:table-cell>
          <table:table-cell table:style-name="ce178" office:value-type="string" calcext:value-type="string">
            <text:p>Primary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3]));OR(NOT(ISBLANK([.$F63]));OR(NOT(ISBLANK([.$G63]));NOT(ISBLANK([.$H63])))))" office:value-type="boolean" office:boolean-value="true" calcext:value-type="boolean">
            <text:p>TRUE</text:p>
          </table:table-cell>
          <table:table-cell table:style-name="ce206" table:formula="of:=OR(OR(OR(IF([.$P63]=1);IF([.$Q63]=1));IF([.$R63]=1));IF([.$S63]=1))" office:value-type="boolean" office:boolean-value="false" calcext:value-type="boolean">
            <text:p>FALSE</text:p>
          </table:table-cell>
          <table:table-cell table:style-name="ce208" table:formula="of:=AND(ISBLANK([.$E63]);NOT(ISBLANK([.$I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I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J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K63])))" office:value-type="boolean" office:boolean-value="false" calcext:value-type="boolean">
            <text:p>FALSE</text:p>
          </table:table-cell>
          <table:table-cell table:style-name="ce212" table:formula="of:=AND(AND(ISBLANK([.$E63]);AND(ISBLANK([.$F63]);AND(ISBLANK([.$G63]);ISBLANK([.$H63]))));NOT(ISBLANK([.$L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idewind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s</text:p>
          </table:table-cell>
          <table:table-cell table:style-name="ce178" office:value-type="string" calcext:value-type="string">
            <text:p>Primary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4]));OR(NOT(ISBLANK([.$F64]));OR(NOT(ISBLANK([.$G64]));NOT(ISBLANK([.$H64])))))" office:value-type="boolean" office:boolean-value="true" calcext:value-type="boolean">
            <text:p>TRUE</text:p>
          </table:table-cell>
          <table:table-cell table:style-name="ce206" table:formula="of:=OR(OR(OR(IF([.$P64]=1);IF([.$Q64]=1));IF([.$R64]=1));IF([.$S64]=1))" office:value-type="boolean" office:boolean-value="false" calcext:value-type="boolean">
            <text:p>FALSE</text:p>
          </table:table-cell>
          <table:table-cell table:style-name="ce208" table:formula="of:=AND(ISBLANK([.$E64]);NOT(ISBLANK([.$I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I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J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K64])))" office:value-type="boolean" office:boolean-value="false" calcext:value-type="boolean">
            <text:p>FALSE</text:p>
          </table:table-cell>
          <table:table-cell table:style-name="ce212" table:formula="of:=AND(AND(ISBLANK([.$E64]);AND(ISBLANK([.$F64]);AND(ISBLANK([.$G64]);ISBLANK([.$H64]))));NOT(ISBLANK([.$L6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8" office:value-type="string" calcext:value-type="string">
            <text:p>secondary-</text:p>
          </table:table-cell>
          <table:table-cell table:number-columns-repeated="2"/>
          <table:table-cell table:style-name="ce162" office:value-type="string" calcext:value-type="string">
            <text:p><text:span text:style-name="T8">Primary O_U</text:span> 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menus, dss fli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DXHATLEFT</text:p>
          </table:table-cell>
          <table:table-cell table:style-name="ce178" office:value-type="string" calcext:value-type="string">
            <text:p>Primary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6]));OR(NOT(ISBLANK([.$F66]));OR(NOT(ISBLANK([.$G66]));NOT(ISBLANK([.$H66])))))" office:value-type="boolean" office:boolean-value="true" calcext:value-type="boolean">
            <text:p>TRUE</text:p>
          </table:table-cell>
          <table:table-cell table:style-name="ce206" table:formula="of:=OR(OR(OR(IF([.$P66]=1);IF([.$Q66]=1));IF([.$R66]=1));IF([.$S66]=1))" office:value-type="boolean" office:boolean-value="false" calcext:value-type="boolean">
            <text:p>FALSE</text:p>
          </table:table-cell>
          <table:table-cell table:style-name="ce208" table:formula="of:=AND(ISBLANK([.$E66]);NOT(ISBLANK([.$I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I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J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K66])))" office:value-type="boolean" office:boolean-value="false" calcext:value-type="boolean">
            <text:p>FALSE</text:p>
          </table:table-cell>
          <table:table-cell table:style-name="ce212" table:formula="of:=AND(AND(ISBLANK([.$E66]);AND(ISBLANK([.$F66]);AND(ISBLANK([.$G66]);ISBLANK([.$H66]))));NOT(ISBLANK([.$L6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AMRAAM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d</text:p>
          </table:table-cell>
          <table:table-cell table:style-name="ce178" office:value-type="string" calcext:value-type="string">
            <text:p>Primary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67]));OR(NOT(ISBLANK([.$F67]));OR(NOT(ISBLANK([.$G67]));NOT(ISBLANK([.$H67])))))" office:value-type="boolean" office:boolean-value="true" calcext:value-type="boolean">
            <text:p>TRUE</text:p>
          </table:table-cell>
          <table:table-cell table:style-name="ce206" table:formula="of:=OR(OR(OR(IF([.$P67]=1);IF([.$Q67]=1));IF([.$R67]=1));IF([.$S67]=1))" office:value-type="boolean" office:boolean-value="false" calcext:value-type="boolean">
            <text:p>FALSE</text:p>
          </table:table-cell>
          <table:table-cell table:style-name="ce208" table:formula="of:=AND(ISBLANK([.$E67]);NOT(ISBLANK([.$I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I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J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K67])))" office:value-type="boolean" office:boolean-value="false" calcext:value-type="boolean">
            <text:p>FALSE</text:p>
          </table:table-cell>
          <table:table-cell table:style-name="ce212" table:formula="of:=AND(AND(ISBLANK([.$E67]);AND(ISBLANK([.$F67]);AND(ISBLANK([.$G67]);ISBLANK([.$H67]))));NOT(ISBLANK([.$L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 office:value-type="string" calcext:value-type="string">
            <text:p>AutoTargets</text:p>
          </table:table-cell>
          <table:table-cell table:style-name="ce148"/>
          <table:table-cell table:number-columns-repeated="2"/>
          <table:table-cell table:style-name="ce18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hostile+</text:p>
          </table:table-cell>
          <table:table-cell/>
          <table:table-cell table:style-name="ce168" office:value-type="string" calcext:value-type="string">
            <text:p>h</text:p>
          </table:table-cell>
          <table:table-cell table:style-name="ce183" office:value-type="string" calcext:value-type="string">
            <text:p><text:span text:style-name="T10">Throttle-Paddle O_M </text:span><text:span text:style-name="T11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u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[</text:p>
          </table:table-cell>
          <table:table-cell table:style-name="ce184" office:value-type="string" calcext:value-type="string">
            <text:p><text:span text:style-name="T12">Throttle-Paddle O_M </text:span><text:span text:style-name="T13">L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0]));OR(NOT(ISBLANK([.$F70]));OR(NOT(ISBLANK([.$G70]));NOT(ISBLANK([.$H70])))))" office:value-type="boolean" office:boolean-value="true" calcext:value-type="boolean">
            <text:p>TRUE</text:p>
          </table:table-cell>
          <table:table-cell table:style-name="ce206" table:formula="of:=OR(OR(OR(IF([.$P70]=1);IF([.$Q70]=1));IF([.$R70]=1));IF([.$S70]=1))" office:value-type="boolean" office:boolean-value="false" calcext:value-type="boolean">
            <text:p>FALSE</text:p>
          </table:table-cell>
          <table:table-cell table:style-name="ce208" table:formula="of:=AND(ISBLANK([.$E70]);NOT(ISBLANK([.$I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I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J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K70])))" office:value-type="boolean" office:boolean-value="false" calcext:value-type="boolean">
            <text:p>FALSE</text:p>
          </table:table-cell>
          <table:table-cell table:style-name="ce212" table:formula="of:=AND(AND(ISBLANK([.$E70]);AND(ISBLANK([.$F70]);AND(ISBLANK([.$G70]);ISBLANK([.$H70]))));NOT(ISBLANK([.$L7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Up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=</text:p>
          </table:table-cell>
          <table:table-cell table:style-name="ce184" office:value-type="string" calcext:value-type="string">
            <text:p><text:span text:style-name="T12">Throttle-Paddle O_M </text:span><text:span text:style-name="T13">L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1]));OR(NOT(ISBLANK([.$F71]));OR(NOT(ISBLANK([.$G71]));NOT(ISBLANK([.$H71])))))" office:value-type="boolean" office:boolean-value="true" calcext:value-type="boolean">
            <text:p>TRUE</text:p>
          </table:table-cell>
          <table:table-cell table:style-name="ce206" table:formula="of:=OR(OR(OR(IF([.$P71]=1);IF([.$Q71]=1));IF([.$R71]=1));IF([.$S71]=1))" office:value-type="boolean" office:boolean-value="false" calcext:value-type="boolean">
            <text:p>FALSE</text:p>
          </table:table-cell>
          <table:table-cell table:style-name="ce208" table:formula="of:=AND(ISBLANK([.$E71]);NOT(ISBLANK([.$I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I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J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K71])))" office:value-type="boolean" office:boolean-value="false" calcext:value-type="boolean">
            <text:p>FALSE</text:p>
          </table:table-cell>
          <table:table-cell table:style-name="ce212" table:formula="of:=AND(AND(ISBLANK([.$E71]);AND(ISBLANK([.$F71]);AND(ISBLANK([.$G71]);ISBLANK([.$H71]))));NOT(ISBLANK([.$L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hostile-</text:p>
          </table:table-cell>
          <table:table-cell/>
          <table:table-cell table:style-name="ce168" office:value-type="string" calcext:value-type="string">
            <text:p>L_SHIFT h</text:p>
          </table:table-cell>
          <table:table-cell table:style-name="ce183" office:value-type="string" calcext:value-type="string">
            <text:p><text:span text:style-name="T10">Throttle-Paddle O_M </text:span><text:span text:style-name="T11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office:value-type="string" calcext:value-type="string">
            <text:p>OVERLOAD, MISUSE</text:p>
            <text:p>menu pagedown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]</text:p>
          </table:table-cell>
          <table:table-cell table:style-name="ce184" office:value-type="string" calcext:value-type="string">
            <text:p>Throttle-Paddle O_M R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3]));OR(NOT(ISBLANK([.$F73]));OR(NOT(ISBLANK([.$G73]));NOT(ISBLANK([.$H73])))))" office:value-type="boolean" office:boolean-value="true" calcext:value-type="boolean">
            <text:p>TRUE</text:p>
          </table:table-cell>
          <table:table-cell table:style-name="ce206" table:formula="of:=OR(OR(OR(IF([.$P73]=1);IF([.$Q73]=1));IF([.$R73]=1));IF([.$S73]=1))" office:value-type="boolean" office:boolean-value="false" calcext:value-type="boolean">
            <text:p>FALSE</text:p>
          </table:table-cell>
          <table:table-cell table:style-name="ce208" table:formula="of:=AND(ISBLANK([.$E73]);NOT(ISBLANK([.$I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I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J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K73])))" office:value-type="boolean" office:boolean-value="false" calcext:value-type="boolean">
            <text:p>FALSE</text:p>
          </table:table-cell>
          <table:table-cell table:style-name="ce212" table:formula="of:=AND(AND(ISBLANK([.$E73]);AND(ISBLANK([.$F73]);AND(ISBLANK([.$G73]);ISBLANK([.$H73]))));NOT(ISBLANK([.$L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MISUSE</text:p>
            <text:p>Radar Elevation Control –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-</text:p>
          </table:table-cell>
          <table:table-cell table:style-name="ce184" office:value-type="string" calcext:value-type="string">
            <text:p><text:span text:style-name="T12">Throttle-Paddle O_M </text:span><text:span text:style-name="T13">R</text:span>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4]));OR(NOT(ISBLANK([.$F74]));OR(NOT(ISBLANK([.$G74]));NOT(ISBLANK([.$H74])))))" office:value-type="boolean" office:boolean-value="true" calcext:value-type="boolean">
            <text:p>TRUE</text:p>
          </table:table-cell>
          <table:table-cell table:style-name="ce206" table:formula="of:=OR(OR(OR(IF([.$P74]=1);IF([.$Q74]=1));IF([.$R74]=1));IF([.$S74]=1))" office:value-type="boolean" office:boolean-value="false" calcext:value-type="boolean">
            <text:p>FALSE</text:p>
          </table:table-cell>
          <table:table-cell table:style-name="ce208" table:formula="of:=AND(ISBLANK([.$E74]);NOT(ISBLANK([.$I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I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J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K74])))" office:value-type="boolean" office:boolean-value="false" calcext:value-type="boolean">
            <text:p>FALSE</text:p>
          </table:table-cell>
          <table:table-cell table:style-name="ce212" table:formula="of:=AND(AND(ISBLANK([.$E74]);AND(ISBLANK([.$F74]);AND(ISBLANK([.$G74]);ISBLANK([.$H74]))));NOT(ISBLANK([.$L7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escort+</text:p>
          </table:table-cell>
          <table:table-cell table:number-columns-repeated="2"/>
          <table:table-cell table:style-name="ce183" office:value-type="string" calcext:value-type="string">
            <text:p><text:span text:style-name="T10">Throttle-Paddle O_U </text:span><text:span text:style-name="T11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escort-</text:p>
          </table:table-cell>
          <table:table-cell table:number-columns-repeated="2"/>
          <table:table-cell table:style-name="ce183" office:value-type="string" calcext:value-type="string">
            <text:p><text:span text:style-name="T10">Throttle-Paddle O_U </text:span><text:span text:style-name="T11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target+</text:p>
          </table:table-cell>
          <table:table-cell/>
          <table:table-cell table:style-name="ce168" office:value-type="string" calcext:value-type="string">
            <text:p>t</text:p>
          </table:table-cell>
          <table:table-cell table:style-name="ce183" office:value-type="string" calcext:value-type="string">
            <text:p><text:span text:style-name="T10">Throttle-Paddle I_M </text:span><text:span text:style-name="T11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t</text:p>
          </table:table-cell>
          <table:table-cell table:style-name="ce178" office:value-type="string" calcext:value-type="string">
            <text:p>Throttle-Paddle I_M L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78]));OR(NOT(ISBLANK([.$F78]));OR(NOT(ISBLANK([.$G78]));NOT(ISBLANK([.$H78])))))" office:value-type="boolean" office:boolean-value="true" calcext:value-type="boolean">
            <text:p>TRUE</text:p>
          </table:table-cell>
          <table:table-cell table:style-name="ce206" table:formula="of:=OR(OR(OR(IF([.$P78]=1);IF([.$Q78]=1));IF([.$R78]=1));IF([.$S78]=1))" office:value-type="boolean" office:boolean-value="false" calcext:value-type="boolean">
            <text:p>FALSE</text:p>
          </table:table-cell>
          <table:table-cell table:style-name="ce208" table:formula="of:=AND(ISBLANK([.$E78]);NOT(ISBLANK([.$I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I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J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K78])))" office:value-type="boolean" office:boolean-value="false" calcext:value-type="boolean">
            <text:p>FALSE</text:p>
          </table:table-cell>
          <table:table-cell table:style-name="ce212" table:formula="of:=AND(AND(ISBLANK([.$E78]);AND(ISBLANK([.$F78]);AND(ISBLANK([.$G78]);ISBLANK([.$H78]))));NOT(ISBLANK([.$L7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target-</text:p>
          </table:table-cell>
          <table:table-cell/>
          <table:table-cell table:style-name="ce168" office:value-type="string" calcext:value-type="string">
            <text:p>L_SHIFT t</text:p>
          </table:table-cell>
          <table:table-cell table:style-name="ce183" office:value-type="string" calcext:value-type="string">
            <text:p><text:span text:style-name="T10">Throttle-Paddle I_M </text:span><text:span text:style-name="T11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SHIFT t</text:p>
          </table:table-cell>
          <table:table-cell table:style-name="ce178" office:value-type="string" calcext:value-type="string">
            <text:p>Throttle-Paddle I_M L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0]));OR(NOT(ISBLANK([.$F80]));OR(NOT(ISBLANK([.$G80]));NOT(ISBLANK([.$H80])))))" office:value-type="boolean" office:boolean-value="true" calcext:value-type="boolean">
            <text:p>TRUE</text:p>
          </table:table-cell>
          <table:table-cell table:style-name="ce206" table:formula="of:=OR(OR(OR(IF([.$P80]=1);IF([.$Q80]=1));IF([.$R80]=1));IF([.$S80]=1))" office:value-type="boolean" office:boolean-value="false" calcext:value-type="boolean">
            <text:p>FALSE</text:p>
          </table:table-cell>
          <table:table-cell table:style-name="ce208" table:formula="of:=AND(ISBLANK([.$E80]);NOT(ISBLANK([.$I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I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J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K80])))" office:value-type="boolean" office:boolean-value="false" calcext:value-type="boolean">
            <text:p>FALSE</text:p>
          </table:table-cell>
          <table:table-cell table:style-name="ce212" table:formula="of:=AND(AND(ISBLANK([.$E80]);AND(ISBLANK([.$F80]);AND(ISBLANK([.$G80]);ISBLANK([.$H80]))));NOT(ISBLANK([.$L8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cargo+</text:p>
          </table:table-cell>
          <table:table-cell/>
          <table:table-cell table:style-name="ce168" office:value-type="string" calcext:value-type="string">
            <text:p>u</text:p>
          </table:table-cell>
          <table:table-cell table:style-name="ce183" office:value-type="string" calcext:value-type="string">
            <text:p><text:span text:style-name="T10">Throttle-Paddle I_D </text:span><text:span text:style-name="T11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cargo+</text:p>
          </table:table-cell>
          <table:table-cell/>
          <table:table-cell table:style-name="ce168" office:value-type="string" calcext:value-type="string">
            <text:p>L_SHIFT u</text:p>
          </table:table-cell>
          <table:table-cell table:style-name="ce183" office:value-type="string" calcext:value-type="string">
            <text:p><text:span text:style-name="T10">Throttle-Paddle I_D </text:span><text:span text:style-name="T11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2" office:value-type="string" calcext:value-type="string">
            <text:p>Comm</text:p>
          </table:table-cell>
          <table:table-cell table:style-name="ce148" office:value-type="string" calcext:value-type="string">
            <text:p>Radio</text:p>
          </table:table-cell>
          <table:table-cell table:number-columns-repeated="2"/>
          <table:table-cell table:style-name="ce183" office:value-type="string" calcext:value-type="string">
            <text:p>Comm O_U – Radio1</text:p>
            <text:p>Comm O_M – Radio3</text:p>
            <text:p>Comm O_D – Radio2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1 (Left/Top/VHF-AM) 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4]));OR(NOT(ISBLANK([.$F84]));OR(NOT(ISBLANK([.$G84]));NOT(ISBLANK([.$H84])))))" office:value-type="boolean" office:boolean-value="true" calcext:value-type="boolean">
            <text:p>TRUE</text:p>
          </table:table-cell>
          <table:table-cell table:style-name="ce206" table:formula="of:=OR(OR(OR(IF([.$P84]=1);IF([.$Q84]=1));IF([.$R84]=1));IF([.$S84]=1))" office:value-type="boolean" office:boolean-value="false" calcext:value-type="boolean">
            <text:p>FALSE</text:p>
          </table:table-cell>
          <table:table-cell table:style-name="ce208" table:formula="of:=AND(ISBLANK([.$E84]);NOT(ISBLANK([.$I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I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J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K84])))" office:value-type="boolean" office:boolean-value="false" calcext:value-type="boolean">
            <text:p>FALSE</text:p>
          </table:table-cell>
          <table:table-cell table:style-name="ce212" table:formula="of:=AND(AND(ISBLANK([.$E84]);AND(ISBLANK([.$F84]);AND(ISBLANK([.$G84]);ISBLANK([.$H84]))));NOT(ISBLANK([.$L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W/In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ALT RARROW</text:p>
          </table:table-cell>
          <table:table-cell table:style-name="ce178" office:value-type="string" calcext:value-type="string">
            <text:p>Comm U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5]));OR(NOT(ISBLANK([.$F85]));OR(NOT(ISBLANK([.$G85]));NOT(ISBLANK([.$H85])))))" office:value-type="boolean" office:boolean-value="true" calcext:value-type="boolean">
            <text:p>TRUE</text:p>
          </table:table-cell>
          <table:table-cell table:style-name="ce206" table:formula="of:=OR(OR(OR(IF([.$P85]=1);IF([.$Q85]=1));IF([.$R85]=1));IF([.$S85]=1))" office:value-type="boolean" office:boolean-value="false" calcext:value-type="boolean">
            <text:p>FALSE</text:p>
          </table:table-cell>
          <table:table-cell table:style-name="ce208" table:formula="of:=AND(ISBLANK([.$E85]);NOT(ISBLANK([.$I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I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J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K85])))" office:value-type="boolean" office:boolean-value="false" calcext:value-type="boolean">
            <text:p>FALSE</text:p>
          </table:table-cell>
          <table:table-cell table:style-name="ce212" table:formula="of:=AND(AND(ISBLANK([.$E85]);AND(ISBLANK([.$F85]);AND(ISBLANK([.$G85]);ISBLANK([.$H85]))));NOT(ISBLANK([.$L8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">1 (Left/Top/VHF-AM</text:span>) 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6]));OR(NOT(ISBLANK([.$F86]));OR(NOT(ISBLANK([.$G86]));NOT(ISBLANK([.$H86])))))" office:value-type="boolean" office:boolean-value="true" calcext:value-type="boolean">
            <text:p>TRUE</text:p>
          </table:table-cell>
          <table:table-cell table:style-name="ce206" table:formula="of:=OR(OR(OR(IF([.$P86]=1);IF([.$Q86]=1));IF([.$R86]=1));IF([.$S86]=1))" office:value-type="boolean" office:boolean-value="false" calcext:value-type="boolean">
            <text:p>FALSE</text:p>
          </table:table-cell>
          <table:table-cell table:style-name="ce208" table:formula="of:=AND(ISBLANK([.$E86]);NOT(ISBLANK([.$I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I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J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K86])))" office:value-type="boolean" office:boolean-value="false" calcext:value-type="boolean">
            <text:p>FALSE</text:p>
          </table:table-cell>
          <table:table-cell table:style-name="ce212" table:formula="of:=AND(AND(ISBLANK([.$E86]);AND(ISBLANK([.$F86]);AND(ISBLANK([.$G86]);ISBLANK([.$H86]))));NOT(ISBLANK([.$L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CW/De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ALT LARROW</text:p>
          </table:table-cell>
          <table:table-cell table:style-name="ce178" office:value-type="string" calcext:value-type="string">
            <text:p>Comm D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7]));OR(NOT(ISBLANK([.$F87]));OR(NOT(ISBLANK([.$G87]));NOT(ISBLANK([.$H87])))))" office:value-type="boolean" office:boolean-value="true" calcext:value-type="boolean">
            <text:p>TRUE</text:p>
          </table:table-cell>
          <table:table-cell table:style-name="ce206" table:formula="of:=OR(OR(OR(IF([.$P87]=1);IF([.$Q87]=1));IF([.$R87]=1));IF([.$S87]=1))" office:value-type="boolean" office:boolean-value="false" calcext:value-type="boolean">
            <text:p>FALSE</text:p>
          </table:table-cell>
          <table:table-cell table:style-name="ce208" table:formula="of:=AND(ISBLANK([.$E87]);NOT(ISBLANK([.$I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I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J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K87])))" office:value-type="boolean" office:boolean-value="false" calcext:value-type="boolean">
            <text:p>FALSE</text:p>
          </table:table-cell>
          <table:table-cell table:style-name="ce212" table:formula="of:=AND(AND(ISBLANK([.$E87]);AND(ISBLANK([.$F87]);AND(ISBLANK([.$G87]);ISBLANK([.$H87]))));NOT(ISBLANK([.$L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4">1 (Left/Top/VHF-AM) </text:span><text:span text:style-name="T5">Switch/PTT</text:span></text:p>
          </table:table-cell>
          <table:table-cell/>
          <table:table-cell table:style-name="ce167" office:value-type="string" calcext:value-type="string">
            <text:p>DX21</text:p>
          </table:table-cell>
          <table:table-cell table:style-name="ce185" office:value-type="string" calcext:value-type="string">
            <text:p>Comm R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8]));OR(NOT(ISBLANK([.$F88]));OR(NOT(ISBLANK([.$G88]));NOT(ISBLANK([.$H88])))))" office:value-type="boolean" office:boolean-value="true" calcext:value-type="boolean">
            <text:p>TRUE</text:p>
          </table:table-cell>
          <table:table-cell table:style-name="ce206" table:formula="of:=OR(OR(OR(IF([.$P88]=1);IF([.$Q88]=1));IF([.$R88]=1));IF([.$S88]=1))" office:value-type="boolean" office:boolean-value="false" calcext:value-type="boolean">
            <text:p>FALSE</text:p>
          </table:table-cell>
          <table:table-cell table:style-name="ce208" table:formula="of:=AND(ISBLANK([.$E88]);NOT(ISBLANK([.$I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I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J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K88])))" office:value-type="boolean" office:boolean-value="false" calcext:value-type="boolean">
            <text:p>FALSE</text:p>
          </table:table-cell>
          <table:table-cell table:style-name="ce212" table:formula="of:=AND(AND(ISBLANK([.$E88]);AND(ISBLANK([.$F88]);AND(ISBLANK([.$G88]);ISBLANK([.$H88]))));NOT(ISBLANK([.$L8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Menu – Left Radio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R_ALT \</text:p>
          </table:table-cell>
          <table:table-cell table:style-name="ce178" office:value-type="string" calcext:value-type="string">
            <text:p>Comm R [O_U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89]));OR(NOT(ISBLANK([.$F89]));OR(NOT(ISBLANK([.$G89]));NOT(ISBLANK([.$H89])))))" office:value-type="boolean" office:boolean-value="true" calcext:value-type="boolean">
            <text:p>TRUE</text:p>
          </table:table-cell>
          <table:table-cell table:style-name="ce206" table:formula="of:=OR(OR(OR(IF([.$P89]=1);IF([.$Q89]=1));IF([.$R89]=1));IF([.$S89]=1))" office:value-type="boolean" office:boolean-value="false" calcext:value-type="boolean">
            <text:p>FALSE</text:p>
          </table:table-cell>
          <table:table-cell table:style-name="ce208" table:formula="of:=AND(ISBLANK([.$E89]);NOT(ISBLANK([.$I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I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J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K89])))" office:value-type="boolean" office:boolean-value="false" calcext:value-type="boolean">
            <text:p>FALSE</text:p>
          </table:table-cell>
          <table:table-cell table:style-name="ce212" table:formula="of:=AND(AND(ISBLANK([.$E89]);AND(ISBLANK([.$F89]);AND(ISBLANK([.$G89]);ISBLANK([.$H89]))));NOT(ISBLANK([.$L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2 (Right/Bottom/VHF-FM) 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0]));OR(NOT(ISBLANK([.$F90]));OR(NOT(ISBLANK([.$G90]));NOT(ISBLANK([.$H90])))))" office:value-type="boolean" office:boolean-value="true" calcext:value-type="boolean">
            <text:p>TRUE</text:p>
          </table:table-cell>
          <table:table-cell table:style-name="ce206" table:formula="of:=OR(OR(OR(IF([.$P90]=1);IF([.$Q90]=1));IF([.$R90]=1));IF([.$S90]=1))" office:value-type="boolean" office:boolean-value="false" calcext:value-type="boolean">
            <text:p>FALSE</text:p>
          </table:table-cell>
          <table:table-cell table:style-name="ce208" table:formula="of:=AND(ISBLANK([.$E90]);NOT(ISBLANK([.$I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I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J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K90])))" office:value-type="boolean" office:boolean-value="false" calcext:value-type="boolean">
            <text:p>FALSE</text:p>
          </table:table-cell>
          <table:table-cell table:style-name="ce212" table:formula="of:=AND(AND(ISBLANK([.$E90]);AND(ISBLANK([.$F90]);AND(ISBLANK([.$G90]);ISBLANK([.$H90]))));NOT(ISBLANK([.$L9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W/In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CTL RARROW</text:p>
          </table:table-cell>
          <table:table-cell table:style-name="ce178" office:value-type="string" calcext:value-type="string">
            <text:p>Comm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1]));OR(NOT(ISBLANK([.$F91]));OR(NOT(ISBLANK([.$G91]));NOT(ISBLANK([.$H91])))))" office:value-type="boolean" office:boolean-value="true" calcext:value-type="boolean">
            <text:p>TRUE</text:p>
          </table:table-cell>
          <table:table-cell table:style-name="ce206" table:formula="of:=OR(OR(OR(IF([.$P91]=1);IF([.$Q91]=1));IF([.$R91]=1));IF([.$S91]=1))" office:value-type="boolean" office:boolean-value="false" calcext:value-type="boolean">
            <text:p>FALSE</text:p>
          </table:table-cell>
          <table:table-cell table:style-name="ce208" table:formula="of:=AND(ISBLANK([.$E91]);NOT(ISBLANK([.$I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I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J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K91])))" office:value-type="boolean" office:boolean-value="false" calcext:value-type="boolean">
            <text:p>FALSE</text:p>
          </table:table-cell>
          <table:table-cell table:style-name="ce212" table:formula="of:=AND(AND(ISBLANK([.$E91]);AND(ISBLANK([.$F91]);AND(ISBLANK([.$G91]);ISBLANK([.$H91]))));NOT(ISBLANK([.$L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">2 (Right/Bottom/VHF-FM</text:span>) 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2]));OR(NOT(ISBLANK([.$F92]));OR(NOT(ISBLANK([.$G92]));NOT(ISBLANK([.$H92])))))" office:value-type="boolean" office:boolean-value="true" calcext:value-type="boolean">
            <text:p>TRUE</text:p>
          </table:table-cell>
          <table:table-cell table:style-name="ce206" table:formula="of:=OR(OR(OR(IF([.$P92]=1);IF([.$Q92]=1));IF([.$R92]=1));IF([.$S92]=1))" office:value-type="boolean" office:boolean-value="false" calcext:value-type="boolean">
            <text:p>FALSE</text:p>
          </table:table-cell>
          <table:table-cell table:style-name="ce208" table:formula="of:=AND(ISBLANK([.$E92]);NOT(ISBLANK([.$I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I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J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K92])))" office:value-type="boolean" office:boolean-value="false" calcext:value-type="boolean">
            <text:p>FALSE</text:p>
          </table:table-cell>
          <table:table-cell table:style-name="ce212" table:formula="of:=AND(AND(ISBLANK([.$E92]);AND(ISBLANK([.$F92]);AND(ISBLANK([.$G92]);ISBLANK([.$H92]))));NOT(ISBLANK([.$L9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CW/Decrease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R_CTL LARROW</text:p>
          </table:table-cell>
          <table:table-cell table:style-name="ce178" office:value-type="string" calcext:value-type="string">
            <text:p>Comm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3]));OR(NOT(ISBLANK([.$F93]));OR(NOT(ISBLANK([.$G93]));NOT(ISBLANK([.$H93])))))" office:value-type="boolean" office:boolean-value="true" calcext:value-type="boolean">
            <text:p>TRUE</text:p>
          </table:table-cell>
          <table:table-cell table:style-name="ce206" table:formula="of:=OR(OR(OR(IF([.$P93]=1);IF([.$Q93]=1));IF([.$R93]=1));IF([.$S93]=1))" office:value-type="boolean" office:boolean-value="false" calcext:value-type="boolean">
            <text:p>FALSE</text:p>
          </table:table-cell>
          <table:table-cell table:style-name="ce208" table:formula="of:=AND(ISBLANK([.$E93]);NOT(ISBLANK([.$I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I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J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K93])))" office:value-type="boolean" office:boolean-value="false" calcext:value-type="boolean">
            <text:p>FALSE</text:p>
          </table:table-cell>
          <table:table-cell table:style-name="ce212" table:formula="of:=AND(AND(ISBLANK([.$E93]);AND(ISBLANK([.$F93]);AND(ISBLANK([.$G93]);ISBLANK([.$H93]))));NOT(ISBLANK([.$L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4">2 (Right/Bottom/VHF-FM) </text:span><text:span text:style-name="T5">Switch/PTT</text:span></text:p>
          </table:table-cell>
          <table:table-cell/>
          <table:table-cell table:style-name="ce167" office:value-type="string" calcext:value-type="string">
            <text:p>DX22</text:p>
          </table:table-cell>
          <table:table-cell table:style-name="ce185" office:value-type="string" calcext:value-type="string">
            <text:p>Comm R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4]));OR(NOT(ISBLANK([.$F94]));OR(NOT(ISBLANK([.$G94]));NOT(ISBLANK([.$H94])))))" office:value-type="boolean" office:boolean-value="true" calcext:value-type="boolean">
            <text:p>TRUE</text:p>
          </table:table-cell>
          <table:table-cell table:style-name="ce206" table:formula="of:=OR(OR(OR(IF([.$P94]=1);IF([.$Q94]=1));IF([.$R94]=1));IF([.$S94]=1))" office:value-type="boolean" office:boolean-value="false" calcext:value-type="boolean">
            <text:p>FALSE</text:p>
          </table:table-cell>
          <table:table-cell table:style-name="ce208" table:formula="of:=AND(ISBLANK([.$E94]);NOT(ISBLANK([.$I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I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J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K94])))" office:value-type="boolean" office:boolean-value="false" calcext:value-type="boolean">
            <text:p>FALSE</text:p>
          </table:table-cell>
          <table:table-cell table:style-name="ce212" table:formula="of:=AND(AND(ISBLANK([.$E94]);AND(ISBLANK([.$F94]);AND(ISBLANK([.$G94]);ISBLANK([.$H94]))));NOT(ISBLANK([.$L9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Menu – Right Radio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R_CTL \</text:p>
          </table:table-cell>
          <table:table-cell table:style-name="ce178" office:value-type="string" calcext:value-type="string">
            <text:p>Comm R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5]));OR(NOT(ISBLANK([.$F95]));OR(NOT(ISBLANK([.$G95]));NOT(ISBLANK([.$H95])))))" office:value-type="boolean" office:boolean-value="true" calcext:value-type="boolean">
            <text:p>TRUE</text:p>
          </table:table-cell>
          <table:table-cell table:style-name="ce206" table:formula="of:=OR(OR(OR(IF([.$P95]=1);IF([.$Q95]=1));IF([.$R95]=1));IF([.$S95]=1))" office:value-type="boolean" office:boolean-value="false" calcext:value-type="boolean">
            <text:p>FALSE</text:p>
          </table:table-cell>
          <table:table-cell table:style-name="ce208" table:formula="of:=AND(ISBLANK([.$E95]);NOT(ISBLANK([.$I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I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J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K95])))" office:value-type="boolean" office:boolean-value="false" calcext:value-type="boolean">
            <text:p>FALSE</text:p>
          </table:table-cell>
          <table:table-cell table:style-name="ce212" table:formula="of:=AND(AND(ISBLANK([.$E95]);AND(ISBLANK([.$F95]);AND(ISBLANK([.$G95]);ISBLANK([.$H95]))));NOT(ISBLANK([.$L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">3 (Center/UHF) </text:span>Up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6]));OR(NOT(ISBLANK([.$F96]));OR(NOT(ISBLANK([.$G96]));NOT(ISBLANK([.$H96])))))" office:value-type="boolean" office:boolean-value="true" calcext:value-type="boolean">
            <text:p>TRUE</text:p>
          </table:table-cell>
          <table:table-cell table:style-name="ce206" table:formula="of:=OR(OR(OR(IF([.$P96]=1);IF([.$Q96]=1));IF([.$R96]=1));IF([.$S96]=1))" office:value-type="boolean" office:boolean-value="false" calcext:value-type="boolean">
            <text:p>FALSE</text:p>
          </table:table-cell>
          <table:table-cell table:style-name="ce208" table:formula="of:=AND(ISBLANK([.$E96]);NOT(ISBLANK([.$I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I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J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K96])))" office:value-type="boolean" office:boolean-value="false" calcext:value-type="boolean">
            <text:p>FALSE</text:p>
          </table:table-cell>
          <table:table-cell table:style-name="ce212" table:formula="of:=AND(AND(ISBLANK([.$E96]);AND(ISBLANK([.$F96]);AND(ISBLANK([.$G96]);ISBLANK([.$H96]))));NOT(ISBLANK([.$L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3">3 (Center/UHF) </text:span>Down</text:p>
          </table:table-cell>
          <table:table-cell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Comm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7]));OR(NOT(ISBLANK([.$F97]));OR(NOT(ISBLANK([.$G97]));NOT(ISBLANK([.$H97])))))" office:value-type="boolean" office:boolean-value="true" calcext:value-type="boolean">
            <text:p>TRUE</text:p>
          </table:table-cell>
          <table:table-cell table:style-name="ce206" table:formula="of:=OR(OR(OR(IF([.$P97]=1);IF([.$Q97]=1));IF([.$R97]=1));IF([.$S97]=1))" office:value-type="boolean" office:boolean-value="false" calcext:value-type="boolean">
            <text:p>FALSE</text:p>
          </table:table-cell>
          <table:table-cell table:style-name="ce208" table:formula="of:=AND(ISBLANK([.$E97]);NOT(ISBLANK([.$I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I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J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K97])))" office:value-type="boolean" office:boolean-value="false" calcext:value-type="boolean">
            <text:p>FALSE</text:p>
          </table:table-cell>
          <table:table-cell table:style-name="ce212" table:formula="of:=AND(AND(ISBLANK([.$E97]);AND(ISBLANK([.$F97]);AND(ISBLANK([.$G97]);ISBLANK([.$H97]))));NOT(ISBLANK([.$L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4">3 (Center/UHF) </text:span><text:span text:style-name="T5">Switch/PTT</text:span></text:p>
          </table:table-cell>
          <table:table-cell/>
          <table:table-cell table:style-name="ce165" office:value-type="string" calcext:value-type="string">
            <text:p>DX23</text:p>
          </table:table-cell>
          <table:table-cell table:style-name="ce185" office:value-type="string" calcext:value-type="string">
            <text:p>Comm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8]));OR(NOT(ISBLANK([.$F98]));OR(NOT(ISBLANK([.$G98]));NOT(ISBLANK([.$H98])))))" office:value-type="boolean" office:boolean-value="true" calcext:value-type="boolean">
            <text:p>TRUE</text:p>
          </table:table-cell>
          <table:table-cell table:style-name="ce206" table:formula="of:=OR(OR(OR(IF([.$P98]=1);IF([.$Q98]=1));IF([.$R98]=1));IF([.$S98]=1))" office:value-type="boolean" office:boolean-value="false" calcext:value-type="boolean">
            <text:p>FALSE</text:p>
          </table:table-cell>
          <table:table-cell table:style-name="ce208" table:formula="of:=AND(ISBLANK([.$E98]);NOT(ISBLANK([.$I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I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J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K98])))" office:value-type="boolean" office:boolean-value="false" calcext:value-type="boolean">
            <text:p>FALSE</text:p>
          </table:table-cell>
          <table:table-cell table:style-name="ce212" table:formula="of:=AND(AND(ISBLANK([.$E98]);AND(ISBLANK([.$F98]);AND(ISBLANK([.$G98]);ISBLANK([.$H98]))));NOT(ISBLANK([.$L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5">Selected</text:span> PTT</text:p>
          </table:table-cell>
          <table:table-cell table:style-name="ce158"/>
          <table:table-cell table:style-name="ce165" office:value-type="string" calcext:value-type="string">
            <text:p>DX24</text:p>
          </table:table-cell>
          <table:table-cell table:style-name="ce185" office:value-type="string" calcext:value-type="string">
            <text:p>Comm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99]));OR(NOT(ISBLANK([.$F99]));OR(NOT(ISBLANK([.$G99]));NOT(ISBLANK([.$H99])))))" office:value-type="boolean" office:boolean-value="true" calcext:value-type="boolean">
            <text:p>TRUE</text:p>
          </table:table-cell>
          <table:table-cell table:style-name="ce206" table:formula="of:=OR(OR(OR(IF([.$P99]=1);IF([.$Q99]=1));IF([.$R99]=1));IF([.$S99]=1))" office:value-type="boolean" office:boolean-value="false" calcext:value-type="boolean">
            <text:p>FALSE</text:p>
          </table:table-cell>
          <table:table-cell table:style-name="ce208" table:formula="of:=AND(ISBLANK([.$E99]);NOT(ISBLANK([.$I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I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J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K99])))" office:value-type="boolean" office:boolean-value="false" calcext:value-type="boolean">
            <text:p>FALSE</text:p>
          </table:table-cell>
          <table:table-cell table:style-name="ce212" table:formula="of:=AND(AND(ISBLANK([.$E99]);AND(ISBLANK([.$F99]);AND(ISBLANK([.$G99]);ISBLANK([.$H99]))));NOT(ISBLANK([.$L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 built-in voice</text:p>
          </table:table-cell>
          <table:table-cell table:style-name="ce158" office:value-type="string" calcext:value-type="string">
            <text:p>Elite Dangerous</text:p>
          </table:table-cell>
          <table:table-cell table:style-name="ce170" office:value-type="string" calcext:value-type="string">
            <office:annotation draw:style-name="gr2" draw:text-style-name="P2" svg:width="82.18pt" svg:height="51pt" svg:x="642.76pt" svg:y="2543.87pt" draw:caption-point-x="-17.29pt" draw:caption-point-y="42.8pt">
              <dc:date>2019-10-15T00:00:00</dc:date>
              <text:p text:style-name="P1"><text:span text:style-name="T1">WRONG! Awaiting migration!</text:span></text:p>
            </office:annotation>
            <text:p>DX26</text:p>
          </table:table-cell>
          <table:table-cell table:style-name="ce178" office:value-type="string" calcext:value-type="string">
            <text:p>Comm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0]));OR(NOT(ISBLANK([.$F100]));OR(NOT(ISBLANK([.$G100]));NOT(ISBLANK([.$H100])))))" office:value-type="boolean" office:boolean-value="true" calcext:value-type="boolean">
            <text:p>TRUE</text:p>
          </table:table-cell>
          <table:table-cell table:style-name="ce206" table:formula="of:=OR(OR(OR(IF([.$P100]=1);IF([.$Q100]=1));IF([.$R100]=1));IF([.$S100]=1))" office:value-type="boolean" office:boolean-value="false" calcext:value-type="boolean">
            <text:p>FALSE</text:p>
          </table:table-cell>
          <table:table-cell table:style-name="ce208" table:formula="of:=AND(ISBLANK([.$E100]);NOT(ISBLANK([.$I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I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J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K100])))" office:value-type="boolean" office:boolean-value="false" calcext:value-type="boolean">
            <text:p>FALSE</text:p>
          </table:table-cell>
          <table:table-cell table:style-name="ce212" table:formula="of:=AND(AND(ISBLANK([.$E100]);AND(ISBLANK([.$F100]);AND(ISBLANK([.$G100]);ISBLANK([.$H100]))));NOT(ISBLANK([.$L1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(Selected) Comm Menu</text:p>
          </table:table-cell>
          <table:table-cell table:style-name="ce161" office:value-type="string" calcext:value-type="string">
            <text:p>DCS – FA18C</text:p>
          </table:table-cell>
          <table:table-cell table:style-name="ce169" office:value-type="string" calcext:value-type="string">
            <text:p>\</text:p>
          </table:table-cell>
          <table:table-cell table:style-name="ce178" office:value-type="string" calcext:value-type="string">
            <text:p>Comm L [O_M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1]));OR(NOT(ISBLANK([.$F101]));OR(NOT(ISBLANK([.$G101]));NOT(ISBLANK([.$H101])))))" office:value-type="boolean" office:boolean-value="true" calcext:value-type="boolean">
            <text:p>TRUE</text:p>
          </table:table-cell>
          <table:table-cell table:style-name="ce206" table:formula="of:=OR(OR(OR(IF([.$P101]=1);IF([.$Q101]=1));IF([.$R101]=1));IF([.$S101]=1))" office:value-type="boolean" office:boolean-value="false" calcext:value-type="boolean">
            <text:p>FALSE</text:p>
          </table:table-cell>
          <table:table-cell table:style-name="ce208" table:formula="of:=AND(ISBLANK([.$E101]);NOT(ISBLANK([.$I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I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J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K101])))" office:value-type="boolean" office:boolean-value="false" calcext:value-type="boolean">
            <text:p>FALSE</text:p>
          </table:table-cell>
          <table:table-cell table:style-name="ce212" table:formula="of:=AND(AND(ISBLANK([.$E101]);AND(ISBLANK([.$F101]);AND(ISBLANK([.$G101]);ISBLANK([.$H101]))));NOT(ISBLANK([.$L1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Special/Magic/built-in-voice(sim)</text:p>
          </table:table-cell>
          <table:table-cell/>
          <table:table-cell table:style-name="ce165" office:value-type="string" calcext:value-type="string">
            <text:p>DX26</text:p>
          </table:table-cell>
          <table:table-cell table:style-name="ce185" office:value-type="string" calcext:value-type="string">
            <text:p>Comm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2]));OR(NOT(ISBLANK([.$F102]));OR(NOT(ISBLANK([.$G102]));NOT(ISBLANK([.$H102])))))" office:value-type="boolean" office:boolean-value="true" calcext:value-type="boolean">
            <text:p>TRUE</text:p>
          </table:table-cell>
          <table:table-cell table:style-name="ce206" table:formula="of:=OR(OR(OR(IF([.$P102]=1);IF([.$Q102]=1));IF([.$R102]=1));IF([.$S102]=1))" office:value-type="boolean" office:boolean-value="false" calcext:value-type="boolean">
            <text:p>FALSE</text:p>
          </table:table-cell>
          <table:table-cell table:style-name="ce208" table:formula="of:=AND(ISBLANK([.$E102]);NOT(ISBLANK([.$I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I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J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K102])))" office:value-type="boolean" office:boolean-value="false" calcext:value-type="boolean">
            <text:p>FALSE</text:p>
          </table:table-cell>
          <table:table-cell table:style-name="ce212" table:formula="of:=AND(AND(ISBLANK([.$E102]);AND(ISBLANK([.$F102]);AND(ISBLANK([.$G102]);ISBLANK([.$H102]))));NOT(ISBLANK([.$L1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Ground/Intercom</text:p>
          </table:table-cell>
          <table:table-cell/>
          <table:table-cell table:style-name="ce165" office:value-type="string" calcext:value-type="string">
            <text:p>DX25</text:p>
          </table:table-cell>
          <table:table-cell table:style-name="ce185" office:value-type="string" calcext:value-type="string">
            <text:p>Comm L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3]));OR(NOT(ISBLANK([.$F103]));OR(NOT(ISBLANK([.$G103]));NOT(ISBLANK([.$H103])))))" office:value-type="boolean" office:boolean-value="true" calcext:value-type="boolean">
            <text:p>TRUE</text:p>
          </table:table-cell>
          <table:table-cell table:style-name="ce206" table:formula="of:=OR(OR(OR(IF([.$P103]=1);IF([.$Q103]=1));IF([.$R103]=1));IF([.$S103]=1))" office:value-type="boolean" office:boolean-value="false" calcext:value-type="boolean">
            <text:p>FALSE</text:p>
          </table:table-cell>
          <table:table-cell table:style-name="ce208" table:formula="of:=AND(ISBLANK([.$E103]);NOT(ISBLANK([.$I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I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J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K103])))" office:value-type="boolean" office:boolean-value="false" calcext:value-type="boolean">
            <text:p>FALSE</text:p>
          </table:table-cell>
          <table:table-cell table:style-name="ce212" table:formula="of:=AND(AND(ISBLANK([.$E103]);AND(ISBLANK([.$F103]);AND(ISBLANK([.$G103]);ISBLANK([.$H103]))));NOT(ISBLANK([.$L1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Aux</text:p>
          </table:table-cell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4" draw:text-style-name="P2" svg:width="111.15pt" svg:height="28.09pt" svg:x="377.21pt" svg:y="2728.69pt" draw:caption-point-x="-17.29pt" draw:caption-point-y="-10.01pt">
              <dc:date>2019-10-01T00:00:00</dc:date>
              <text:p text:style-name="P1"><text:span text:style-name="T1">Usually to accommodate Discord.</text:span></text:p>
            </office:annotation>
            <text:p><text:span text:style-name="T5">Standby</text:span> PTT</text:p>
          </table:table-cell>
          <table:table-cell table:style-name="ce158"/>
          <table:table-cell table:style-name="ce171" office:value-type="string" calcext:value-type="string">
            <text:p>DX32</text:p>
          </table:table-cell>
          <table:table-cell table:style-name="ce185" office:value-type="string" calcext:value-type="string">
            <text:p>T16KJG_<text:span text:style-name="T5">TH-2</text:span> [O_<text:span text:style-name="T5">M</text:span>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5]));OR(NOT(ISBLANK([.$F105]));OR(NOT(ISBLANK([.$G105]));NOT(ISBLANK([.$H105])))))" office:value-type="boolean" office:boolean-value="true" calcext:value-type="boolean">
            <text:p>TRUE</text:p>
          </table:table-cell>
          <table:table-cell table:style-name="ce206" table:formula="of:=OR(OR(OR(IF([.$P105]=1);IF([.$Q105]=1));IF([.$R105]=1));IF([.$S105]=1))" office:value-type="boolean" office:boolean-value="false" calcext:value-type="boolean">
            <text:p>FALSE</text:p>
          </table:table-cell>
          <table:table-cell table:style-name="ce208" table:formula="of:=AND(ISBLANK([.$E105]);NOT(ISBLANK([.$I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I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J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K105])))" office:value-type="boolean" office:boolean-value="false" calcext:value-type="boolean">
            <text:p>FALSE</text:p>
          </table:table-cell>
          <table:table-cell table:style-name="ce212" table:formula="of:=AND(AND(ISBLANK([.$E105]);AND(ISBLANK([.$F105]);AND(ISBLANK([.$G105]);ISBLANK([.$H105]))));NOT(ISBLANK([.$L10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6">Whisper</text:span> PTT</text:p>
          </table:table-cell>
          <table:table-cell table:style-name="ce158"/>
          <table:table-cell table:style-name="ce171" office:value-type="string" calcext:value-type="string">
            <text:p>DX30, F22</text:p>
          </table:table-cell>
          <table:table-cell table:style-name="ce185" office:value-type="string" calcext:value-type="string">
            <text:p>T16KJG_<text:span text:style-name="T5">TH-2</text:span>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6]));OR(NOT(ISBLANK([.$F106]));OR(NOT(ISBLANK([.$G106]));NOT(ISBLANK([.$H106])))))" office:value-type="boolean" office:boolean-value="true" calcext:value-type="boolean">
            <text:p>TRUE</text:p>
          </table:table-cell>
          <table:table-cell table:style-name="ce206" table:formula="of:=OR(OR(OR(IF([.$P106]=1);IF([.$Q106]=1));IF([.$R106]=1));IF([.$S106]=1))" office:value-type="boolean" office:boolean-value="false" calcext:value-type="boolean">
            <text:p>FALSE</text:p>
          </table:table-cell>
          <table:table-cell table:style-name="ce208" table:formula="of:=AND(ISBLANK([.$E106]);NOT(ISBLANK([.$I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I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J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K106])))" office:value-type="boolean" office:boolean-value="false" calcext:value-type="boolean">
            <text:p>FALSE</text:p>
          </table:table-cell>
          <table:table-cell table:style-name="ce212" table:formula="of:=AND(AND(ISBLANK([.$E106]);AND(ISBLANK([.$F106]);AND(ISBLANK([.$G106]);ISBLANK([.$H106]))));NOT(ISBLANK([.$L10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72" office:value-type="string" calcext:value-type="string">
            <text:p>_</text:p>
          </table:table-cell>
          <table:table-cell table:style-name="ce185" office:value-type="string" calcext:value-type="string">
            <office:annotation draw:style-name="gr2" draw:text-style-name="P2" svg:width="82.18pt" svg:height="51pt" svg:x="807.19pt" svg:y="2728.66pt" draw:caption-point-x="-17.29pt" draw:caption-point-y="42.8pt">
              <dc:date>2019-11-06T00:00:00</dc:date>
              <text:p text:style-name="P1"><text:span text:style-name="T1">Optional. Not required to be implemented by default.</text:span></text:p>
            </office:annotation>
            <text:p>T16KJG_<text:span text:style-name="T5">TH-2</text:span> [O_U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7]));OR(NOT(ISBLANK([.$F107]));OR(NOT(ISBLANK([.$G107]));NOT(ISBLANK([.$H107])))))" office:value-type="boolean" office:boolean-value="true" calcext:value-type="boolean">
            <text:p>TRUE</text:p>
          </table:table-cell>
          <table:table-cell table:style-name="ce206" table:formula="of:=OR(OR(OR(IF([.$P107]=1);IF([.$Q107]=1));IF([.$R107]=1));IF([.$S107]=1))" office:value-type="boolean" office:boolean-value="false" calcext:value-type="boolean">
            <text:p>FALSE</text:p>
          </table:table-cell>
          <table:table-cell table:style-name="ce208" table:formula="of:=AND(ISBLANK([.$E107]);NOT(ISBLANK([.$I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I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J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K107])))" office:value-type="boolean" office:boolean-value="false" calcext:value-type="boolean">
            <text:p>FALSE</text:p>
          </table:table-cell>
          <table:table-cell table:style-name="ce212" table:formula="of:=AND(AND(ISBLANK([.$E107]);AND(ISBLANK([.$F107]);AND(ISBLANK([.$G107]);ISBLANK([.$H107]))));NOT(ISBLANK([.$L10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office:annotation draw:style-name="gr5" draw:text-style-name="P2" svg:width="127.47pt" svg:height="45.52pt" svg:x="377.21pt" svg:y="2807.89pt" draw:caption-point-x="-17.29pt" draw:caption-point-y="-10.01pt">
              <dc:date>2019-11-06T00:00:00</dc:date>
              <text:p text:style-name="P1"><text:span text:style-name="T1">Atypical. ONLY if separate. Usually to accommodate TeamSpeak or Mumble.</text:span></text:p>
            </office:annotation>
            <text:p><text:span text:style-name="T6">Team</text:span> PTT</text:p>
          </table:table-cell>
          <table:table-cell table:style-name="ce158"/>
          <table:table-cell table:style-name="ce171" office:value-type="string" calcext:value-type="string">
            <office:annotation draw:style-name="gr3" draw:text-style-name="P2" svg:width="82.18pt" svg:height="61.68pt" svg:x="642.76pt" svg:y="2755.08pt" draw:caption-point-x="-17.29pt" draw:caption-point-y="42.8pt">
              <dc:date>2019-11-06T00:00:00</dc:date>
              <text:p text:style-name="P1"><text:span text:style-name="T1">Keyboard mapping to be used simultaneously. Workaround.</text:span></text:p>
            </office:annotation>
            <text:p>DX29, F23</text:p>
          </table:table-cell>
          <table:table-cell table:style-name="ce185" office:value-type="string" calcext:value-type="string">
            <text:p>T16KJG_<text:span text:style-name="T5">TH-2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08]));OR(NOT(ISBLANK([.$F108]));OR(NOT(ISBLANK([.$G108]));NOT(ISBLANK([.$H108])))))" office:value-type="boolean" office:boolean-value="true" calcext:value-type="boolean">
            <text:p>TRUE</text:p>
          </table:table-cell>
          <table:table-cell table:style-name="ce206" table:formula="of:=OR(OR(OR(IF([.$P108]=1);IF([.$Q108]=1));IF([.$R108]=1));IF([.$S108]=1))" office:value-type="boolean" office:boolean-value="false" calcext:value-type="boolean">
            <text:p>FALSE</text:p>
          </table:table-cell>
          <table:table-cell table:style-name="ce208" table:formula="of:=AND(ISBLANK([.$E108]);NOT(ISBLANK([.$I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I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J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K108])))" office:value-type="boolean" office:boolean-value="false" calcext:value-type="boolean">
            <text:p>FALSE</text:p>
          </table:table-cell>
          <table:table-cell table:style-name="ce212" table:formula="of:=AND(AND(ISBLANK([.$E108]);AND(ISBLANK([.$F108]);AND(ISBLANK([.$G108]);ISBLANK([.$H108]))));NOT(ISBLANK([.$L10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<text:span text:style-name="T5">COVAS</text:span> PTT</text:p>
          </table:table-cell>
          <table:table-cell table:style-name="ce158"/>
          <table:table-cell table:style-name="ce173" office:value-type="string" calcext:value-type="string">
            <text:p>DX28</text:p>
          </table:table-cell>
          <table:table-cell table:style-name="ce185" office:value-type="string" calcext:value-type="string">
            <text:p>T16KJG_<text:span text:style-name="T5">TH-2</text:span> [I_<text:span text:style-name="T5">M</text:span>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0]));OR(NOT(ISBLANK([.$F110]));OR(NOT(ISBLANK([.$G110]));NOT(ISBLANK([.$H110])))))" office:value-type="boolean" office:boolean-value="true" calcext:value-type="boolean">
            <text:p>TRUE</text:p>
          </table:table-cell>
          <table:table-cell table:style-name="ce206" table:formula="of:=OR(OR(OR(IF([.$P110]=1);IF([.$Q110]=1));IF([.$R110]=1));IF([.$S110]=1))" office:value-type="boolean" office:boolean-value="false" calcext:value-type="boolean">
            <text:p>FALSE</text:p>
          </table:table-cell>
          <table:table-cell table:style-name="ce208" table:formula="of:=AND(ISBLANK([.$E110]);NOT(ISBLANK([.$I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I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J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K110])))" office:value-type="boolean" office:boolean-value="false" calcext:value-type="boolean">
            <text:p>FALSE</text:p>
          </table:table-cell>
          <table:table-cell table:style-name="ce212" table:formula="of:=AND(AND(ISBLANK([.$E110]);AND(ISBLANK([.$F110]);AND(ISBLANK([.$G110]);ISBLANK([.$H110]))));NOT(ISBLANK([.$L11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T16KJG_<text:span text:style-name="T5">TH-2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1]));OR(NOT(ISBLANK([.$F111]));OR(NOT(ISBLANK([.$G111]));NOT(ISBLANK([.$H111])))))" office:value-type="boolean" office:boolean-value="true" calcext:value-type="boolean">
            <text:p>TRUE</text:p>
          </table:table-cell>
          <table:table-cell table:style-name="ce206" table:formula="of:=OR(OR(OR(IF([.$P111]=1);IF([.$Q111]=1));IF([.$R111]=1));IF([.$S111]=1))" office:value-type="boolean" office:boolean-value="false" calcext:value-type="boolean">
            <text:p>FALSE</text:p>
          </table:table-cell>
          <table:table-cell table:style-name="ce208" table:formula="of:=AND(ISBLANK([.$E111]);NOT(ISBLANK([.$I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I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J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K111])))" office:value-type="boolean" office:boolean-value="false" calcext:value-type="boolean">
            <text:p>FALSE</text:p>
          </table:table-cell>
          <table:table-cell table:style-name="ce212" table:formula="of:=AND(AND(ISBLANK([.$E111]);AND(ISBLANK([.$F111]);AND(ISBLANK([.$G111]);ISBLANK([.$H111]))));NOT(ISBLANK([.$L1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1" office:value-type="string" calcext:value-type="string">
            <text:p>RESERVED</text:p>
          </table:table-cell>
          <table:table-cell table:style-name="ce158"/>
          <table:table-cell table:style-name="ce163" office:value-type="string" calcext:value-type="string">
            <text:p>_</text:p>
          </table:table-cell>
          <table:table-cell table:style-name="ce185" office:value-type="string" calcext:value-type="string">
            <text:p>T16KJG_<text:span text:style-name="T5">TH-2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2]));OR(NOT(ISBLANK([.$F112]));OR(NOT(ISBLANK([.$G112]));NOT(ISBLANK([.$H112])))))" office:value-type="boolean" office:boolean-value="true" calcext:value-type="boolean">
            <text:p>TRUE</text:p>
          </table:table-cell>
          <table:table-cell table:style-name="ce206" table:formula="of:=OR(OR(OR(IF([.$P112]=1);IF([.$Q112]=1));IF([.$R112]=1));IF([.$S112]=1))" office:value-type="boolean" office:boolean-value="false" calcext:value-type="boolean">
            <text:p>FALSE</text:p>
          </table:table-cell>
          <table:table-cell table:style-name="ce208" table:formula="of:=AND(ISBLANK([.$E112]);NOT(ISBLANK([.$I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I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J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K112])))" office:value-type="boolean" office:boolean-value="false" calcext:value-type="boolean">
            <text:p>FALSE</text:p>
          </table:table-cell>
          <table:table-cell table:style-name="ce212" table:formula="of:=AND(AND(ISBLANK([.$E112]);AND(ISBLANK([.$F112]);AND(ISBLANK([.$G112]);ISBLANK([.$H112]))));NOT(ISBLANK([.$L1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Quick Power</text:p>
          </table:table-cell>
          <table:table-cell table:style-name="ce148" office:value-type="string" calcext:value-type="string">
            <text:p>AirBrake ENGAGE</text:p>
          </table:table-cell>
          <table:table-cell table:number-columns-repeated="2"/>
          <table:table-cell table:style-name="ce162" office:value-type="string" calcext:value-type="string">
            <text:p><text:span text:style-name="T8">Ship O_M </text:span>L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Reset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GDN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4]));OR(NOT(ISBLANK([.$F114]));OR(NOT(ISBLANK([.$G114]));NOT(ISBLANK([.$H114])))))" office:value-type="boolean" office:boolean-value="true" calcext:value-type="boolean">
            <text:p>TRUE</text:p>
          </table:table-cell>
          <table:table-cell table:style-name="ce206" table:formula="of:=OR(OR(OR(IF([.$P114]=1);IF([.$Q114]=1));IF([.$R114]=1));IF([.$S114]=1))" office:value-type="boolean" office:boolean-value="false" calcext:value-type="boolean">
            <text:p>FALSE</text:p>
          </table:table-cell>
          <table:table-cell table:style-name="ce208" table:formula="of:=AND(ISBLANK([.$E114]);NOT(ISBLANK([.$I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I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J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K114])))" office:value-type="boolean" office:boolean-value="false" calcext:value-type="boolean">
            <text:p>FALSE</text:p>
          </table:table-cell>
          <table:table-cell table:style-name="ce212" table:formula="of:=AND(AND(ISBLANK([.$E114]);AND(ISBLANK([.$F114]);AND(ISBLANK([.$G114]);ISBLANK([.$H114]))));NOT(ISBLANK([.$L1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eed Brake EXTEND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b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5]));OR(NOT(ISBLANK([.$F115]));OR(NOT(ISBLANK([.$G115]));NOT(ISBLANK([.$H115])))))" office:value-type="boolean" office:boolean-value="true" calcext:value-type="boolean">
            <text:p>TRUE</text:p>
          </table:table-cell>
          <table:table-cell table:style-name="ce206" table:formula="of:=OR(OR(OR(IF([.$P115]=1);IF([.$Q115]=1));IF([.$R115]=1));IF([.$S115]=1))" office:value-type="boolean" office:boolean-value="false" calcext:value-type="boolean">
            <text:p>FALSE</text:p>
          </table:table-cell>
          <table:table-cell table:style-name="ce208" table:formula="of:=AND(ISBLANK([.$E115]);NOT(ISBLANK([.$I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I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J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K115])))" office:value-type="boolean" office:boolean-value="false" calcext:value-type="boolean">
            <text:p>FALSE</text:p>
          </table:table-cell>
          <table:table-cell table:style-name="ce212" table:formula="of:=AND(AND(ISBLANK([.$E115]);AND(ISBLANK([.$F115]);AND(ISBLANK([.$G115]);ISBLANK([.$H115]))));NOT(ISBLANK([.$L11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AirBrake CANCEL</text:p>
          </table:table-cell>
          <table:table-cell table:number-columns-repeated="2"/>
          <table:table-cell table:style-name="ce162" office:value-type="string" calcext:value-type="string">
            <text:p><text:span text:style-name="T8">Ship O_M </text:span>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Weapon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INS</text:p>
          </table:table-cell>
          <table:table-cell table:style-name="ce178" office:value-type="string" calcext:value-type="string">
            <text:p>Ship R [O_M]</text:p>
          </table:table-cell>
          <table:table-cell table:style-name="ce196" office:value-type="string" calcext:value-type="string">
            <text:p>Weapon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7]));OR(NOT(ISBLANK([.$F117]));OR(NOT(ISBLANK([.$G117]));NOT(ISBLANK([.$H117])))))" office:value-type="boolean" office:boolean-value="true" calcext:value-type="boolean">
            <text:p>TRUE</text:p>
          </table:table-cell>
          <table:table-cell table:style-name="ce206" table:formula="of:=OR(OR(OR(IF([.$P117]=1);IF([.$Q117]=1));IF([.$R117]=1));IF([.$S117]=1))" office:value-type="boolean" office:boolean-value="false" calcext:value-type="boolean">
            <text:p>FALSE</text:p>
          </table:table-cell>
          <table:table-cell table:style-name="ce208" table:formula="of:=AND(ISBLANK([.$E117]);NOT(ISBLANK([.$I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I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J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K117])))" office:value-type="boolean" office:boolean-value="false" calcext:value-type="boolean">
            <text:p>FALSE</text:p>
          </table:table-cell>
          <table:table-cell table:style-name="ce212" table:formula="of:=AND(AND(ISBLANK([.$E117]);AND(ISBLANK([.$F117]);AND(ISBLANK([.$G117]);ISBLANK([.$H117]))));NOT(ISBLANK([.$L11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peed Brake RETRAC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CTL b</text:p>
          </table:table-cell>
          <table:table-cell table:style-name="ce178" office:value-type="string" calcext:value-type="string">
            <text:p>Ship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18]));OR(NOT(ISBLANK([.$F118]));OR(NOT(ISBLANK([.$G118]));NOT(ISBLANK([.$H118])))))" office:value-type="boolean" office:boolean-value="true" calcext:value-type="boolean">
            <text:p>TRUE</text:p>
          </table:table-cell>
          <table:table-cell table:style-name="ce206" table:formula="of:=OR(OR(OR(IF([.$P118]=1);IF([.$Q118]=1));IF([.$R118]=1));IF([.$S118]=1))" office:value-type="boolean" office:boolean-value="false" calcext:value-type="boolean">
            <text:p>FALSE</text:p>
          </table:table-cell>
          <table:table-cell table:style-name="ce208" table:formula="of:=AND(ISBLANK([.$E118]);NOT(ISBLANK([.$I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I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J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K118])))" office:value-type="boolean" office:boolean-value="false" calcext:value-type="boolean">
            <text:p>FALSE</text:p>
          </table:table-cell>
          <table:table-cell table:style-name="ce212" table:formula="of:=AND(AND(ISBLANK([.$E118]);AND(ISBLANK([.$F118]);AND(ISBLANK([.$G118]);ISBLANK([.$H118]))));NOT(ISBLANK([.$L11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Wheel Steering</text:p>
          </table:table-cell>
          <table:table-cell table:number-columns-repeated="2"/>
          <table:table-cell table:style-name="ce162" office:value-type="string" calcext:value-type="string">
            <text:p><text:span text:style-name="T8">Ship O_M </text:span>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Engine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GUP</text:p>
          </table:table-cell>
          <table:table-cell table:style-name="ce178" office:value-type="string" calcext:value-type="string">
            <text:p>Ship U [O_M]</text:p>
          </table:table-cell>
          <table:table-cell table:style-name="ce196" office:value-type="string" calcext:value-type="string">
            <text:p>Engine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0]));OR(NOT(ISBLANK([.$F120]));OR(NOT(ISBLANK([.$G120]));NOT(ISBLANK([.$H120])))))" office:value-type="boolean" office:boolean-value="true" calcext:value-type="boolean">
            <text:p>TRUE</text:p>
          </table:table-cell>
          <table:table-cell table:style-name="ce206" table:formula="of:=OR(OR(OR(IF([.$P120]=1);IF([.$Q120]=1));IF([.$R120]=1));IF([.$S120]=1))" office:value-type="boolean" office:boolean-value="false" calcext:value-type="boolean">
            <text:p>FALSE</text:p>
          </table:table-cell>
          <table:table-cell table:style-name="ce208" table:formula="of:=AND(ISBLANK([.$E120]);NOT(ISBLANK([.$I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I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J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K120])))" office:value-type="boolean" office:boolean-value="false" calcext:value-type="boolean">
            <text:p>FALSE</text:p>
          </table:table-cell>
          <table:table-cell table:style-name="ce212" table:formula="of:=AND(AND(ISBLANK([.$E120]);AND(ISBLANK([.$F120]);AND(ISBLANK([.$G120]);ISBLANK([.$H120]))));NOT(ISBLANK([.$L12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ELF OVERLOAD</text:p>
            <text:p>[Undesignate] NoseWheelSte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s</text:p>
          </table:table-cell>
          <table:table-cell table:style-name="ce178" office:value-type="string" calcext:value-type="string">
            <text:p>Ship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1]));OR(NOT(ISBLANK([.$F121]));OR(NOT(ISBLANK([.$G121]));NOT(ISBLANK([.$H121])))))" office:value-type="boolean" office:boolean-value="true" calcext:value-type="boolean">
            <text:p>TRUE</text:p>
          </table:table-cell>
          <table:table-cell table:style-name="ce206" table:formula="of:=OR(OR(OR(IF([.$P121]=1);IF([.$Q121]=1));IF([.$R121]=1));IF([.$S121]=1))" office:value-type="boolean" office:boolean-value="false" calcext:value-type="boolean">
            <text:p>FALSE</text:p>
          </table:table-cell>
          <table:table-cell table:style-name="ce208" table:formula="of:=AND(ISBLANK([.$E121]);NOT(ISBLANK([.$I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I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J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K121])))" office:value-type="boolean" office:boolean-value="false" calcext:value-type="boolean">
            <text:p>FALSE</text:p>
          </table:table-cell>
          <table:table-cell table:style-name="ce212" table:formula="of:=AND(AND(ISBLANK([.$E121]);AND(ISBLANK([.$F121]);AND(ISBLANK([.$G121]);ISBLANK([.$H121]))));NOT(ISBLANK([.$L12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2"/>
          <table:table-cell table:style-name="ce148" office:value-type="string" calcext:value-type="string">
            <text:p>Wheel Brake</text:p>
          </table:table-cell>
          <table:table-cell table:number-columns-repeated="2"/>
          <table:table-cell table:style-name="ce162" office:value-type="string" calcext:value-type="string">
            <text:p><text:span text:style-name="T8">Ship O_M </text:span><text:span text:style-name="T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System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HOME</text:p>
          </table:table-cell>
          <table:table-cell table:style-name="ce178" office:value-type="string" calcext:value-type="string">
            <text:p>Ship D [O_M]</text:p>
          </table:table-cell>
          <table:table-cell table:style-name="ce196" office:value-type="string" calcext:value-type="string">
            <text:p>Systems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3]));OR(NOT(ISBLANK([.$F123]));OR(NOT(ISBLANK([.$G123]));NOT(ISBLANK([.$H123])))))" office:value-type="boolean" office:boolean-value="true" calcext:value-type="boolean">
            <text:p>TRUE</text:p>
          </table:table-cell>
          <table:table-cell table:style-name="ce206" table:formula="of:=OR(OR(OR(IF([.$P123]=1);IF([.$Q123]=1));IF([.$R123]=1));IF([.$S123]=1))" office:value-type="boolean" office:boolean-value="false" calcext:value-type="boolean">
            <text:p>FALSE</text:p>
          </table:table-cell>
          <table:table-cell table:style-name="ce208" table:formula="of:=AND(ISBLANK([.$E123]);NOT(ISBLANK([.$I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I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J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K123])))" office:value-type="boolean" office:boolean-value="false" calcext:value-type="boolean">
            <text:p>FALSE</text:p>
          </table:table-cell>
          <table:table-cell table:style-name="ce212" table:formula="of:=AND(AND(ISBLANK([.$E123]);AND(ISBLANK([.$F123]);AND(ISBLANK([.$G123]);ISBLANK([.$H123]))));NOT(ISBLANK([.$L12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office:annotation draw:style-name="gr1" draw:text-style-name="P2" svg:width="82.18pt" svg:height="72.88pt" svg:x="642.76pt" svg:y="3177.47pt" draw:caption-point-x="-17.29pt" draw:caption-point-y="42.8pt">
              <dc:date>2019-10-16T00:00:00</dc:date>
              <text:p text:style-name="P1"><text:span text:style-name="T1">Add DX17 keybind if necessary to avoid conflicts holding wheelbrake.</text:span></text:p>
            </office:annotation>
            <text:p>w</text:p>
            <text:p><text:span text:style-name="T9">?DX17?</text:span></text:p>
          </table:table-cell>
          <table:table-cell table:style-name="ce178" office:value-type="string" calcext:value-type="string">
            <office:annotation draw:style-name="gr6" draw:text-style-name="P2" svg:width="82.18pt" svg:height="95.27pt" svg:x="807.19pt" svg:y="3177.47pt" draw:caption-point-x="-17.29pt" draw:caption-point-y="42.8pt">
              <dc:date>2019-10-16T00:00:00</dc:date>
              <text:p text:style-name="P1"><text:span text:style-name="T1">Rare. Multiple inputs. Provided to negate possible conflicts while keeping brakes set, especially with PTT.</text:span></text:p>
            </office:annotation>
            <text:p>Ship D [O_M]</text:p>
            <text:p>ST-Y -99%</text:p>
            <text:p>ST-Slider -90%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24]));OR(NOT(ISBLANK([.$F124]));OR(NOT(ISBLANK([.$G124]));NOT(ISBLANK([.$H124])))))" office:value-type="boolean" office:boolean-value="true" calcext:value-type="boolean">
            <text:p>TRUE</text:p>
          </table:table-cell>
          <table:table-cell table:style-name="ce206" table:formula="of:=OR(OR(OR(IF([.$P124]=1);IF([.$Q124]=1));IF([.$R124]=1));IF([.$S124]=1))" office:value-type="boolean" office:boolean-value="false" calcext:value-type="boolean">
            <text:p>FALSE</text:p>
          </table:table-cell>
          <table:table-cell table:style-name="ce208" table:formula="of:=AND(ISBLANK([.$E124]);NOT(ISBLANK([.$I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I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J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K124])))" office:value-type="boolean" office:boolean-value="false" calcext:value-type="boolean">
            <text:p>FALSE</text:p>
          </table:table-cell>
          <table:table-cell table:style-name="ce212" table:formula="of:=AND(AND(ISBLANK([.$E124]);AND(ISBLANK([.$F124]);AND(ISBLANK([.$G124]);ISBLANK([.$H124]))));NOT(ISBLANK([.$L12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Readiness</text:p>
          </table:table-cell>
          <table:table-cell table:number-columns-repeated="4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 office:value-type="string" calcext:value-type="string">
            <text:p>Lockouts,</text:p>
            <text:p>Accessories</text:p>
          </table:table-cell>
          <table:table-cell table:style-name="ce148" office:value-type="string" calcext:value-type="string">
            <text:p>Tool</text:p>
          </table:table-cell>
          <table:table-cell table:number-columns-repeated="2"/>
          <table:table-cell table:style-name="ce188" office:value-type="string" calcext:value-type="string">
            <text:p>Ship O_D 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argo Scoop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p</text:p>
          </table:table-cell>
          <table:table-cell table:style-name="ce178" office:value-type="string" calcext:value-type="string">
            <text:p>Ship L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27]));OR(NOT(ISBLANK([.$F127]));OR(NOT(ISBLANK([.$G127]));NOT(ISBLANK([.$H127])))))" office:value-type="boolean" office:boolean-value="true" calcext:value-type="boolean">
            <text:p>TRUE</text:p>
          </table:table-cell>
          <table:table-cell table:style-name="ce206" table:formula="of:=OR(OR(OR(IF([.$P127]=1);IF([.$Q127]=1));IF([.$R127]=1));IF([.$S127]=1))" office:value-type="boolean" office:boolean-value="false" calcext:value-type="boolean">
            <text:p>FALSE</text:p>
          </table:table-cell>
          <table:table-cell table:style-name="ce208" table:formula="of:=AND(ISBLANK([.$E127]);NOT(ISBLANK([.$I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I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J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K127])))" office:value-type="boolean" office:boolean-value="false" calcext:value-type="boolean">
            <text:p>FALSE</text:p>
          </table:table-cell>
          <table:table-cell table:style-name="ce212" table:formula="of:=AND(AND(ISBLANK([.$E127]);AND(ISBLANK([.$F127]);AND(ISBLANK([.$G127]);ISBLANK([.$H127]))));NOT(ISBLANK([.$L12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2" draw:text-style-name="P2" svg:width="82.18pt" svg:height="51pt" svg:x="377.21pt" svg:y="3283.06pt" draw:caption-point-x="-17.29pt" draw:caption-point-y="42.8pt">
              <dc:date>2019-11-23T00:00:00</dc:date>
              <text:p text:style-name="P1"><text:span text:style-name="T1">Reassign to more important commands as needed.</text:span></text:p>
            </office:annotation>
            <text:p>CONTEXT</text:p>
            <text:p>Smoke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R_ALT s</text:p>
          </table:table-cell>
          <table:table-cell table:style-name="ce178" office:value-type="string" calcext:value-type="string">
            <text:p>Ship L [O_D] (l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28]));OR(NOT(ISBLANK([.$F128]));OR(NOT(ISBLANK([.$G128]));NOT(ISBLANK([.$H128])))))" office:value-type="boolean" office:boolean-value="true" calcext:value-type="boolean">
            <text:p>TRUE</text:p>
          </table:table-cell>
          <table:table-cell table:style-name="ce206" table:formula="of:=OR(OR(OR(IF([.$P128]=1);IF([.$Q128]=1));IF([.$R128]=1));IF([.$S128]=1))" office:value-type="boolean" office:boolean-value="false" calcext:value-type="boolean">
            <text:p>FALSE</text:p>
          </table:table-cell>
          <table:table-cell table:style-name="ce208" table:formula="of:=AND(ISBLANK([.$E128]);NOT(ISBLANK([.$I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I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J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K128])))" office:value-type="boolean" office:boolean-value="false" calcext:value-type="boolean">
            <text:p>FALSE</text:p>
          </table:table-cell>
          <table:table-cell table:style-name="ce212" table:formula="of:=AND(AND(ISBLANK([.$E128]);AND(ISBLANK([.$F128]);AND(ISBLANK([.$G128]);ISBLANK([.$H128]))));NOT(ISBLANK([.$L12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ights</text:p>
          </table:table-cell>
          <table:table-cell table:number-columns-repeated="2"/>
          <table:table-cell table:style-name="ce188" office:value-type="string" calcext:value-type="string">
            <text:p>Ship O_D 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number-columns-repeated="2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</text:p>
          </table:table-cell>
          <table:table-cell table:style-name="ce178" office:value-type="string" calcext:value-type="string">
            <text:p>Ship R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0]));OR(NOT(ISBLANK([.$F130]));OR(NOT(ISBLANK([.$G130]));NOT(ISBLANK([.$H130])))))" office:value-type="boolean" office:boolean-value="true" calcext:value-type="boolean">
            <text:p>TRUE</text:p>
          </table:table-cell>
          <table:table-cell table:style-name="ce206" table:formula="of:=OR(OR(OR(IF([.$P130]=1);IF([.$Q130]=1));IF([.$R130]=1));IF([.$S130]=1))" office:value-type="boolean" office:boolean-value="false" calcext:value-type="boolean">
            <text:p>FALSE</text:p>
          </table:table-cell>
          <table:table-cell table:style-name="ce208" table:formula="of:=AND(ISBLANK([.$E130]);NOT(ISBLANK([.$I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I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J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K130])))" office:value-type="boolean" office:boolean-value="false" calcext:value-type="boolean">
            <text:p>FALSE</text:p>
          </table:table-cell>
          <table:table-cell table:style-name="ce212" table:formula="of:=AND(AND(ISBLANK([.$E130]);AND(ISBLANK([.$F130]);AND(ISBLANK([.$G130]);ISBLANK([.$H130]))));NOT(ISBLANK([.$L1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Exterior Lights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</text:p>
          </table:table-cell>
          <table:table-cell table:style-name="ce178" office:value-type="string" calcext:value-type="string">
            <text:p>Ship D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1]));OR(NOT(ISBLANK([.$F131]));OR(NOT(ISBLANK([.$G131]));NOT(ISBLANK([.$H131])))))" office:value-type="boolean" office:boolean-value="true" calcext:value-type="boolean">
            <text:p>TRUE</text:p>
          </table:table-cell>
          <table:table-cell table:style-name="ce206" table:formula="of:=OR(OR(OR(IF([.$P131]=1);IF([.$Q131]=1));IF([.$R131]=1));IF([.$S131]=1))" office:value-type="boolean" office:boolean-value="false" calcext:value-type="boolean">
            <text:p>FALSE</text:p>
          </table:table-cell>
          <table:table-cell table:style-name="ce208" table:formula="of:=AND(ISBLANK([.$E131]);NOT(ISBLANK([.$I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I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J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K131])))" office:value-type="boolean" office:boolean-value="false" calcext:value-type="boolean">
            <text:p>FALSE</text:p>
          </table:table-cell>
          <table:table-cell table:style-name="ce212" table:formula="of:=AND(AND(ISBLANK([.$E131]);AND(ISBLANK([.$F131]);AND(ISBLANK([.$G131]);ISBLANK([.$H131]))));NOT(ISBLANK([.$L13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Landing/Taxi Light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3388.68pt" draw:caption-point-x="-17.29pt" draw:caption-point-y="42.8pt">
              <dc:date>2019-10-31T00:00:00</dc:date>
              <text:p text:style-name="P1"><text:span text:style-name="T1">Conflicts with F5E ‘Clock Winding and Setting Knob’.</text:span></text:p>
            </office:annotation>
            <text:p>R_ALT l</text:p>
          </table:table-cell>
          <table:table-cell table:style-name="ce178" office:value-type="string" calcext:value-type="string">
            <text:p>Ship D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2]));OR(NOT(ISBLANK([.$F132]));OR(NOT(ISBLANK([.$G132]));NOT(ISBLANK([.$H132])))))" office:value-type="boolean" office:boolean-value="true" calcext:value-type="boolean">
            <text:p>TRUE</text:p>
          </table:table-cell>
          <table:table-cell table:style-name="ce206" table:formula="of:=OR(OR(OR(IF([.$P132]=1);IF([.$Q132]=1));IF([.$R132]=1));IF([.$S132]=1))" office:value-type="boolean" office:boolean-value="false" calcext:value-type="boolean">
            <text:p>FALSE</text:p>
          </table:table-cell>
          <table:table-cell table:style-name="ce208" table:formula="of:=AND(ISBLANK([.$E132]);NOT(ISBLANK([.$I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I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J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K132])))" office:value-type="boolean" office:boolean-value="false" calcext:value-type="boolean">
            <text:p>FALSE</text:p>
          </table:table-cell>
          <table:table-cell table:style-name="ce212" table:formula="of:=AND(AND(ISBLANK([.$E132]);AND(ISBLANK([.$F132]);AND(ISBLANK([.$G132]);ISBLANK([.$H132]))));NOT(ISBLANK([.$L13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Master OFF</text:p>
          </table:table-cell>
          <table:table-cell table:number-columns-repeated="2"/>
          <table:table-cell table:style-name="ce188" office:value-type="string" calcext:value-type="string">
            <text:p>Ship O_D 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7" draw:text-style-name="P2" svg:width="150.46pt" svg:height="60.52pt" svg:x="377.21pt" svg:y="3494.27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Hardpoints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r</text:p>
          </table:table-cell>
          <table:table-cell table:style-name="ce178" office:value-type="string" calcext:value-type="string">
            <text:p>Ship U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34]));OR(NOT(ISBLANK([.$F134]));OR(NOT(ISBLANK([.$G134]));NOT(ISBLANK([.$H134])))))" office:value-type="boolean" office:boolean-value="true" calcext:value-type="boolean">
            <text:p>TRUE</text:p>
          </table:table-cell>
          <table:table-cell table:style-name="ce206" table:formula="of:=OR(OR(OR(IF([.$P134]=1);IF([.$Q134]=1));IF([.$R134]=1));IF([.$S134]=1))" office:value-type="boolean" office:boolean-value="false" calcext:value-type="boolean">
            <text:p>FALSE</text:p>
          </table:table-cell>
          <table:table-cell table:style-name="ce208" table:formula="of:=AND(ISBLANK([.$E134]);NOT(ISBLANK([.$I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I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J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K134])))" office:value-type="boolean" office:boolean-value="false" calcext:value-type="boolean">
            <text:p>FALSE</text:p>
          </table:table-cell>
          <table:table-cell table:style-name="ce212" table:formula="of:=AND(AND(ISBLANK([.$E134]);AND(ISBLANK([.$F134]);AND(ISBLANK([.$G134]);ISBLANK([.$H134]))));NOT(ISBLANK([.$L13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L_ALT m</text:p>
          </table:table-cell>
          <table:table-cell table:style-name="ce178" office:value-type="string" calcext:value-type="string">
            <text:p>Ship D [O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5]));OR(NOT(ISBLANK([.$F135]));OR(NOT(ISBLANK([.$G135]));NOT(ISBLANK([.$H135])))))" office:value-type="boolean" office:boolean-value="true" calcext:value-type="boolean">
            <text:p>TRUE</text:p>
          </table:table-cell>
          <table:table-cell table:style-name="ce206" table:formula="of:=OR(OR(OR(IF([.$P135]=1);IF([.$Q135]=1));IF([.$R135]=1));IF([.$S135]=1))" office:value-type="boolean" office:boolean-value="false" calcext:value-type="boolean">
            <text:p>FALSE</text:p>
          </table:table-cell>
          <table:table-cell table:style-name="ce208" table:formula="of:=AND(ISBLANK([.$E135]);NOT(ISBLANK([.$I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I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J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K135])))" office:value-type="boolean" office:boolean-value="false" calcext:value-type="boolean">
            <text:p>FALSE</text:p>
          </table:table-cell>
          <table:table-cell table:style-name="ce212" table:formula="of:=AND(AND(ISBLANK([.$E135]);AND(ISBLANK([.$F135]);AND(ISBLANK([.$G135]);ISBLANK([.$H135]))));NOT(ISBLANK([.$L13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2" office:value-type="string" calcext:value-type="string">
            <text:p>Master On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L_CTL m</text:p>
          </table:table-cell>
          <table:table-cell table:style-name="ce178" office:value-type="string" calcext:value-type="string">
            <text:p>Ship D [O_D] (x-l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6]));OR(NOT(ISBLANK([.$F136]));OR(NOT(ISBLANK([.$G136]));NOT(ISBLANK([.$H136])))))" office:value-type="boolean" office:boolean-value="true" calcext:value-type="boolean">
            <text:p>TRUE</text:p>
          </table:table-cell>
          <table:table-cell table:style-name="ce206" table:formula="of:=OR(OR(OR(IF([.$P136]=1);IF([.$Q136]=1));IF([.$R136]=1));IF([.$S136]=1))" office:value-type="boolean" office:boolean-value="false" calcext:value-type="boolean">
            <text:p>FALSE</text:p>
          </table:table-cell>
          <table:table-cell table:style-name="ce208" table:formula="of:=AND(ISBLANK([.$E136]);NOT(ISBLANK([.$I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I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J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K136])))" office:value-type="boolean" office:boolean-value="false" calcext:value-type="boolean">
            <text:p>FALSE</text:p>
          </table:table-cell>
          <table:table-cell table:style-name="ce212" table:formula="of:=AND(AND(ISBLANK([.$E136]);AND(ISBLANK([.$F136]);AND(ISBLANK([.$G136]);ISBLANK([.$H136]))));NOT(ISBLANK([.$L13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EMCON</text:p>
          </table:table-cell>
          <table:table-cell table:number-columns-repeated="2"/>
          <table:table-cell table:style-name="ce188" office:value-type="string" calcext:value-type="string">
            <text:p>Ship O_D <text:span text:style-name="T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7" draw:text-style-name="P2" svg:width="150.46pt" svg:height="60.52pt" svg:x="377.21pt" svg:y="3599.89pt" draw:caption-point-x="-17.29pt" draw:caption-point-y="-10.01pt">
              <dc:date>2019-10-06T00:00:00</dc:date>
              <text:p text:style-name="P1"><text:span text:style-name="T1">Toggle rather than lockout only. May be kept disabled to be automatically enabled with short delay.</text:span></text:p>
            </office:annotation>
            <text:p>Silent Running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ALT h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8]));OR(NOT(ISBLANK([.$F138]));OR(NOT(ISBLANK([.$G138]));NOT(ISBLANK([.$H138])))))" office:value-type="boolean" office:boolean-value="true" calcext:value-type="boolean">
            <text:p>TRUE</text:p>
          </table:table-cell>
          <table:table-cell table:style-name="ce206" table:formula="of:=OR(OR(OR(IF([.$P138]=1);IF([.$Q138]=1));IF([.$R138]=1));IF([.$S138]=1))" office:value-type="boolean" office:boolean-value="false" calcext:value-type="boolean">
            <text:p>FALSE</text:p>
          </table:table-cell>
          <table:table-cell table:style-name="ce208" table:formula="of:=AND(ISBLANK([.$E138]);NOT(ISBLANK([.$I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I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J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K138])))" office:value-type="boolean" office:boolean-value="false" calcext:value-type="boolean">
            <text:p>FALSE</text:p>
          </table:table-cell>
          <table:table-cell table:style-name="ce212" table:formula="of:=AND(AND(ISBLANK([.$E138]);AND(ISBLANK([.$F138]);AND(ISBLANK([.$G138]);ISBLANK([.$H138]))));NOT(ISBLANK([.$L13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6" draw:text-style-name="P2" svg:width="82.18pt" svg:height="95.27pt" svg:x="377.21pt" svg:y="3573.47pt" draw:caption-point-x="-17.29pt" draw:caption-point-y="42.8pt">
              <dc:date>2019-11-06T00:00:00</dc:date>
              <text:p text:style-name="P1"><text:span text:style-name="T1">EMCON, Lights Off, Taxi Light Off, Formation Lights Off, Position Lights Off, Radar Off, Radar Altimeter Off</text:span></text:p>
            </office:annotation>
            <text:p>macro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macro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+</text:p>
          </table:table-cell>
          <table:table-cell/>
          <table:table-cell table:style-name="ce204" table:formula="of:=OR(NOT(ISBLANK([.$E139]));OR(NOT(ISBLANK([.$F139]));OR(NOT(ISBLANK([.$G139]));NOT(ISBLANK([.$H139])))))" office:value-type="boolean" office:boolean-value="true" calcext:value-type="boolean">
            <text:p>TRUE</text:p>
          </table:table-cell>
          <table:table-cell table:style-name="ce206" table:formula="of:=OR(OR(OR(IF([.$P139]=1);IF([.$Q139]=1));IF([.$R139]=1));IF([.$S139]=1))" office:value-type="boolean" office:boolean-value="false" calcext:value-type="boolean">
            <text:p>FALSE</text:p>
          </table:table-cell>
          <table:table-cell table:style-name="ce208" table:formula="of:=AND(ISBLANK([.$E139]);NOT(ISBLANK([.$I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I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J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K139])))" office:value-type="boolean" office:boolean-value="false" calcext:value-type="boolean">
            <text:p>FALSE</text:p>
          </table:table-cell>
          <table:table-cell table:style-name="ce212" table:formula="of:=AND(AND(ISBLANK([.$E139]);AND(ISBLANK([.$F139]);AND(ISBLANK([.$G139]);ISBLANK([.$H139]))));NOT(ISBLANK([.$L13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Gear</text:p>
          </table:table-cell>
          <table:table-cell table:style-name="ce148" office:value-type="string" calcext:value-type="string">
            <text:p>Drag Chute</text:p>
          </table:table-cell>
          <table:table-cell table:number-columns-repeated="2"/>
          <table:table-cell table:style-name="ce188" office:value-type="string" calcext:value-type="string">
            <text:p>Ship I_M 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3" draw:text-style-name="P2" svg:width="82.18pt" svg:height="61.68pt" svg:x="377.21pt" svg:y="3626.28pt" draw:caption-point-x="-17.29pt" draw:caption-point-y="42.8pt">
              <dc:date>2019-10-16T00:00:00</dc:date>
              <text:p text:style-name="P1"><text:span text:style-name="T1">In practice, FA18C is not normally equipped with drag chute.</text:span></text:p>
            </office:annotation>
            <text:p>PLACEHOLDER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p</text:p>
          </table:table-cell>
          <table:table-cell table:style-name="ce178" office:value-type="string" calcext:value-type="string">
            <text:p>Ship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1]));OR(NOT(ISBLANK([.$F141]));OR(NOT(ISBLANK([.$G141]));NOT(ISBLANK([.$H141])))))" office:value-type="boolean" office:boolean-value="true" calcext:value-type="boolean">
            <text:p>TRUE</text:p>
          </table:table-cell>
          <table:table-cell table:style-name="ce206" table:formula="of:=OR(OR(OR(IF([.$P141]=1);IF([.$Q141]=1));IF([.$R141]=1));IF([.$S141]=1))" office:value-type="boolean" office:boolean-value="false" calcext:value-type="boolean">
            <text:p>FALSE</text:p>
          </table:table-cell>
          <table:table-cell table:style-name="ce208" table:formula="of:=AND(ISBLANK([.$E141]);NOT(ISBLANK([.$I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I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J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K141])))" office:value-type="boolean" office:boolean-value="false" calcext:value-type="boolean">
            <text:p>FALSE</text:p>
          </table:table-cell>
          <table:table-cell table:style-name="ce212" table:formula="of:=AND(AND(ISBLANK([.$E141]);AND(ISBLANK([.$F141]);AND(ISBLANK([.$G141]);ISBLANK([.$H141]))));NOT(ISBLANK([.$L14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anding Gear</text:p>
          </table:table-cell>
          <table:table-cell/>
          <table:table-cell table:style-name="ce175"/>
          <table:table-cell table:style-name="ce188" office:value-type="string" calcext:value-type="string">
            <text:p>Ship I_M 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h</text:p>
          </table:table-cell>
          <table:table-cell table:style-name="ce178" office:value-type="string" calcext:value-type="string">
            <text:p>Ship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3]));OR(NOT(ISBLANK([.$F143]));OR(NOT(ISBLANK([.$G143]));NOT(ISBLANK([.$H143])))))" office:value-type="boolean" office:boolean-value="true" calcext:value-type="boolean">
            <text:p>TRUE</text:p>
          </table:table-cell>
          <table:table-cell table:style-name="ce206" table:formula="of:=OR(OR(OR(IF([.$P143]=1);IF([.$Q143]=1));IF([.$R143]=1));IF([.$S143]=1))" office:value-type="boolean" office:boolean-value="false" calcext:value-type="boolean">
            <text:p>FALSE</text:p>
          </table:table-cell>
          <table:table-cell table:style-name="ce208" table:formula="of:=AND(ISBLANK([.$E143]);NOT(ISBLANK([.$I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I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J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K143])))" office:value-type="boolean" office:boolean-value="false" calcext:value-type="boolean">
            <text:p>FALSE</text:p>
          </table:table-cell>
          <table:table-cell table:style-name="ce212" table:formula="of:=AND(AND(ISBLANK([.$E143]);AND(ISBLANK([.$F143]);AND(ISBLANK([.$G143]);ISBLANK([.$H143]))));NOT(ISBLANK([.$L14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g</text:p>
          </table:table-cell>
          <table:table-cell table:style-name="ce178" office:value-type="string" calcext:value-type="string">
            <text:p>Ship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4]));OR(NOT(ISBLANK([.$F144]));OR(NOT(ISBLANK([.$G144]));NOT(ISBLANK([.$H144])))))" office:value-type="boolean" office:boolean-value="true" calcext:value-type="boolean">
            <text:p>TRUE</text:p>
          </table:table-cell>
          <table:table-cell table:style-name="ce206" table:formula="of:=OR(OR(OR(IF([.$P144]=1);IF([.$Q144]=1));IF([.$R144]=1));IF([.$S144]=1))" office:value-type="boolean" office:boolean-value="false" calcext:value-type="boolean">
            <text:p>FALSE</text:p>
          </table:table-cell>
          <table:table-cell table:style-name="ce208" table:formula="of:=AND(ISBLANK([.$E144]);NOT(ISBLANK([.$I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I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J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K144])))" office:value-type="boolean" office:boolean-value="false" calcext:value-type="boolean">
            <text:p>FALSE</text:p>
          </table:table-cell>
          <table:table-cell table:style-name="ce212" table:formula="of:=AND(AND(ISBLANK([.$E144]);AND(ISBLANK([.$F144]);AND(ISBLANK([.$G144]);ISBLANK([.$H144]))));NOT(ISBLANK([.$L14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laps Up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M </text:span><text:span text:style-name="T1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Flaps Step Up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SHIFT L_ALT f</text:p>
          </table:table-cell>
          <table:table-cell table:style-name="ce178" office:value-type="string" calcext:value-type="string">
            <text:p>Ship U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6]));OR(NOT(ISBLANK([.$F146]));OR(NOT(ISBLANK([.$G146]));NOT(ISBLANK([.$H146])))))" office:value-type="boolean" office:boolean-value="true" calcext:value-type="boolean">
            <text:p>TRUE</text:p>
          </table:table-cell>
          <table:table-cell table:style-name="ce206" table:formula="of:=OR(OR(OR(IF([.$P146]=1);IF([.$Q146]=1));IF([.$R146]=1));IF([.$S146]=1))" office:value-type="boolean" office:boolean-value="false" calcext:value-type="boolean">
            <text:p>FALSE</text:p>
          </table:table-cell>
          <table:table-cell table:style-name="ce208" table:formula="of:=AND(ISBLANK([.$E146]);NOT(ISBLANK([.$I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I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J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K146])))" office:value-type="boolean" office:boolean-value="false" calcext:value-type="boolean">
            <text:p>FALSE</text:p>
          </table:table-cell>
          <table:table-cell table:style-name="ce212" table:formula="of:=AND(AND(ISBLANK([.$E146]);AND(ISBLANK([.$F146]);AND(ISBLANK([.$G146]);ISBLANK([.$H146]))));NOT(ISBLANK([.$L14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laps Down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M </text:span><text:span text:style-name="T1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Flaps Step Down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L_CTL L_ALT f</text:p>
          </table:table-cell>
          <table:table-cell table:style-name="ce178" office:value-type="string" calcext:value-type="string">
            <text:p>Ship D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48]));OR(NOT(ISBLANK([.$F148]));OR(NOT(ISBLANK([.$G148]));NOT(ISBLANK([.$H148])))))" office:value-type="boolean" office:boolean-value="true" calcext:value-type="boolean">
            <text:p>TRUE</text:p>
          </table:table-cell>
          <table:table-cell table:style-name="ce206" table:formula="of:=OR(OR(OR(IF([.$P148]=1);IF([.$Q148]=1));IF([.$R148]=1));IF([.$S148]=1))" office:value-type="boolean" office:boolean-value="false" calcext:value-type="boolean">
            <text:p>FALSE</text:p>
          </table:table-cell>
          <table:table-cell table:style-name="ce208" table:formula="of:=AND(ISBLANK([.$E148]);NOT(ISBLANK([.$I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I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J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K148])))" office:value-type="boolean" office:boolean-value="false" calcext:value-type="boolean">
            <text:p>FALSE</text:p>
          </table:table-cell>
          <table:table-cell table:style-name="ce212" table:formula="of:=AND(AND(ISBLANK([.$E148]);AND(ISBLANK([.$F148]);AND(ISBLANK([.$G148]);ISBLANK([.$H148]))));NOT(ISBLANK([.$L14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Panels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eft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U </text:span><text:span text:style-name="T1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Nav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2</text:p>
          </table:table-cell>
          <table:table-cell table:style-name="ce178" office:value-type="string" calcext:value-type="string">
            <text:p>Ship U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1]));OR(NOT(ISBLANK([.$F151]));OR(NOT(ISBLANK([.$G151]));NOT(ISBLANK([.$H151])))))" office:value-type="boolean" office:boolean-value="true" calcext:value-type="boolean">
            <text:p>TRUE</text:p>
          </table:table-cell>
          <table:table-cell table:style-name="ce206" table:formula="of:=OR(OR(OR(IF([.$P151]=1);IF([.$Q151]=1));IF([.$R151]=1));IF([.$S151]=1))" office:value-type="boolean" office:boolean-value="false" calcext:value-type="boolean">
            <text:p>FALSE</text:p>
          </table:table-cell>
          <table:table-cell table:style-name="ce208" table:formula="of:=AND(ISBLANK([.$E151]);NOT(ISBLANK([.$I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J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K151])))" office:value-type="boolean" office:boolean-value="false" calcext:value-type="boolean">
            <text:p>FALSE</text:p>
          </table:table-cell>
          <table:table-cell table:style-name="ce212" table:formula="of:=AND(AND(ISBLANK([.$E151]);AND(ISBLANK([.$F151]);AND(ISBLANK([.$G151]);ISBLANK([.$H151]))));NOT(ISBLANK([.$L15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Right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U </text:span><text:span text:style-name="T1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Config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3</text:p>
          </table:table-cell>
          <table:table-cell table:style-name="ce178" office:value-type="string" calcext:value-type="string">
            <text:p>Ship D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3]));OR(NOT(ISBLANK([.$F153]));OR(NOT(ISBLANK([.$G153]));NOT(ISBLANK([.$H153])))))" office:value-type="boolean" office:boolean-value="true" calcext:value-type="boolean">
            <text:p>TRUE</text:p>
          </table:table-cell>
          <table:table-cell table:style-name="ce206" table:formula="of:=OR(OR(OR(IF([.$P153]=1);IF([.$Q153]=1));IF([.$R153]=1));IF([.$S153]=1))" office:value-type="boolean" office:boolean-value="false" calcext:value-type="boolean">
            <text:p>FALSE</text:p>
          </table:table-cell>
          <table:table-cell table:style-name="ce208" table:formula="of:=AND(ISBLANK([.$E153]);NOT(ISBLANK([.$I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J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K153])))" office:value-type="boolean" office:boolean-value="false" calcext:value-type="boolean">
            <text:p>FALSE</text:p>
          </table:table-cell>
          <table:table-cell table:style-name="ce212" table:formula="of:=AND(AND(ISBLANK([.$E153]);AND(ISBLANK([.$F153]);AND(ISBLANK([.$G153]);ISBLANK([.$H153]))));NOT(ISBLANK([.$L15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Center Panel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U </text:span><text:span text:style-name="T1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Panel Role</text:p>
          </table:table-cell>
          <table:table-cell table:style-name="ce158" office:value-type="string" calcext:value-type="string">
            <text:p>Elite Dangerous</text:p>
          </table:table-cell>
          <table:table-cell table:style-name="ce163"/>
          <table:table-cell table:style-name="ce178"/>
          <table:table-cell table:style-name="ce196" office:value-type="string" calcext:value-type="string">
            <text:p>Panel Role</text:p>
          </table:table-cell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5]));OR(NOT(ISBLANK([.$F155]));OR(NOT(ISBLANK([.$G155]));NOT(ISBLANK([.$H155])))))" office:value-type="boolean" office:boolean-value="true" calcext:value-type="boolean">
            <text:p>TRUE</text:p>
          </table:table-cell>
          <table:table-cell table:style-name="ce206" table:formula="of:=OR(OR(OR(IF([.$P155]=1);IF([.$Q155]=1));IF([.$R155]=1));IF([.$S155]=1))" office:value-type="boolean" office:boolean-value="false" calcext:value-type="boolean">
            <text:p>FALSE</text:p>
          </table:table-cell>
          <table:table-cell table:style-name="ce208" table:formula="of:=AND(ISBLANK([.$E155]);NOT(ISBLANK([.$I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I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J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K155])))" office:value-type="boolean" office:boolean-value="false" calcext:value-type="boolean">
            <text:p>FALSE</text:p>
          </table:table-cell>
          <table:table-cell table:style-name="ce212" table:formula="of:=AND(AND(ISBLANK([.$E155]);AND(ISBLANK([.$F155]);AND(ISBLANK([.$G155]);ISBLANK([.$H155]))));NOT(ISBLANK([.$L15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Options (ESC)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ESC</text:p>
          </table:table-cell>
          <table:table-cell table:style-name="ce178" office:value-type="string" calcext:value-type="string">
            <text:p>Ship L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6]));OR(NOT(ISBLANK([.$F156]));OR(NOT(ISBLANK([.$G156]));NOT(ISBLANK([.$H156])))))" office:value-type="boolean" office:boolean-value="true" calcext:value-type="boolean">
            <text:p>TRUE</text:p>
          </table:table-cell>
          <table:table-cell table:style-name="ce206" table:formula="of:=OR(OR(OR(IF([.$P156]=1);IF([.$Q156]=1));IF([.$R156]=1));IF([.$S156]=1))" office:value-type="boolean" office:boolean-value="false" calcext:value-type="boolean">
            <text:p>FALSE</text:p>
          </table:table-cell>
          <table:table-cell table:style-name="ce208" table:formula="of:=AND(ISBLANK([.$E156]);NOT(ISBLANK([.$I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J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K156])))" office:value-type="boolean" office:boolean-value="false" calcext:value-type="boolean">
            <text:p>FALSE</text:p>
          </table:table-cell>
          <table:table-cell table:style-name="ce212" table:formula="of:=AND(AND(ISBLANK([.$E156]);AND(ISBLANK([.$F156]);AND(ISBLANK([.$G156]);ISBLANK([.$H156]))));NOT(ISBLANK([.$L15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orward Panel OR View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U </text:span><text:span text:style-name="T1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Comm Panel</text:p>
          </table:table-cell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F1</text:p>
          </table:table-cell>
          <table:table-cell table:style-name="ce178" office:value-type="string" calcext:value-type="string">
            <text:p>Ship R [I_U]</text:p>
          </table:table-cell>
          <table:table-cell table:style-name="ce196"/>
          <table:table-cell table:number-columns-repeated="4"/>
          <table:table-cell office:value-type="string" calcext:value-type="string">
            <text:p>+</text:p>
          </table:table-cell>
          <table:table-cell/>
          <table:table-cell table:style-name="ce204" table:formula="of:=OR(NOT(ISBLANK([.$E158]));OR(NOT(ISBLANK([.$F158]));OR(NOT(ISBLANK([.$G158]));NOT(ISBLANK([.$H158])))))" office:value-type="boolean" office:boolean-value="true" calcext:value-type="boolean">
            <text:p>TRUE</text:p>
          </table:table-cell>
          <table:table-cell table:style-name="ce206" table:formula="of:=OR(OR(OR(IF([.$P158]=1);IF([.$Q158]=1));IF([.$R158]=1));IF([.$S158]=1))" office:value-type="boolean" office:boolean-value="false" calcext:value-type="boolean">
            <text:p>FALSE</text:p>
          </table:table-cell>
          <table:table-cell table:style-name="ce208" table:formula="of:=AND(ISBLANK([.$E158]);NOT(ISBLANK([.$I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J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K158])))" office:value-type="boolean" office:boolean-value="false" calcext:value-type="boolean">
            <text:p>FALSE</text:p>
          </table:table-cell>
          <table:table-cell table:style-name="ce212" table:formula="of:=AND(AND(ISBLANK([.$E158]);AND(ISBLANK([.$F158]);AND(ISBLANK([.$G158]);ISBLANK([.$H158]))));NOT(ISBLANK([.$L15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Reference,</text:p>
            <text:p>Quick Nav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office:annotation draw:style-name="gr3" draw:text-style-name="P2" svg:width="82.18pt" svg:height="61.68pt" svg:x="377.21pt" svg:y="4127.87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3 [I_D].</text:span></text:p>
            </office:annotation>
            <text:p><text:span text:style-name="T7">UNUSUAL DUPLICATE</text:span></text:p>
            <text:p>Waypoint Designate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D </text:span><text:span text:style-name="T1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CTL `</text:p>
          </table:table-cell>
          <table:table-cell table:style-name="ce178" office:value-type="string" calcext:value-type="string">
            <text:p>Ship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1]));OR(NOT(ISBLANK([.$F161]));OR(NOT(ISBLANK([.$G161]));NOT(ISBLANK([.$H161])))))" office:value-type="boolean" office:boolean-value="true" calcext:value-type="boolean">
            <text:p>TRUE</text:p>
          </table:table-cell>
          <table:table-cell table:style-name="ce206" table:formula="of:=OR(OR(OR(IF([.$P161]=1);IF([.$Q161]=1));IF([.$R161]=1));IF([.$S161]=1))" office:value-type="boolean" office:boolean-value="false" calcext:value-type="boolean">
            <text:p>FALSE</text:p>
          </table:table-cell>
          <table:table-cell table:style-name="ce208" table:formula="of:=AND(ISBLANK([.$E161]);NOT(ISBLANK([.$I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I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J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K161])))" office:value-type="boolean" office:boolean-value="false" calcext:value-type="boolean">
            <text:p>FALSE</text:p>
          </table:table-cell>
          <table:table-cell table:style-name="ce212" table:formula="of:=AND(AND(ISBLANK([.$E161]);AND(ISBLANK([.$F161]);AND(ISBLANK([.$G161]);ISBLANK([.$H161]))));NOT(ISBLANK([.$L16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waypoint designate (MDI button 14)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office:annotation draw:style-name="gr2" draw:text-style-name="P2" svg:width="82.18pt" svg:height="51pt" svg:x="642.76pt" svg:y="4180.68pt" draw:caption-point-x="-17.29pt" draw:caption-point-y="42.8pt">
              <dc:date>2019-10-31T00:00:00</dc:date>
              <text:p text:style-name="P1"><text:span text:style-name="T1">Map to an appropriate MFD button habitually used for HSI.</text:span></text:p>
            </office:annotation>
            <text:p>R_ALT x</text:p>
          </table:table-cell>
          <table:table-cell table:style-name="ce178" office:value-type="string" calcext:value-type="string">
            <text:p>Ship R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2]));OR(NOT(ISBLANK([.$F162]));OR(NOT(ISBLANK([.$G162]));NOT(ISBLANK([.$H162])))))" office:value-type="boolean" office:boolean-value="true" calcext:value-type="boolean">
            <text:p>TRUE</text:p>
          </table:table-cell>
          <table:table-cell table:style-name="ce206" table:formula="of:=OR(OR(OR(IF([.$P162]=1);IF([.$Q162]=1));IF([.$R162]=1));IF([.$S162]=1))" office:value-type="boolean" office:boolean-value="false" calcext:value-type="boolean">
            <text:p>FALSE</text:p>
          </table:table-cell>
          <table:table-cell table:style-name="ce208" table:formula="of:=AND(ISBLANK([.$E162]);NOT(ISBLANK([.$I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I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J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K162])))" office:value-type="boolean" office:boolean-value="false" calcext:value-type="boolean">
            <text:p>FALSE</text:p>
          </table:table-cell>
          <table:table-cell table:style-name="ce212" table:formula="of:=AND(AND(ISBLANK([.$E162]);AND(ISBLANK([.$F162]);AND(ISBLANK([.$G162]);ISBLANK([.$H162]))));NOT(ISBLANK([.$L16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<text:span text:style-name="T3">waypoint next (MDI button 12)</text:span></text:p>
          </table:table-cell>
          <table:table-cell table:style-name="ce161" office:value-type="string" calcext:value-type="string">
            <text:p>DCS – FA18C</text:p>
          </table:table-cell>
          <table:table-cell table:style-name="ce167" office:value-type="string" calcext:value-type="string">
            <text:p>x</text:p>
          </table:table-cell>
          <table:table-cell table:style-name="ce178" office:value-type="string" calcext:value-type="string">
            <text:p>Ship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3]));OR(NOT(ISBLANK([.$F163]));OR(NOT(ISBLANK([.$G163]));NOT(ISBLANK([.$H163])))))" office:value-type="boolean" office:boolean-value="true" calcext:value-type="boolean">
            <text:p>TRUE</text:p>
          </table:table-cell>
          <table:table-cell table:style-name="ce206" table:formula="of:=OR(OR(OR(IF([.$P163]=1);IF([.$Q163]=1));IF([.$R163]=1));IF([.$S163]=1))" office:value-type="boolean" office:boolean-value="false" calcext:value-type="boolean">
            <text:p>FALSE</text:p>
          </table:table-cell>
          <table:table-cell table:style-name="ce208" table:formula="of:=AND(ISBLANK([.$E163]);NOT(ISBLANK([.$I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I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J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K163])))" office:value-type="boolean" office:boolean-value="false" calcext:value-type="boolean">
            <text:p>FALSE</text:p>
          </table:table-cell>
          <table:table-cell table:style-name="ce212" table:formula="of:=AND(AND(ISBLANK([.$E163]);AND(ISBLANK([.$F163]);AND(ISBLANK([.$G163]);ISBLANK([.$H163]))));NOT(ISBLANK([.$L16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56" office:value-type="string" calcext:value-type="string">
            <office:annotation draw:style-name="gr3" draw:text-style-name="P2" svg:width="82.18pt" svg:height="61.68pt" svg:x="377.21pt" svg:y="4233.46pt" draw:caption-point-x="-17.29pt" draw:caption-point-y="42.8pt">
              <dc:date>2019-10-31T00:00:00</dc:date>
              <text:p text:style-name="P1"><text:span text:style-name="T1">UNUSUAL DUPLICATE</text:span></text:p>
              <text:p text:style-name="P1"><text:span text:style-name="T1">Also typically assigned to Stick-4 [I_D].</text:span></text:p>
            </office:annotation>
            <text:p><text:span text:style-name="T7">UNUSUAL DUPLICATE</text:span></text:p>
            <text:p>Event Mark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D </text:span><text:span text:style-name="T1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UNUSUAL DUPLICATE</text:span></text:p>
            <text:p>event</text:p>
          </table:table-cell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</text:p>
          </table:table-cell>
          <table:table-cell table:style-name="ce178" office:value-type="string" calcext:value-type="string">
            <text:p>Ship L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5]));OR(NOT(ISBLANK([.$F165]));OR(NOT(ISBLANK([.$G165]));NOT(ISBLANK([.$H165])))))" office:value-type="boolean" office:boolean-value="true" calcext:value-type="boolean">
            <text:p>TRUE</text:p>
          </table:table-cell>
          <table:table-cell table:style-name="ce206" table:formula="of:=OR(OR(OR(IF([.$P165]=1);IF([.$Q165]=1));IF([.$R165]=1));IF([.$S165]=1))" office:value-type="boolean" office:boolean-value="false" calcext:value-type="boolean">
            <text:p>FALSE</text:p>
          </table:table-cell>
          <table:table-cell table:style-name="ce208" table:formula="of:=AND(ISBLANK([.$E165]);NOT(ISBLANK([.$I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I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J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K165])))" office:value-type="boolean" office:boolean-value="false" calcext:value-type="boolean">
            <text:p>FALSE</text:p>
          </table:table-cell>
          <table:table-cell table:style-name="ce212" table:formula="of:=AND(AND(ISBLANK([.$E165]);AND(ISBLANK([.$F165]);AND(ISBLANK([.$G165]);ISBLANK([.$H165]))));NOT(ISBLANK([.$L16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im Kneeboard Forward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D </text:span><text:span text:style-name="T1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]</text:p>
          </table:table-cell>
          <table:table-cell table:style-name="ce178" office:value-type="string" calcext:value-type="string">
            <text:p>Ship D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7]));OR(NOT(ISBLANK([.$F167]));OR(NOT(ISBLANK([.$G167]));NOT(ISBLANK([.$H167])))))" office:value-type="boolean" office:boolean-value="true" calcext:value-type="boolean">
            <text:p>TRUE</text:p>
          </table:table-cell>
          <table:table-cell table:style-name="ce206" table:formula="of:=OR(OR(OR(IF([.$P167]=1);IF([.$Q167]=1));IF([.$R167]=1));IF([.$S167]=1))" office:value-type="boolean" office:boolean-value="false" calcext:value-type="boolean">
            <text:p>FALSE</text:p>
          </table:table-cell>
          <table:table-cell table:style-name="ce208" table:formula="of:=AND(ISBLANK([.$E167]);NOT(ISBLANK([.$I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I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J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K167])))" office:value-type="boolean" office:boolean-value="false" calcext:value-type="boolean">
            <text:p>FALSE</text:p>
          </table:table-cell>
          <table:table-cell table:style-name="ce212" table:formula="of:=AND(AND(ISBLANK([.$E167]);AND(ISBLANK([.$F167]);AND(ISBLANK([.$G167]);ISBLANK([.$H167]))));NOT(ISBLANK([.$L16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im Kneeboard Back</text:p>
          </table:table-cell>
          <table:table-cell/>
          <table:table-cell table:style-name="ce175"/>
          <table:table-cell table:style-name="ce188" office:value-type="string" calcext:value-type="string">
            <text:p><text:span text:style-name="T14">Ship I_D </text:span><text:span text:style-name="T1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[</text:p>
          </table:table-cell>
          <table:table-cell table:style-name="ce178" office:value-type="string" calcext:value-type="string">
            <text:p>Ship U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69]));OR(NOT(ISBLANK([.$F169]));OR(NOT(ISBLANK([.$G169]));NOT(ISBLANK([.$H169])))))" office:value-type="boolean" office:boolean-value="true" calcext:value-type="boolean">
            <text:p>TRUE</text:p>
          </table:table-cell>
          <table:table-cell table:style-name="ce206" table:formula="of:=OR(OR(OR(IF([.$P169]=1);IF([.$Q169]=1));IF([.$R169]=1));IF([.$S169]=1))" office:value-type="boolean" office:boolean-value="false" calcext:value-type="boolean">
            <text:p>FALSE</text:p>
          </table:table-cell>
          <table:table-cell table:style-name="ce208" table:formula="of:=AND(ISBLANK([.$E169]);NOT(ISBLANK([.$I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I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J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K169])))" office:value-type="boolean" office:boolean-value="false" calcext:value-type="boolean">
            <text:p>FALSE</text:p>
          </table:table-cell>
          <table:table-cell table:style-name="ce212" table:formula="of:=AND(AND(ISBLANK([.$E169]);AND(ISBLANK([.$F169]);AND(ISBLANK([.$G169]);ISBLANK([.$H169]))));NOT(ISBLANK([.$L16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Targeting</text:p>
          </table:table-cell>
          <table:table-cell table:style-name="ce148" office:value-type="string" calcext:value-type="string">
            <text:p>Ahead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M </text:span>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y</text:p>
          </table:table-cell>
          <table:table-cell table:style-name="ce178" office:value-type="string" calcext:value-type="string">
            <text:p>Ship L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1]));OR(NOT(ISBLANK([.$F171]));OR(NOT(ISBLANK([.$G171]));NOT(ISBLANK([.$H171])))))" office:value-type="boolean" office:boolean-value="true" calcext:value-type="boolean">
            <text:p>TRUE</text:p>
          </table:table-cell>
          <table:table-cell table:style-name="ce206" table:formula="of:=OR(OR(OR(IF([.$P171]=1);IF([.$Q171]=1));IF([.$R171]=1));IF([.$S171]=1))" office:value-type="boolean" office:boolean-value="false" calcext:value-type="boolean">
            <text:p>FALSE</text:p>
          </table:table-cell>
          <table:table-cell table:style-name="ce208" table:formula="of:=AND(ISBLANK([.$E171]);NOT(ISBLANK([.$I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J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K171])))" office:value-type="boolean" office:boolean-value="false" calcext:value-type="boolean">
            <text:p>FALSE</text:p>
          </table:table-cell>
          <table:table-cell table:style-name="ce212" table:formula="of:=AND(AND(ISBLANK([.$E171]);AND(ISBLANK([.$F171]);AND(ISBLANK([.$G171]);ISBLANK([.$H171]))));NOT(ISBLANK([.$L17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hreat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M </text:span>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b</text:p>
          </table:table-cell>
          <table:table-cell table:style-name="ce178" office:value-type="string" calcext:value-type="string">
            <text:p>Ship R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3]));OR(NOT(ISBLANK([.$F173]));OR(NOT(ISBLANK([.$G173]));NOT(ISBLANK([.$H173])))))" office:value-type="boolean" office:boolean-value="true" calcext:value-type="boolean">
            <text:p>TRUE</text:p>
          </table:table-cell>
          <table:table-cell table:style-name="ce206" table:formula="of:=OR(OR(OR(IF([.$P173]=1);IF([.$Q173]=1));IF([.$R173]=1));IF([.$S173]=1))" office:value-type="boolean" office:boolean-value="false" calcext:value-type="boolean">
            <text:p>FALSE</text:p>
          </table:table-cell>
          <table:table-cell table:style-name="ce208" table:formula="of:=AND(ISBLANK([.$E173]);NOT(ISBLANK([.$I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J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K173])))" office:value-type="boolean" office:boolean-value="false" calcext:value-type="boolean">
            <text:p>FALSE</text:p>
          </table:table-cell>
          <table:table-cell table:style-name="ce212" table:formula="of:=AND(AND(ISBLANK([.$E173]);AND(ISBLANK([.$F173]);AND(ISBLANK([.$G173]);ISBLANK([.$H173]))));NOT(ISBLANK([.$L17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ubsystems+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M </text:span>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s</text:p>
          </table:table-cell>
          <table:table-cell table:style-name="ce178" office:value-type="string" calcext:value-type="string">
            <text:p>Ship U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5]));OR(NOT(ISBLANK([.$F175]));OR(NOT(ISBLANK([.$G175]));NOT(ISBLANK([.$H175])))))" office:value-type="boolean" office:boolean-value="true" calcext:value-type="boolean">
            <text:p>TRUE</text:p>
          </table:table-cell>
          <table:table-cell table:style-name="ce206" table:formula="of:=OR(OR(OR(IF([.$P175]=1);IF([.$Q175]=1));IF([.$R175]=1));IF([.$S175]=1))" office:value-type="boolean" office:boolean-value="false" calcext:value-type="boolean">
            <text:p>FALSE</text:p>
          </table:table-cell>
          <table:table-cell table:style-name="ce208" table:formula="of:=AND(ISBLANK([.$E175]);NOT(ISBLANK([.$I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J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K175])))" office:value-type="boolean" office:boolean-value="false" calcext:value-type="boolean">
            <text:p>FALSE</text:p>
          </table:table-cell>
          <table:table-cell table:style-name="ce212" table:formula="of:=AND(AND(ISBLANK([.$E175]);AND(ISBLANK([.$F175]);AND(ISBLANK([.$G175]);ISBLANK([.$H175]))));NOT(ISBLANK([.$L17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Subsystems-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M </text:span><text:span text:style-name="T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table:style-name="ce163" office:value-type="string" calcext:value-type="string">
            <text:p>L_SHIFT s</text:p>
          </table:table-cell>
          <table:table-cell table:style-name="ce178" office:value-type="string" calcext:value-type="string">
            <text:p>Ship D [O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77]));OR(NOT(ISBLANK([.$F177]));OR(NOT(ISBLANK([.$G177]));NOT(ISBLANK([.$H177])))))" office:value-type="boolean" office:boolean-value="true" calcext:value-type="boolean">
            <text:p>TRUE</text:p>
          </table:table-cell>
          <table:table-cell table:style-name="ce206" table:formula="of:=OR(OR(OR(IF([.$P177]=1);IF([.$Q177]=1));IF([.$R177]=1));IF([.$S177]=1))" office:value-type="boolean" office:boolean-value="false" calcext:value-type="boolean">
            <text:p>FALSE</text:p>
          </table:table-cell>
          <table:table-cell table:style-name="ce208" table:formula="of:=AND(ISBLANK([.$E177]);NOT(ISBLANK([.$I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J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K177])))" office:value-type="boolean" office:boolean-value="false" calcext:value-type="boolean">
            <text:p>FALSE</text:p>
          </table:table-cell>
          <table:table-cell table:style-name="ce212" table:formula="of:=AND(AND(ISBLANK([.$E177]);AND(ISBLANK([.$F177]);AND(ISBLANK([.$G177]);ISBLANK([.$H177]))));NOT(ISBLANK([.$L17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Ahead (Subsystem)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D </text:span>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Attacker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D </text:span>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urrets+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D </text:span>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Turrets-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D </text:span><text:span text:style-name="T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 office:value-type="string" calcext:value-type="string">
            <office:annotation draw:style-name="gr6" draw:text-style-name="P2" svg:width="101.45pt" svg:height="95.27pt" svg:x="120.67pt" svg:y="4709.28pt" draw:caption-point-x="-15.48pt" draw:caption-point-y="42.18pt">
              <dc:date>2019-11-01T00:00:00</dc:date>
              <text:p text:style-name="P1"><text:span text:style-name="T1">HOLD continiously desirable to force seeker to specific vector.</text:span></text:p>
              <text:p text:style-name="P1"><text:span text:style-name="T1"/></text:p>
              <text:p text:style-name="P1"><text:span text:style-name="T1">AVOID short/long-press or macro assignments.</text:span></text:p>
            </office:annotation>
            <text:p>Sensors – Un-Cage</text:p>
          </table:table-cell>
          <table:table-cell table:style-name="ce148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Cage (Generic or Missile Seeker)</text:p>
          </table:table-cell>
          <table:table-cell table:number-columns-repeated="2"/>
          <table:table-cell table:style-name="ce162" office:value-type="string" calcext:value-type="string">
            <text:p><text:span text:style-name="T8">Sensors</text:span> <text:span text:style-name="T8">O_U </text:span>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c</text:p>
          </table:table-cell>
          <table:table-cell table:style-name="ce178" office:value-type="string" calcext:value-type="string">
            <text:p>Sensors L [O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4]));OR(NOT(ISBLANK([.$F184]));OR(NOT(ISBLANK([.$G184]));NOT(ISBLANK([.$H184])))))" office:value-type="boolean" office:boolean-value="true" calcext:value-type="boolean">
            <text:p>TRUE</text:p>
          </table:table-cell>
          <table:table-cell table:style-name="ce206" table:formula="of:=OR(OR(OR(IF([.$P184]=1);IF([.$Q184]=1));IF([.$R184]=1));IF([.$S184]=1))" office:value-type="boolean" office:boolean-value="false" calcext:value-type="boolean">
            <text:p>FALSE</text:p>
          </table:table-cell>
          <table:table-cell table:style-name="ce208" table:formula="of:=AND(ISBLANK([.$E184]);NOT(ISBLANK([.$I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I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J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K184])))" office:value-type="boolean" office:boolean-value="false" calcext:value-type="boolean">
            <text:p>FALSE</text:p>
          </table:table-cell>
          <table:table-cell table:style-name="ce212" table:formula="of:=AND(AND(ISBLANK([.$E184]);AND(ISBLANK([.$F184]);AND(ISBLANK([.$G184]);ISBLANK([.$H184]))));NOT(ISBLANK([.$L18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Of Interest</text:p>
          </table:table-cell>
          <table:table-cell table:style-name="ce148" office:value-type="string" calcext:value-type="string">
            <text:p>Aft</text:p>
          </table:table-cell>
          <table:table-cell table:number-columns-repeated="2"/>
          <table:table-cell table:style-name="ce191" office:value-type="string" calcext:value-type="string">
            <text:p>Sensors I_M <text:span text:style-name="T5">L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.</text:p>
          </table:table-cell>
          <table:table-cell table:style-name="ce178" office:value-type="string" calcext:value-type="string">
            <text:p>Sensors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6]));OR(NOT(ISBLANK([.$F186]));OR(NOT(ISBLANK([.$G186]));NOT(ISBLANK([.$H186])))))" office:value-type="boolean" office:boolean-value="true" calcext:value-type="boolean">
            <text:p>TRUE</text:p>
          </table:table-cell>
          <table:table-cell table:style-name="ce206" table:formula="of:=OR(OR(OR(IF([.$P186]=1);IF([.$Q186]=1));IF([.$R186]=1));IF([.$S186]=1))" office:value-type="boolean" office:boolean-value="false" calcext:value-type="boolean">
            <text:p>FALSE</text:p>
          </table:table-cell>
          <table:table-cell table:style-name="ce208" table:formula="of:=AND(ISBLANK([.$E186]);NOT(ISBLANK([.$I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I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J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K186])))" office:value-type="boolean" office:boolean-value="false" calcext:value-type="boolean">
            <text:p>FALSE</text:p>
          </table:table-cell>
          <table:table-cell table:style-name="ce212" table:formula="of:=AND(AND(ISBLANK([.$E186]);AND(ISBLANK([.$F186]);AND(ISBLANK([.$G186]);ISBLANK([.$H186]))));NOT(ISBLANK([.$L18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X</text:p>
            <text:p>DEPRESS</text:p>
          </table:table-cell>
          <table:table-cell table:style-name="ce161" office:value-type="string" calcext:value-type="string">
            <text:p>DCS – FA18C</text:p>
          </table:table-cell>
          <table:table-cell table:style-name="ce165" office:value-type="string" calcext:value-type="string">
            <text:p>R_ALT ‘</text:p>
          </table:table-cell>
          <table:table-cell table:style-name="ce178" office:value-type="string" calcext:value-type="string">
            <text:p>Sensors L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7]));OR(NOT(ISBLANK([.$F187]));OR(NOT(ISBLANK([.$G187]));NOT(ISBLANK([.$H187])))))" office:value-type="boolean" office:boolean-value="true" calcext:value-type="boolean">
            <text:p>TRUE</text:p>
          </table:table-cell>
          <table:table-cell table:style-name="ce206" table:formula="of:=OR(OR(OR(IF([.$P187]=1);IF([.$Q187]=1));IF([.$R187]=1));IF([.$S187]=1))" office:value-type="boolean" office:boolean-value="false" calcext:value-type="boolean">
            <text:p>FALSE</text:p>
          </table:table-cell>
          <table:table-cell table:style-name="ce208" table:formula="of:=AND(ISBLANK([.$E187]);NOT(ISBLANK([.$I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I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J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K187])))" office:value-type="boolean" office:boolean-value="false" calcext:value-type="boolean">
            <text:p>FALSE</text:p>
          </table:table-cell>
          <table:table-cell table:style-name="ce212" table:formula="of:=AND(AND(ISBLANK([.$E187]);AND(ISBLANK([.$F187]);AND(ISBLANK([.$G187]);ISBLANK([.$H187]))));NOT(ISBLANK([.$L18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Forward</text:p>
          </table:table-cell>
          <table:table-cell table:number-columns-repeated="2"/>
          <table:table-cell table:style-name="ce191" office:value-type="string" calcext:value-type="string">
            <text:p>Sensors I_M <text:span text:style-name="T5">R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;</text:p>
          </table:table-cell>
          <table:table-cell table:style-name="ce178" office:value-type="string" calcext:value-type="string">
            <text:p>Sensors R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89]));OR(NOT(ISBLANK([.$F189]));OR(NOT(ISBLANK([.$G189]));NOT(ISBLANK([.$H189])))))" office:value-type="boolean" office:boolean-value="true" calcext:value-type="boolean">
            <text:p>TRUE</text:p>
          </table:table-cell>
          <table:table-cell table:style-name="ce206" table:formula="of:=OR(OR(OR(IF([.$P189]=1);IF([.$Q189]=1));IF([.$R189]=1));IF([.$S189]=1))" office:value-type="boolean" office:boolean-value="false" calcext:value-type="boolean">
            <text:p>FALSE</text:p>
          </table:table-cell>
          <table:table-cell table:style-name="ce208" table:formula="of:=AND(ISBLANK([.$E189]);NOT(ISBLANK([.$I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I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J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K189])))" office:value-type="boolean" office:boolean-value="false" calcext:value-type="boolean">
            <text:p>FALSE</text:p>
          </table:table-cell>
          <table:table-cell table:style-name="ce212" table:formula="of:=AND(AND(ISBLANK([.$E189]);AND(ISBLANK([.$F189]);AND(ISBLANK([.$G189]);ISBLANK([.$H189]))));NOT(ISBLANK([.$L18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eft</text:p>
          </table:table-cell>
          <table:table-cell table:number-columns-repeated="2"/>
          <table:table-cell table:style-name="ce191" office:value-type="string" calcext:value-type="string">
            <text:p>Sensors I_M <text:span text:style-name="T5">U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,</text:p>
          </table:table-cell>
          <table:table-cell table:style-name="ce178" office:value-type="string" calcext:value-type="string">
            <text:p>Sensors U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1]));OR(NOT(ISBLANK([.$F191]));OR(NOT(ISBLANK([.$G191]));NOT(ISBLANK([.$H191])))))" office:value-type="boolean" office:boolean-value="true" calcext:value-type="boolean">
            <text:p>TRUE</text:p>
          </table:table-cell>
          <table:table-cell table:style-name="ce206" table:formula="of:=OR(OR(OR(IF([.$P191]=1);IF([.$Q191]=1));IF([.$R191]=1));IF([.$S191]=1))" office:value-type="boolean" office:boolean-value="false" calcext:value-type="boolean">
            <text:p>FALSE</text:p>
          </table:table-cell>
          <table:table-cell table:style-name="ce208" table:formula="of:=AND(ISBLANK([.$E191]);NOT(ISBLANK([.$I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I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J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K191])))" office:value-type="boolean" office:boolean-value="false" calcext:value-type="boolean">
            <text:p>FALSE</text:p>
          </table:table-cell>
          <table:table-cell table:style-name="ce212" table:formula="of:=AND(AND(ISBLANK([.$E191]);AND(ISBLANK([.$F191]);AND(ISBLANK([.$G191]);ISBLANK([.$H191]))));NOT(ISBLANK([.$L19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Right</text:p>
          </table:table-cell>
          <table:table-cell table:number-columns-repeated="2"/>
          <table:table-cell table:style-name="ce191" office:value-type="string" calcext:value-type="string">
            <text:p>Sensors I_M <text:span text:style-name="T5">D</text:span></text:p>
          </table:table-cell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61" office:value-type="string" calcext:value-type="string">
            <text:p>DCS – FA18C</text:p>
          </table:table-cell>
          <table:table-cell table:style-name="ce163" office:value-type="string" calcext:value-type="string">
            <text:p>R_ALT /</text:p>
          </table:table-cell>
          <table:table-cell table:style-name="ce178" office:value-type="string" calcext:value-type="string">
            <text:p>Sensors D [I_M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3]));OR(NOT(ISBLANK([.$F193]));OR(NOT(ISBLANK([.$G193]));NOT(ISBLANK([.$H193])))))" office:value-type="boolean" office:boolean-value="true" calcext:value-type="boolean">
            <text:p>TRUE</text:p>
          </table:table-cell>
          <table:table-cell table:style-name="ce206" table:formula="of:=OR(OR(OR(IF([.$P193]=1);IF([.$Q193]=1));IF([.$R193]=1));IF([.$S193]=1))" office:value-type="boolean" office:boolean-value="false" calcext:value-type="boolean">
            <text:p>FALSE</text:p>
          </table:table-cell>
          <table:table-cell table:style-name="ce208" table:formula="of:=AND(ISBLANK([.$E193]);NOT(ISBLANK([.$I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I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J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K193])))" office:value-type="boolean" office:boolean-value="false" calcext:value-type="boolean">
            <text:p>FALSE</text:p>
          </table:table-cell>
          <table:table-cell table:style-name="ce212" table:formula="of:=AND(AND(ISBLANK([.$E193]);AND(ISBLANK([.$F193]);AND(ISBLANK([.$G193]);ISBLANK([.$H193]))));NOT(ISBLANK([.$L19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 table:style-name="ce144" office:value-type="string" calcext:value-type="string">
            <text:p>Sensors – Intelligence,</text:p>
            <text:p>Accessory</text:p>
          </table:table-cell>
          <table:table-cell table:style-name="ce157" office:value-type="string" calcext:value-type="string">
            <text:p>Variant Unique</text:p>
          </table:table-cell>
          <table:table-cell table:style-name="ce162" office:value-type="string" calcext:value-type="string">
            <text:p><text:span text:style-name="T8">Sensors</text:span> <text:span text:style-name="T8">I_D</text:span></text:p>
          </table:table-cell>
          <table:table-cell table:number-columns-repeated="2"/>
          <table:table-cell table:style-name="ce196"/>
          <table:table-cell table:number-columns-repeated="6"/>
          <table:table-cell table:style-name="Default"/>
          <table:table-cell table:style-name="ce206"/>
          <table:table-cell table:style-name="ce208"/>
          <table:table-cell table:style-name="ce212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office:value-type="string" calcext:value-type="string">
            <text:p>R_SHIFT \</text:p>
          </table:table-cell>
          <table:table-cell table:style-name="ce178" office:value-type="string" calcext:value-type="string">
            <text:p>Sensors U [I_D]</text:p>
          </table:table-cell>
          <table:table-cell table:style-name="ce196" office:value-type="string" calcext:value-type="string">
            <text:p>Scan Spectrum Enter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5]));OR(NOT(ISBLANK([.$F195]));OR(NOT(ISBLANK([.$G195]));NOT(ISBLANK([.$H195])))))" office:value-type="boolean" office:boolean-value="true" calcext:value-type="boolean">
            <text:p>TRUE</text:p>
          </table:table-cell>
          <table:table-cell table:style-name="ce206" table:formula="of:=OR(OR(OR(IF([.$P195]=1);IF([.$Q195]=1));IF([.$R195]=1));IF([.$S195]=1))" office:value-type="boolean" office:boolean-value="false" calcext:value-type="boolean">
            <text:p>FALSE</text:p>
          </table:table-cell>
          <table:table-cell table:style-name="ce208" table:formula="of:=AND(ISBLANK([.$E195]);NOT(ISBLANK([.$I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J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K195])))" office:value-type="boolean" office:boolean-value="false" calcext:value-type="boolean">
            <text:p>FALSE</text:p>
          </table:table-cell>
          <table:table-cell table:style-name="ce212" table:formula="of:=AND(AND(ISBLANK([.$E195]);AND(ISBLANK([.$F195]);AND(ISBLANK([.$G195]);ISBLANK([.$H195]))));NOT(ISBLANK([.$L19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MISUSE</text:p>
            <text:p>Sim – Cockpit View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F1</text:p>
          </table:table-cell>
          <table:table-cell table:style-name="ce178" office:value-type="string" calcext:value-type="string">
            <text:p>Sensors U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6]));OR(NOT(ISBLANK([.$F196]));OR(NOT(ISBLANK([.$G196]));NOT(ISBLANK([.$H196])))))" office:value-type="boolean" office:boolean-value="true" calcext:value-type="boolean">
            <text:p>TRUE</text:p>
          </table:table-cell>
          <table:table-cell table:style-name="ce206" table:formula="of:=OR(OR(OR(IF([.$P196]=1);IF([.$Q196]=1));IF([.$R196]=1));IF([.$S196]=1))" office:value-type="boolean" office:boolean-value="false" calcext:value-type="boolean">
            <text:p>FALSE</text:p>
          </table:table-cell>
          <table:table-cell table:style-name="ce208" table:formula="of:=AND(ISBLANK([.$E196]);NOT(ISBLANK([.$I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J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K196])))" office:value-type="boolean" office:boolean-value="false" calcext:value-type="boolean">
            <text:p>FALSE</text:p>
          </table:table-cell>
          <table:table-cell table:style-name="ce212" table:formula="of:=AND(AND(ISBLANK([.$E196]);AND(ISBLANK([.$F196]);AND(ISBLANK([.$G196]);ISBLANK([.$H196]))));NOT(ISBLANK([.$L19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2" draw:text-style-name="P2" svg:width="82.18pt" svg:height="51pt" svg:x="377.21pt" svg:y="5104.66pt" draw:caption-point-x="-17.29pt" draw:caption-point-y="42.8pt">
              <dc:date>2019-11-01T00:00:00</dc:date>
              <text:p text:style-name="P1"><text:span text:style-name="T1">As appropriate.</text:span></text:p>
            </office:annotation>
            <text:p>MISUSE</text:p>
            <text:p>Sim – Theater Map View, Current Point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F10, L_CTL F10</text:p>
          </table:table-cell>
          <table:table-cell table:style-name="ce178" office:value-type="string" calcext:value-type="string">
            <text:p>Sensors U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7]));OR(NOT(ISBLANK([.$F197]));OR(NOT(ISBLANK([.$G197]));NOT(ISBLANK([.$H197])))))" office:value-type="boolean" office:boolean-value="true" calcext:value-type="boolean">
            <text:p>TRUE</text:p>
          </table:table-cell>
          <table:table-cell table:style-name="ce206" table:formula="of:=OR(OR(OR(IF([.$P197]=1);IF([.$Q197]=1));IF([.$R197]=1));IF([.$S197]=1))" office:value-type="boolean" office:boolean-value="false" calcext:value-type="boolean">
            <text:p>FALSE</text:p>
          </table:table-cell>
          <table:table-cell table:style-name="ce208" table:formula="of:=AND(ISBLANK([.$E197]);NOT(ISBLANK([.$I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J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K197])))" office:value-type="boolean" office:boolean-value="false" calcext:value-type="boolean">
            <text:p>FALSE</text:p>
          </table:table-cell>
          <table:table-cell table:style-name="ce212" table:formula="of:=AND(AND(ISBLANK([.$E197]);AND(ISBLANK([.$F197]);AND(ISBLANK([.$G197]);ISBLANK([.$H197]))));NOT(ISBLANK([.$L19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style-name="ce158" office:value-type="string" calcext:value-type="string">
            <text:p>Elite Dangerous</text:p>
          </table:table-cell>
          <table:table-cell office:value-type="string" calcext:value-type="string">
            <text:p>R_CTL \</text:p>
          </table:table-cell>
          <table:table-cell table:style-name="ce178" office:value-type="string" calcext:value-type="string">
            <text:p>Sensors D [I_D]</text:p>
          </table:table-cell>
          <table:table-cell table:style-name="ce196" office:value-type="string" calcext:value-type="string">
            <text:p>Scan Spectrum Exit</text:p>
          </table:table-cell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8]));OR(NOT(ISBLANK([.$F198]));OR(NOT(ISBLANK([.$G198]));NOT(ISBLANK([.$H198])))))" office:value-type="boolean" office:boolean-value="true" calcext:value-type="boolean">
            <text:p>TRUE</text:p>
          </table:table-cell>
          <table:table-cell table:style-name="ce206" table:formula="of:=OR(OR(OR(IF([.$P198]=1);IF([.$Q198]=1));IF([.$R198]=1));IF([.$S198]=1))" office:value-type="boolean" office:boolean-value="false" calcext:value-type="boolean">
            <text:p>FALSE</text:p>
          </table:table-cell>
          <table:table-cell table:style-name="ce208" table:formula="of:=AND(ISBLANK([.$E198]);NOT(ISBLANK([.$I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J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K198])))" office:value-type="boolean" office:boolean-value="false" calcext:value-type="boolean">
            <text:p>FALSE</text:p>
          </table:table-cell>
          <table:table-cell table:style-name="ce212" table:formula="of:=AND(AND(ISBLANK([.$E198]);AND(ISBLANK([.$F198]);AND(ISBLANK([.$G198]);ISBLANK([.$H198]))));NOT(ISBLANK([.$L19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8" draw:text-style-name="P2" svg:width="202.39pt" svg:height="76.28pt" svg:x="377.21pt" svg:y="5157.47pt" draw:caption-point-x="-17.29pt" draw:caption-point-y="42.8pt">
              <dc:date>2019-11-01T00:00:00</dc:date>
              <text:p text:style-name="P1"><text:span text:style-name="T1">Planned to support Electronic Flight Bag (EFB), such as FltPlan Go (Garmin) .</text:span></text:p>
            </office:annotation>
            <text:p>RESERVED</text:p>
          </table:table-cell>
          <table:table-cell table:style-name="ce161" office:value-type="string" calcext:value-type="string">
            <text:p>DCS – FA18C</text:p>
          </table:table-cell>
          <table:table-cell table:style-name="ce149" office:value-type="string" calcext:value-type="string">
            <text:p>RESERVED</text:p>
          </table:table-cell>
          <table:table-cell table:style-name="ce178" office:value-type="string" calcext:value-type="string">
            <text:p>Sensors D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199]));OR(NOT(ISBLANK([.$F199]));OR(NOT(ISBLANK([.$G199]));NOT(ISBLANK([.$H199])))))" office:value-type="boolean" office:boolean-value="true" calcext:value-type="boolean">
            <text:p>TRUE</text:p>
          </table:table-cell>
          <table:table-cell table:style-name="ce206" table:formula="of:=OR(OR(OR(IF([.$P199]=1);IF([.$Q199]=1));IF([.$R199]=1));IF([.$S199]=1))" office:value-type="boolean" office:boolean-value="false" calcext:value-type="boolean">
            <text:p>FALSE</text:p>
          </table:table-cell>
          <table:table-cell table:style-name="ce208" table:formula="of:=AND(ISBLANK([.$E199]);NOT(ISBLANK([.$I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J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K199])))" office:value-type="boolean" office:boolean-value="false" calcext:value-type="boolean">
            <text:p>FALSE</text:p>
          </table:table-cell>
          <table:table-cell table:style-name="ce212" table:formula="of:=AND(AND(ISBLANK([.$E199]);AND(ISBLANK([.$F199]);AND(ISBLANK([.$G199]);ISBLANK([.$H199]))));NOT(ISBLANK([.$L199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office:annotation draw:style-name="gr9" draw:text-style-name="P2" svg:width="154.63pt" svg:height="128.86pt" svg:x="377.21pt" svg:y="5185.7pt" draw:caption-point-x="-17.29pt" draw:caption-point-y="40.96pt">
              <dc:date>2019-10-31T00:00:00</dc:date>
              <text:p text:style-name="P1"><text:span text:style-name="T1">MISUSE WORKAROUND particularly severe and unusual.</text:span></text:p>
              <text:p text:style-name="P1"><text:span text:style-name="T1"/></text:p>
              <text:p text:style-name="P1"><text:span text:style-name="T1">Desktop application control does not require, and is inappropriate for, HOTAS, or Voice.</text:span></text:p>
              <text:p text:style-name="P1"><text:span text:style-name="T1"/></text:p>
              <text:p text:style-name="P1"><text:span text:style-name="T1">Physical panels, MFD, or gesture recognition, exclusively, strongly recommended.</text:span></text:p>
              <text:p text:style-name="P1"><text:span text:style-name="T1"/></text:p>
            </office:annotation>
            <text:p>MISUSE WORKAROUND</text:p>
            <text:p>Application Page Up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PageUp</text:p>
          </table:table-cell>
          <table:table-cell table:style-name="ce178" office:value-type="string" calcext:value-type="string">
            <text:p>Sensors R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0]));OR(NOT(ISBLANK([.$F200]));OR(NOT(ISBLANK([.$G200]));NOT(ISBLANK([.$H200])))))" office:value-type="boolean" office:boolean-value="true" calcext:value-type="boolean">
            <text:p>TRUE</text:p>
          </table:table-cell>
          <table:table-cell table:style-name="ce206" table:formula="of:=OR(OR(OR(IF([.$P200]=1);IF([.$Q200]=1));IF([.$R200]=1));IF([.$S200]=1))" office:value-type="boolean" office:boolean-value="false" calcext:value-type="boolean">
            <text:p>FALSE</text:p>
          </table:table-cell>
          <table:table-cell table:style-name="ce208" table:formula="of:=AND(ISBLANK([.$E200]);NOT(ISBLANK([.$I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I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J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K200])))" office:value-type="boolean" office:boolean-value="false" calcext:value-type="boolean">
            <text:p>FALSE</text:p>
          </table:table-cell>
          <table:table-cell table:style-name="ce212" table:formula="of:=AND(AND(ISBLANK([.$E200]);AND(ISBLANK([.$F200]);AND(ISBLANK([.$G200]);ISBLANK([.$H200]))));NOT(ISBLANK([.$L20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MISUSE WORKAROUND</text:span></text:p>
            <text:p>Application Tab Up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RCTRL + PageUp</text:p>
          </table:table-cell>
          <table:table-cell table:style-name="ce178" office:value-type="string" calcext:value-type="string">
            <text:p>Sensors R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1]));OR(NOT(ISBLANK([.$F201]));OR(NOT(ISBLANK([.$G201]));NOT(ISBLANK([.$H201])))))" office:value-type="boolean" office:boolean-value="true" calcext:value-type="boolean">
            <text:p>TRUE</text:p>
          </table:table-cell>
          <table:table-cell table:style-name="ce206" table:formula="of:=OR(OR(OR(IF([.$P201]=1);IF([.$Q201]=1));IF([.$R201]=1));IF([.$S201]=1))" office:value-type="boolean" office:boolean-value="false" calcext:value-type="boolean">
            <text:p>FALSE</text:p>
          </table:table-cell>
          <table:table-cell table:style-name="ce208" table:formula="of:=AND(ISBLANK([.$E201]);NOT(ISBLANK([.$I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I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J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K201])))" office:value-type="boolean" office:boolean-value="false" calcext:value-type="boolean">
            <text:p>FALSE</text:p>
          </table:table-cell>
          <table:table-cell table:style-name="ce212" table:formula="of:=AND(AND(ISBLANK([.$E201]);AND(ISBLANK([.$F201]);AND(ISBLANK([.$G201]);ISBLANK([.$H201]))));NOT(ISBLANK([.$L20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MISUSE WORKAROUND</text:span></text:p>
            <text:p><text:span text:style-name="T3">Application Page Down</text:span>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PageDown</text:p>
          </table:table-cell>
          <table:table-cell table:style-name="ce178" office:value-type="string" calcext:value-type="string">
            <text:p>Sensors L [I_D] (sp)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2]));OR(NOT(ISBLANK([.$F202]));OR(NOT(ISBLANK([.$G202]));NOT(ISBLANK([.$H202])))))" office:value-type="boolean" office:boolean-value="true" calcext:value-type="boolean">
            <text:p>TRUE</text:p>
          </table:table-cell>
          <table:table-cell table:style-name="ce206" table:formula="of:=OR(OR(OR(IF([.$P202]=1);IF([.$Q202]=1));IF([.$R202]=1));IF([.$S202]=1))" office:value-type="boolean" office:boolean-value="false" calcext:value-type="boolean">
            <text:p>FALSE</text:p>
          </table:table-cell>
          <table:table-cell table:style-name="ce208" table:formula="of:=AND(ISBLANK([.$E202]);NOT(ISBLANK([.$I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I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J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K202])))" office:value-type="boolean" office:boolean-value="false" calcext:value-type="boolean">
            <text:p>FALSE</text:p>
          </table:table-cell>
          <table:table-cell table:style-name="ce212" table:formula="of:=AND(AND(ISBLANK([.$E202]);AND(ISBLANK([.$F202]);AND(ISBLANK([.$G202]);ISBLANK([.$H202]))));NOT(ISBLANK([.$L20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<text:span text:style-name="T3">MISUSE WORKAROUND</text:span></text:p>
            <text:p>Application Tab Down</text:p>
          </table:table-cell>
          <table:table-cell table:style-name="ce161" office:value-type="string" calcext:value-type="string">
            <text:p>DCS – FA18C</text:p>
          </table:table-cell>
          <table:table-cell office:value-type="string" calcext:value-type="string">
            <text:p>RCTRL + PageDown</text:p>
          </table:table-cell>
          <table:table-cell table:style-name="ce178" office:value-type="string" calcext:value-type="string">
            <text:p>Sensors L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204" table:formula="of:=OR(NOT(ISBLANK([.$E203]));OR(NOT(ISBLANK([.$F203]));OR(NOT(ISBLANK([.$G203]));NOT(ISBLANK([.$H203])))))" office:value-type="boolean" office:boolean-value="true" calcext:value-type="boolean">
            <text:p>TRUE</text:p>
          </table:table-cell>
          <table:table-cell table:style-name="ce206" table:formula="of:=OR(OR(OR(IF([.$P203]=1);IF([.$Q203]=1));IF([.$R203]=1));IF([.$S203]=1))" office:value-type="boolean" office:boolean-value="false" calcext:value-type="boolean">
            <text:p>FALSE</text:p>
          </table:table-cell>
          <table:table-cell table:style-name="ce208" table:formula="of:=AND(ISBLANK([.$E203]);NOT(ISBLANK([.$I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I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J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K203])))" office:value-type="boolean" office:boolean-value="false" calcext:value-type="boolean">
            <text:p>FALSE</text:p>
          </table:table-cell>
          <table:table-cell table:style-name="ce212" table:formula="of:=AND(AND(ISBLANK([.$E203]);AND(ISBLANK([.$F203]);AND(ISBLANK([.$G203]);ISBLANK([.$H203]))));NOT(ISBLANK([.$L20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37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Commands.N3:Commands.S203">
            <calcext:condition calcext:apply-style-name="Bad" calcext:value="=1" calcext:base-cell-address="Commands.N3"/>
          </calcext:conditional-format>
          <calcext:conditional-format calcext:target-range-address="Commands.M63:Commands.M64 Commands.M66:Commands.M67 Commands.M39:Commands.M40 Commands.M4:Commands.M5 Commands.M7:Commands.M8 Commands.M10:Commands.M11 Commands.M16:Commands.M17 Commands.M19:Commands.M19 Commands.M21:Commands.M21 Commands.M13:Commands.M14 Commands.M35:Commands.M37 Commands.M114:Commands.M115 Commands.M117:Commands.M118 Commands.M50:Commands.M55 Commands.M120:Commands.M121 Commands.M124:Commands.M124 Commands.M127:Commands.M128 Commands.M130:Commands.M132 Commands.D134:Commands.E136 Commands.M134:Commands.M136 Commands.D138:Commands.E139 Commands.M138:Commands.M139 Commands.D143:Commands.E144 Commands.M143:Commands.M144 Commands.E151:Commands.E151 Commands.D151:Commands.D151 Commands.M151:Commands.M151 Commands.D153:Commands.E153 Commands.M153:Commands.M153 Commands.D155:Commands.E156 Commands.M155:Commands.M156 Commands.D158:Commands.E158 Commands.M158:Commands.M158 Commands.D161:Commands.E163 Commands.M161:Commands.M163 Commands.D171:Commands.E171 Commands.M171:Commands.M171 Commands.D173:Commands.E173 Commands.M173:Commands.M173 Commands.D175:Commands.E175 Commands.M175:Commands.M175 Commands.D177:Commands.E177 Commands.M177:Commands.M177 Commands.M57:Commands.M58 Commands.M60:Commands.M61 Commands.D4:Commands.E5 Commands.D7:Commands.E8 Commands.D10:Commands.E11 Commands.D13:Commands.E14 Commands.D16:Commands.E17 Commands.D19:Commands.E19 Commands.D21:Commands.E21 Commands.D35:Commands.E37 Commands.D39:Commands.E40 Commands.D63:Commands.E64 Commands.D66:Commands.E67 Commands.D114:Commands.E115 Commands.D117:Commands.E118 Commands.D50:Commands.E55 Commands.D120:Commands.E121 Commands.D123:Commands.E124 Commands.D127:Commands.E128 Commands.D130:Commands.E132 Commands.D57:Commands.E58 Commands.D60:Commands.E61 Commands.D70:Commands.D71 Commands.M70:Commands.M71 Commands.D73:Commands.D74 Commands.M73:Commands.M74 Commands.D78:Commands.E78 Commands.M78:Commands.M78 Commands.D80:Commands.E80 Commands.M80:Commands.M80 Commands.D23:Commands.E24 Commands.M23:Commands.M24 Commands.D26:Commands.E27 Commands.M26:Commands.M27 Commands.D32:Commands.E33 Commands.M32:Commands.M33 Commands.M110:Commands.M112 Commands.D110:Commands.E112 Commands.D29:Commands.E30 Commands.M29:Commands.M30 Commands.M84:Commands.M103 Commands.D84:Commands.E103 Commands.D189:Commands.E189 Commands.M189:Commands.M189 Commands.D191:Commands.E191 Commands.M191:Commands.M191 Commands.D193:Commands.E193 Commands.M193:Commands.M193 Commands.M123:Commands.M123 Commands.D146:Commands.E146 Commands.M146:Commands.M146 Commands.D148:Commands.E148 Commands.M148:Commands.M148 Commands.D141:Commands.E141 Commands.M141:Commands.M141 Commands.M167:Commands.M167 Commands.D169:Commands.E169 Commands.M169:Commands.M169 Commands.D184:Commands.E184 Commands.M184:Commands.M184 Commands.D165:Commands.E165 Commands.M165:Commands.M165 Commands.E195:Commands.E203 Commands.M195:Commands.M203 Commands.D186:Commands.E187 Commands.M186:Commands.M187 Commands.M42:Commands.M48 Commands.D42:Commands.E48 Commands.D105:Commands.E108 Commands.M105:Commands.M108 Commands.E167:Commands.E167">
            <calcext:condition calcext:apply-style-name="Bad" calcext:value="=0" calcext:base-cell-address="Commands.D4"/>
          </calcext:conditional-format>
        </calcext:conditional-formats>
      </table:table>
      <table:table table:name="Rough - DCS FA18C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Signaling Keybind</text:p>
          </table:table-cell>
          <table:table-cell table:style-name="ce141"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9" office:value-type="string" calcext:value-type="string">
            <text:p>toggle goggles</text:p>
          </table:table-cell>
          <table:table-cell table:style-name="ce60" office:value-type="string" calcext:value-type="string">
            <text:p>R_SHIFT h</text:p>
          </table:table-cell>
          <table:table-cell table:style-name="ce224" office:value-type="string" calcext:value-type="string">
            <text:p>Primary U [O_D] (sp)</text:p>
          </table:table-cell>
          <table:table-cell table:number-columns-repeated="2"/>
          <table:table-cell table:style-name="ce196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71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72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73" table:formula="of:=AND(ISBLANK([.$C2]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74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9" office:value-type="string" calcext:value-type="string">
            <text:p>gain goggles up</text:p>
          </table:table-cell>
          <table:table-cell office:value-type="string" calcext:value-type="string">
            <text:p>R_CTRL R_SHIFT h</text:p>
          </table:table-cell>
          <table:table-cell table:style-name="ce224" office:value-type="string" calcext:value-type="string">
            <text:p>Primary R [O_D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gain goggles down</text:p>
          </table:table-cell>
          <table:table-cell office:value-type="string" calcext:value-type="string">
            <text:p>R_ALT R_SHIFT h</text:p>
          </table:table-cell>
          <table:table-cell table:style-name="ce224" office:value-type="string" calcext:value-type="string">
            <text:p>Primary L [O_D]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3">
          <table:table-cell table:style-name="ce149" office:value-type="string" calcext:value-type="string">
            <text:p>VR Zoom</text:p>
          </table:table-cell>
          <table:table-cell table:style-name="ce217" office:value-type="string" calcext:value-type="string">
            <text:p>R_ALT z</text:p>
          </table:table-cell>
          <table:table-cell table:style-name="ce224" office:value-type="string" calcext:value-type="string">
            <text:p>Primary U [O_D] (lp)</text:p>
          </table:table-cell>
          <table:table-cell table:number-columns-repeated="2"/>
          <table:table-cell table:style-name="ce196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71" table:formula="of:=OR(NOT(ISBLANK([.$C6]));OR(NOT(ISBLANK([.$F6]));OR(NOT(ISBLANK([.$G6]));NOT(ISBLANK([.$H6])))))" office:value-type="boolean" office:boolean-value="true" calcext:value-type="boolean">
            <text:p>TRUE</text:p>
          </table:table-cell>
          <table:table-cell table:style-name="ce72" table:formula="of:=OR(OR(OR(IF([.$P6]=1);IF([.$Q6]=1));IF([.$R6]=1));IF([.$S6]=1))" office:value-type="boolean" office:boolean-value="false" calcext:value-type="boolean">
            <text:p>FALSE</text:p>
          </table:table-cell>
          <table:table-cell table:style-name="ce73" table:formula="of:=AND(ISBLANK([.$C6]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I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J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K6])))" office:value-type="boolean" office:boolean-value="false" calcext:value-type="boolean">
            <text:p>FALSE</text:p>
          </table:table-cell>
          <table:table-cell table:style-name="ce74" table:formula="of:=AND(AND(ISBLANK([.$C6]);AND(ISBLANK([.$F6]);AND(ISBLANK([.$G6]);ISBLANK([.$H6]))));NOT(ISBLANK([.$L6])))" office:value-type="boolean" office:boolean-value="false" calcext:value-type="boolean">
            <text:p>FALSE</text:p>
          </table:table-cell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224" office:value-type="string" calcext:value-type="string">
            <text:p>Primary D [O_D] (x-lp)</text:p>
          </table:table-cell>
          <table:table-cell table:number-columns-repeated="16"/>
        </table:table-row>
        <table:table-row table:style-name="ro1">
          <table:table-cell table:style-name="ce149"/>
          <table:table-cell table:style-name="ce217"/>
          <table:table-cell table:number-columns-repeated="17"/>
        </table:table-row>
        <table:table-row table:style-name="ro1">
          <table:table-cell table:style-name="ce149" office:value-type="string" calcext:value-type="string">
            <text:p>HMD BRT/CW/Increase (aka. ‘cueing’)</text:p>
          </table:table-cell>
          <table:table-cell table:style-name="ce222" office:value-type="string" calcext:value-type="string">
            <text:p>R_ALT h</text:p>
          </table:table-cell>
          <table:table-cell table:style-name="ce224" office:value-type="string" calcext:value-type="string">
            <text:p>Primary D [O_D]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Throttle Designator Controller – Depress</text:p>
          </table:table-cell>
          <table:table-cell table:style-name="ce217" office:value-type="string" calcext:value-type="string">
            <office:annotation draw:style-name="gr10" draw:text-style-name="P2" svg:width="110.83pt" svg:height="98.76pt" svg:x="371.34pt" svg:y="85.49pt" draw:caption-point-x="-15.48pt" draw:caption-point-y="42.18pt">
              <dc:date>2019-11-05T00:00:00</dc:date>
              <text:p text:style-name="P1"><text:span text:style-name="T1">Default keybind ‘Enter’.</text:span></text:p>
              <text:p text:style-name="P1"><text:span text:style-name="T1"/></text:p>
              <text:p text:style-name="P1"><text:span text:style-name="T1">Unacceptable conflict with use of plain keys for UFC.</text:span></text:p>
            </office:annotation>
            <text:p>L_SHIFT Enter</text:p>
          </table:table-cell>
          <table:table-cell table:style-name="ce225" office:value-type="string" calcext:value-type="string">
            <text:p><text:span text:style-name="T16">T16KJG_</text:span><text:span text:style-name="T17">TH-6</text:span><text:span text:style-name="T18"> [O_M]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Designator Controller – X</text:p>
          </table:table-cell>
          <table:table-cell table:style-name="ce63" office:value-type="string" calcext:value-type="string">
            <text:p>T16KTR_<text:span text:style-name="T5">TH-X</text:span></text:p>
          </table:table-cell>
          <table:table-cell table:style-name="ce66" office:value-type="string" calcext:value-type="string">
            <text:p>TH-X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Designator Controller – Y</text:p>
          </table:table-cell>
          <table:table-cell table:style-name="ce63" office:value-type="string" calcext:value-type="string">
            <text:p>T16KTR_<text:span text:style-name="T5">TH-Y</text:span></text:p>
          </table:table-cell>
          <table:table-cell table:style-name="ce66" office:value-type="string" calcext:value-type="string">
            <text:p>TH-Y</text:p>
          </table:table-cell>
          <table:table-cell table:number-columns-repeated="16"/>
        </table:table-row>
        <table:table-row table:style-name="ro1" table:number-rows-repeated="7">
          <table:table-cell table:number-columns-repeated="19"/>
        </table:table-row>
        <table:table-row table:style-name="ro1">
          <table:table-cell table:style-name="ce149" office:value-type="string" calcext:value-type="string">
            <text:p>Paddle – Limiter, AP NWS Disengage</text:p>
          </table:table-cell>
          <table:table-cell office:value-type="string" calcext:value-type="string">
            <text:p>a</text:p>
          </table:table-cell>
          <table:table-cell table:style-name="ce228" office:value-type="string" calcext:value-type="string">
            <text:p>T16KJG_TH-1 [O_U], ST-X -99% +99%, ST-Y +99%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hrottle Lift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224.05pt" draw:caption-point-x="-17.29pt" draw:caption-point-y="44.42pt">
              <dc:date>2019-10-16T00:00:00</dc:date>
              <text:p text:style-name="P1"><text:span text:style-name="T1">Default keybind ‘0’. Unacceptable conflict with use of numeric keys for UFC.</text:span></text:p>
            </office:annotation>
            <text:p>L_ALT j</text:p>
          </table:table-cell>
          <table:table-cell table:style-name="ce196" office:value-type="string" calcext:value-type="string">
            <text:p><text:span text:style-name="T19">T16KJG_</text:span><text:span text:style-name="T20">TH-1</text:span><text:span text:style-name="T21"> [O_D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AutoThrust</text:p>
          </table:table-cell>
          <table:table-cell office:value-type="string" calcext:value-type="string">
            <text:p>t</text:p>
          </table:table-cell>
          <table:table-cell table:style-name="ce224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Autopilot Attitude Hold (Macro)</text:p>
          </table:table-cell>
          <table:table-cell table:style-name="ce222" office:value-type="string" calcext:value-type="string">
            <office:annotation draw:style-name="gr11" draw:text-style-name="P2" svg:width="415.93pt" svg:height="102.16pt" svg:x="373.15pt" svg:y="264.08pt" draw:caption-point-x="-17.29pt" draw:caption-point-y="42.8pt">
              <dc:date>2019-11-05T00:00:00</dc:date>
              <text:p text:style-name="P1"><text:span text:style-name="T1">UFC Function Selector Pushbutton – A/P</text:span><text:span text:style-name="T1"><text:tab/></text:span><text:span text:style-name="T1"><text:tab/></text:span><text:span text:style-name="T1"><text:tab/></text:span><text:span text:style-name="T1"><text:tab/></text:span><text:span text:style-name="T1">L_SHIFT a</text:span></text:p>
              <text:p text:style-name="P1"><text:span text:style-name="T1">UFC Option Select Pushbutton 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_SHIFT 1</text:span></text:p>
              <text:p text:style-name="P1"><text:span text:style-name="T1"/></text:p>
            </office:annotation>
            <text:p>macro</text:p>
          </table:table-cell>
          <table:table-cell table:style-name="ce224" office:value-type="string" calcext:value-type="string">
            <text:p>T16KJG_<text:span text:style-name="T5">TH-1</text:span><text:span text:style-name="T8"> [I_U]</text:span>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Radar Operate</text:p>
          </table:table-cell>
          <table:table-cell table:style-name="ce217" office:value-type="string" calcext:value-type="string">
            <text:p>R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adar Standby</text:p>
          </table:table-cell>
          <table:table-cell table:style-name="ce217" office:value-type="string" calcext:value-type="string">
            <text:p>R_ALT R_SHIF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text:p>RAID-FLIR STT/FOV Select/Separate</text:p>
          </table:table-cell>
          <table:table-cell office:value-type="string" calcext:value-type="string">
            <text:p>i</text:p>
          </table:table-cell>
          <table:table-cell table:style-name="ce68" office:value-type="string" calcext:value-type="string">
            <text:p>Primary U [I_D]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mm Menu – F1</text:p>
          </table:table-cell>
          <table:table-cell office:value-type="string" calcext:value-type="string">
            <text:p>F1</text:p>
          </table:table-cell>
          <table:table-cell table:style-name="ce68" office:value-type="string" calcext:value-type="string">
            <text:p>Comm U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2</text:p>
          </table:table-cell>
          <table:table-cell office:value-type="string" calcext:value-type="string">
            <text:p>F2</text:p>
          </table:table-cell>
          <table:table-cell table:style-name="ce68" office:value-type="string" calcext:value-type="string">
            <text:p>Comm R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3</text:p>
          </table:table-cell>
          <table:table-cell office:value-type="string" calcext:value-type="string">
            <text:p>F3</text:p>
          </table:table-cell>
          <table:table-cell table:style-name="ce68" office:value-type="string" calcext:value-type="string">
            <text:p>Comm D [I_D]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omm Menu – F12</text:p>
          </table:table-cell>
          <table:table-cell office:value-type="string" calcext:value-type="string">
            <text:p>F12</text:p>
          </table:table-cell>
          <table:table-cell table:style-name="ce68" office:value-type="string" calcext:value-type="string">
            <text:p>Comm L [I_D]</text:p>
          </table:table-cell>
          <table:table-cell table:number-columns-repeated="16"/>
        </table:table-row>
        <table:table-row table:style-name="ro1" table:number-rows-repeated="6">
          <table:table-cell table:number-columns-repeated="19"/>
        </table:table-row>
        <table:table-row table:style-name="ro1">
          <table:table-cell office:value-type="string" calcext:value-type="string">
            <text:p>Refueling Probe (probe)</text:p>
          </table:table-cell>
          <table:table-cell table:style-name="ce217" office:value-type="string" calcext:value-type="string">
            <text:p>L_CTL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efueling Probe Cancel (probe cancel)</text:p>
          </table:table-cell>
          <table:table-cell table:style-name="ce217" office:value-type="string" calcext:value-type="string">
            <text:p>L_ALT r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tapult Hook-Up (rail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Hook Cycle (drop hook)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anopy Toggle</text:p>
          </table:table-cell>
          <table:table-cell office:value-type="string" calcext:value-type="string">
            <text:p>L_CTL c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table:style-name="ce215" office:value-type="string" calcext:value-type="string">
            <text:p>Master ON</text:p>
          </table:table-cell>
          <table:table-cell table:style-name="ce217" office:value-type="string" calcext:value-type="string">
            <text:p>L_CTL m</text:p>
          </table:table-cell>
          <table:table-cell office:value-type="string" calcext:value-type="string">
            <text:p>Ship D [O_D] (x-lp) OR VOICE ONLY (with lockout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Control Stick Visibility Toggle (stick toggle)</text:p>
          </table:table-cell>
          <table:table-cell table:style-name="ce217" office:value-type="string" calcext:value-type="string">
            <text:p>R_CTL Back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ilot Visibility Toggle (pilot toggle)</text:p>
          </table:table-cell>
          <table:table-cell office:value-type="string" calcext:value-type="string">
            <text:p>R_Shift p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irror Toggle</text:p>
          </table:table-cell>
          <table:table-cell table:style-name="ce217" office:value-type="string" calcext:value-type="string">
            <office:annotation draw:style-name="gr2" draw:text-style-name="P2" svg:width="82.18pt" svg:height="51pt" svg:x="373.15pt" svg:y="801.67pt" draw:caption-point-x="-17.29pt" draw:caption-point-y="42.8pt">
              <dc:date>2019-11-06T00:00:00</dc:date>
              <text:p text:style-name="P1"><text:span text:style-name="T1">Default conflicts with otherwise unused “RWin [a-z]” keybinds.</text:span></text:p>
            </office:annotation>
            <text:p>R_ALT R_CTL m</text:p>
          </table:table-cell>
          <table:table-cell office:value-type="string" calcext:value-type="string">
            <text:p>VOICE ONLY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9" office:value-type="string" calcext:value-type="string">
            <text:p>FCS BIT Switch (Consent)</text:p>
          </table:table-cell>
          <table:table-cell office:value-type="string" calcext:value-type="string">
            <text:p>y</text:p>
          </table:table-cell>
          <table:table-cell table:style-name="ce230" office:value-type="string" calcext:value-type="string">
            <text:p>Base O_M R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Engine Anti-Ice On</text:p>
          </table:table-cell>
          <table:table-cell table:style-name="ce217" office:value-type="string" calcext:value-type="string">
            <text:p>R_CTL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Engine Anti-Ice Off</text:p>
          </table:table-cell>
          <table:table-cell table:style-name="ce222" office:value-type="string" calcext:value-type="string">
            <text:p>R_ALT R_SHIFT g</text:p>
          </table:table-cell>
          <table:table-cell table:style-name="ce230" office:value-type="string" calcext:value-type="string">
            <text:p>Base O_M D</text:p>
          </table:table-cell>
          <table:table-cell table:number-columns-repeated="16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ce149" office:value-type="string" calcext:value-type="string">
            <text:p>Mode A/A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911.65pt" draw:caption-point-x="-17.29pt" draw:caption-point-y="48.02pt">
              <dc:date>2019-11-05T00:00:00</dc:date>
              <text:p text:style-name="P1"><text:span text:style-name="T1">Default keybind ‘1’. Unacceptable conflict with use of numeric keys for UFC.</text:span></text:p>
            </office:annotation>
            <text:p>L_ALT e</text:p>
          </table:table-cell>
          <table:table-cell table:style-name="ce230" office:value-type="string" calcext:value-type="string">
            <text:p>Base O_M U (sp)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ode A/G</text:p>
          </table:table-cell>
          <table:table-cell table:style-name="ce217" office:value-type="string" calcext:value-type="string">
            <office:annotation draw:style-name="gr1" draw:text-style-name="P2" svg:width="82.18pt" svg:height="72.88pt" svg:x="373.15pt" svg:y="924.49pt" draw:caption-point-x="-17.29pt" draw:caption-point-y="47.99pt">
              <dc:date>2019-10-16T00:00:00</dc:date>
              <text:p text:style-name="P1"><text:span text:style-name="T1">Default keybind </text:span><text:span text:style-name="T1">‘2’. Unacceptable </text:span><text:span text:style-name="T1">conflict with use </text:span><text:span text:style-name="T1">of numeric keys </text:span><text:span text:style-name="T1">for UFC.</text:span></text:p>
            </office:annotation>
            <text:p>R_ALT e</text:p>
          </table:table-cell>
          <table:table-cell table:style-name="ce230" office:value-type="string" calcext:value-type="string">
            <text:p>Base O_M L (sp)</text:p>
          </table:table-cell>
          <table:table-cell table:number-columns-repeated="16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49" office:value-type="string" calcext:value-type="string">
            <text:p>Caution Reset</text:p>
          </table:table-cell>
          <table:table-cell office:value-type="string" calcext:value-type="string">
            <text:p>n</text:p>
          </table:table-cell>
          <table:table-cell table:style-name="ce230" office:value-type="string" calcext:value-type="string">
            <text:p>Base O_M U (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231" office:value-type="string" calcext:value-type="string">
            <text:p><text:span text:style-name="T22">HOTAS - </text:span><text:span text:style-name="T23">Base O_D – </text:span><text:span text:style-name="T24">U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VR/AR Zoom</text:p>
          </table:table-cell>
          <table:table-cell table:style-name="ce217" office:value-type="string" calcext:value-type="string">
            <text:p>R_ALT z</text:p>
          </table:table-cell>
          <table:table-cell table:style-name="ce231" office:value-type="string" calcext:value-type="string">
            <text:p><text:span text:style-name="T22">HOTAS - </text:span><text:span text:style-name="T23">Base O_D – </text:span><text:span text:style-name="T24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office:annotation draw:style-name="gr3" draw:text-style-name="P2" svg:width="124.84pt" svg:height="61.68pt" svg:x="229.35pt" svg:y="1076.43pt" draw:caption-point-x="-17.29pt" draw:caption-point-y="49.63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table:style-name="ce217" office:value-type="string" calcext:value-type="string">
            <text:p>F24</text:p>
          </table:table-cell>
          <table:table-cell table:number-columns-repeated="1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office:value-type="string" calcext:value-type="string">
            <office:annotation draw:style-name="gr12" draw:text-style-name="P2" svg:width="190.12pt" svg:height="84.08pt" svg:x="229.35pt" svg:y="1211.27pt" draw:caption-point-x="-17.29pt" draw:caption-point-y="42.8pt">
              <dc:date>2019-11-07T00:00:00</dc:date>
              <text:p text:style-name="P1"><text:span text:style-name="T1">Keybinds intended for automatic data entry.</text:span></text:p>
              <text:p text:style-name="P1"><text:span text:style-name="T1"/></text:p>
              <text:p text:style-name="P1"><text:span text:style-name="T1">*) FA18C waypoints.</text:span></text:p>
              <text:p text:style-name="P1"><text:span text:style-name="T1"><text:tab/></text:span><text:span text:style-name="T1">FA18C unique backup for Data Cartridge or DCS-Waypoint-Editor.</text:span></text:p>
            </office:annotation>
            <text:p>Data Entry</text:p>
          </table:table-cell>
          <table:table-cell table:number-columns-repeated="18"/>
        </table:table-row>
        <table:table-row table:style-name="ro1">
          <table:table-cell table:style-name="ce149" office:value-type="string" calcext:value-type="string">
            <text:p>Waypoint Next</text:p>
          </table:table-cell>
          <table:table-cell table:style-name="ce217" office:value-type="string" calcext:value-type="string">
            <text:p>x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(MDI Button 5)</text:p>
          </table:table-cell>
          <table:table-cell table:style-name="ce217" office:value-type="string" calcext:value-type="string">
            <text:p>`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Option Select Pushbutton 1 (POSN)</text:p>
          </table:table-cell>
          <table:table-cell table:style-name="ce217" office:value-type="string" calcext:value-type="string">
            <text:p>q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ENT</text:p>
          </table:table-cell>
          <table:table-cell table:style-name="ce217" office:value-type="string" calcext:value-type="string">
            <text:p>Enter</text:p>
          </table:table-cell>
          <table:table-cell table:number-columns-repeated="17"/>
        </table:table-row>
        <table:table-row table:style-name="ro1" table:number-rows-repeated="15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467.27pt" draw:caption-point-x="-17.29pt" draw:caption-point-y="42.8pt">
              <dc:date>2019-11-05T00:00:00</dc:date>
              <text:p text:style-name="P1"><text:span text:style-name="T1">Keybinds intended for manual data entry.</text:span></text:p>
            </office:annotation>
            <text:p>Convenience</text:p>
          </table:table-cell>
          <table:table-cell table:number-columns-repeated="18"/>
        </table:table-row>
        <table:table-row table:style-name="ro1">
          <table:table-cell table:style-name="ce149" office:value-type="string" calcext:value-type="string">
            <text:p>UFC Keyboard Pushbuttons</text:p>
          </table:table-cell>
          <table:table-cell table:style-name="ce217" office:value-type="string" calcext:value-type="string">
            <text:p>0-9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Option Select Pushbuttons</text:p>
          </table:table-cell>
          <table:table-cell table:style-name="ce217" office:value-type="string" calcext:value-type="string">
            <text:p>L_SHIFT 1-5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ENT</text:p>
          </table:table-cell>
          <table:table-cell table:style-name="ce217" office:value-type="string" calcext:value-type="string">
            <text:p>Enter</text:p>
          </table:table-cell>
          <table:table-cell table:number-columns-repeated="17"/>
        </table:table-row>
        <table:table-row table:style-name="ro1">
          <table:table-cell table:style-name="ce149" office:value-type="string" calcext:value-type="string">
            <text:p>UFC Keyboard Pushbutton – CLR</text:p>
          </table:table-cell>
          <table:table-cell table:style-name="ce217" office:value-type="string" calcext:value-type="string">
            <text:p>Backspac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Function Selector Pushbutton – A/P</text:p>
          </table:table-cell>
          <table:table-cell table:style-name="ce217" office:value-type="string" calcext:value-type="string">
            <text:p>L_SHIFT 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TCN</text:p>
          </table:table-cell>
          <table:table-cell table:style-name="ce217" office:value-type="string" calcext:value-type="string">
            <text:p>L_SHIFT 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UFC Function Selector Pushbutton – ON/OFF</text:p>
          </table:table-cell>
          <table:table-cell table:style-name="ce217" office:value-type="string" calcext:value-type="string">
            <text:p>L_SHIFT e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UFC Emission Control Pushbutton</text:p>
          </table:table-cell>
          <table:table-cell table:style-name="ce217" office:value-type="string" calcext:value-type="string">
            <text:p>L_SHIFT m</text:p>
          </table:table-cell>
          <table:table-cell table:number-columns-repeated="17"/>
        </table:table-row>
        <table:table-row table:style-name="ro1" table:number-rows-repeated="5">
          <table:table-cell table:number-columns-repeated="19"/>
        </table:table-row>
        <table:table-row table:style-name="ro1">
          <table:table-cell office:value-type="string" calcext:value-type="string">
            <text:p>Workaroun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und On/Off</text:p>
          </table:table-cell>
          <table:table-cell table:style-name="ce217" office:value-type="string" calcext:value-type="string">
            <text:p>REMOVE DEFAULT – L_CTL s</text:p>
          </table:table-cell>
          <table:table-cell table:number-columns-repeated="17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229.35pt" svg:y="1736.08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RK macro</text:p>
          </table:table-cell>
          <table:table-cell table:style-name="ce217" office:value-type="string" calcext:value-type="string">
            <office:annotation draw:style-name="gr12" draw:text-style-name="P2" svg:width="82.18pt" svg:height="84.08pt" svg:x="373.15pt" svg:y="1748.86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3" draw:text-style-name="P2" svg:width="426.19pt" svg:height="184.85pt" svg:x="373.15pt" svg:y="1774.4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373.15pt" svg:y="1787.27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373.15pt" svg:y="1800.0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  <table:table-cell table:number-columns-repeated="17"/>
        </table:table-row>
        <table:table-row table:style-name="ro1">
          <table:table-cell/>
          <table:table-cell table:style-name="ce143"/>
          <table:table-cell table:number-columns-repeated="17"/>
        </table:table-row>
        <table:table-row table:style-name="ro1">
          <table:table-cell/>
          <table:table-cell table:style-name="ce143"/>
          <table:table-cell table:number-columns-repeated="17"/>
        </table:table-row>
        <calcext:conditional-formats>
          <calcext:conditional-format calcext:target-range-address="'Rough - DCS FA18C'.N2:'Rough - DCS FA18C'.S2 'Rough - DCS FA18C'.N6:'Rough - DCS FA18C'.S6">
            <calcext:condition calcext:apply-style-name="Bad" calcext:value="=1" calcext:base-cell-address="'Rough - DCS FA18C'.N2"/>
          </calcext:conditional-format>
          <calcext:conditional-format calcext:target-range-address="'Rough - DCS FA18C'.M2:'Rough - DCS FA18C'.M2 'Rough - DCS FA18C'.B2:'Rough - DCS FA18C'.C2 'Rough - DCS FA18C'.C21:'Rough - DCS FA18C'.C21 'Rough - DCS FA18C'.C3:'Rough - DCS FA18C'.C4 'Rough - DCS FA18C'.C24:'Rough - DCS FA18C'.C25 'Rough - DCS FA18C'.C40:'Rough - DCS FA18C'.C43 'Rough - DCS FA18C'.C35:'Rough - DCS FA18C'.C35 'Rough - DCS FA18C'.B12:'Rough - DCS FA18C'.C13 'Rough - DCS FA18C'.M6:'Rough - DCS FA18C'.M6 'Rough - DCS FA18C'.C9:'Rough - DCS FA18C'.C9 'Rough - DCS FA18C'.C6:'Rough - DCS FA18C'.C7">
            <calcext:condition calcext:apply-style-name="Bad" calcext:value="=0" calcext:base-cell-address="'Rough - DCS FA18C'.B2"/>
          </calcext:conditional-format>
        </calcext:conditional-formats>
      </table:table>
      <table:table table:name="Rough - Elite Dangerous" table:style-name="ta1">
        <table:table-column table:style-name="co1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16" table:default-cell-style-name="Default"/>
        <table:table-row table:style-name="ro1">
          <table:table-cell table:style-name="ce141" office:value-type="string" calcext:value-type="string">
            <text:p>Command</text:p>
          </table:table-cell>
          <table:table-cell table:style-name="ce141" office:value-type="string" calcext:value-type="string">
            <text:p>Signaling Keybind</text:p>
          </table:table-cell>
          <table:table-cell office:value-type="string" calcext:value-type="string">
            <text:p>Controls</text:p>
          </table:table-cell>
          <table:table-cell table:number-columns-repeated="16"/>
        </table:table-row>
        <table:table-row table:style-name="ro3">
          <table:table-cell table:style-name="ce149" office:value-type="string" calcext:value-type="string">
            <text:p>imaging</text:p>
          </table:table-cell>
          <table:table-cell table:style-name="ce75" office:value-type="string" calcext:value-type="string">
            <text:p>L_ALT v</text:p>
          </table:table-cell>
          <table:table-cell table:style-name="ce76" office:value-type="string" calcext:value-type="string">
            <text:p>Primary U [O_D]</text:p>
          </table:table-cell>
          <table:table-cell table:number-columns-repeated="2"/>
          <table:table-cell table:style-name="ce196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79" table:formula="of:=OR(NOT(ISBLANK([.$C2]));OR(NOT(ISBLANK([.$F2]));OR(NOT(ISBLANK([.$G2]));NOT(ISBLANK([.$H2])))))" office:value-type="boolean" office:boolean-value="true" calcext:value-type="boolean">
            <text:p>TRUE</text:p>
          </table:table-cell>
          <table:table-cell table:style-name="ce80" table:formula="of:=OR(OR(OR(IF([.$P2]=1);IF([.$Q2]=1));IF([.$R2]=1));IF([.$S2]=1))" office:value-type="boolean" office:boolean-value="false" calcext:value-type="boolean">
            <text:p>FALSE</text:p>
          </table:table-cell>
          <table:table-cell table:style-name="ce81" table:formula="of:=AND(ISBLANK([.$C2]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I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J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K2])))" office:value-type="boolean" office:boolean-value="false" calcext:value-type="boolean">
            <text:p>FALSE</text:p>
          </table:table-cell>
          <table:table-cell table:style-name="ce82" table:formula="of:=AND(AND(ISBLANK([.$C2]);AND(ISBLANK([.$F2]);AND(ISBLANK([.$G2]);ISBLANK([.$H2]))));NOT(ISBLANK([.$L2])))" office:value-type="boolean" office:boolean-value="false" calcext:value-type="boolean">
            <text:p>FALSE</text:p>
          </table:table-cell>
        </table:table-row>
        <table:table-row table:style-name="ro3">
          <table:table-cell table:style-name="ce149" office:value-type="string" calcext:value-type="string">
            <text:p>hud</text:p>
          </table:table-cell>
          <table:table-cell table:style-name="ce75" office:value-type="string" calcext:value-type="string">
            <text:p>R_ALT v</text:p>
          </table:table-cell>
          <table:table-cell table:style-name="ce76" office:value-type="string" calcext:value-type="string">
            <text:p>Primary D [O_D]</text:p>
          </table:table-cell>
          <table:table-cell table:number-columns-repeated="2"/>
          <table:table-cell table:style-name="ce196"/>
          <table:table-cell table:style-name="ce38"/>
          <table:table-cell table:style-name="ce43"/>
          <table:table-cell office:value-type="string" calcext:value-type="string">
            <text:p>+</text:p>
          </table:table-cell>
          <table:table-cell table:number-columns-repeated="2"/>
          <table:table-cell table:style-name="ce175"/>
          <table:table-cell table:style-name="ce79" table:formula="of:=OR(NOT(ISBLANK([.$C3]));OR(NOT(ISBLANK([.$F3]));OR(NOT(ISBLANK([.$G3]));NOT(ISBLANK([.$H3])))))" office:value-type="boolean" office:boolean-value="true" calcext:value-type="boolean">
            <text:p>TRUE</text:p>
          </table:table-cell>
          <table:table-cell table:style-name="ce80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81" table:formula="of:=AND(ISBLANK([.$C3]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82" table:formula="of:=AND(AND(ISBLANK([.$C3]);AND(ISBLANK([.$F3]);AND(ISBLANK([.$G3]);ISBLANK([.$H3]))));NOT(ISBLANK([.$L3])))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Flight Assist</text:p>
          </table:table-cell>
          <table:table-cell office:value-type="string" calcext:value-type="string">
            <text:p>L_ALT 9</text:p>
          </table:table-cell>
          <table:table-cell table:style-name="ce76" office:value-type="string" calcext:value-type="string">
            <text:p>T16KJG_<text:span text:style-name="T5">TH-1</text:span><text:span text:style-name="T8"> [I_M]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Target Wingman 1</text:p>
          </table:table-cell>
          <table:table-cell office:value-type="float" office:value="1" calcext:value-type="float">
            <text:p>1</text:p>
          </table:table-cell>
          <table:table-cell table:style-name="ce238" office:value-type="string" calcext:value-type="string">
            <text:p>Comm I_M U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arget Wingman 2</text:p>
          </table:table-cell>
          <table:table-cell office:value-type="float" office:value="2" calcext:value-type="float">
            <text:p>2</text:p>
          </table:table-cell>
          <table:table-cell table:style-name="ce238" office:value-type="string" calcext:value-type="string">
            <text:p>Comm I_M R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Target Wingman 3</text:p>
          </table:table-cell>
          <table:table-cell office:value-type="float" office:value="3" calcext:value-type="float">
            <text:p>3</text:p>
          </table:table-cell>
          <table:table-cell table:style-name="ce238" office:value-type="string" calcext:value-type="string">
            <text:p>Comm I_M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Pull</text:p>
          </table:table-cell>
          <table:table-cell office:value-type="string" calcext:value-type="string">
            <text:p>L_ALT y</text:p>
          </table:table-cell>
          <table:table-cell table:style-name="ce238" office:value-type="string" calcext:value-type="string">
            <text:p>Comm I_M L (sp)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Fighter Order Hold</text:p>
          </table:table-cell>
          <table:table-cell office:value-type="string" calcext:value-type="string">
            <text:p>L_ALT 1</text:p>
          </table:table-cell>
          <table:table-cell table:style-name="ce238" office:value-type="string" calcext:value-type="string">
            <text:p>Comm I_U U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Liberty</text:p>
          </table:table-cell>
          <table:table-cell office:value-type="string" calcext:value-type="string">
            <text:p>L_ALT 2</text:p>
          </table:table-cell>
          <table:table-cell table:style-name="ce238" office:value-type="string" calcext:value-type="string">
            <text:p>Comm I_U R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COMMS</text:p>
          </table:table-cell>
          <table:table-cell office:value-type="string" calcext:value-type="string">
            <text:p>L_ALT 3</text:p>
          </table:table-cell>
          <table:table-cell table:style-name="ce238" office:value-type="string" calcext:value-type="string">
            <text:p>Comm I_U D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Fighter Order Attack</text:p>
          </table:table-cell>
          <table:table-cell office:value-type="string" calcext:value-type="string">
            <text:p>L_ALT 4</text:p>
          </table:table-cell>
          <table:table-cell table:style-name="ce238" office:value-type="string" calcext:value-type="string">
            <text:p>Comm I_U L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text:p>Menu Up</text:p>
          </table:table-cell>
          <table:table-cell office:value-type="string" calcext:value-type="string">
            <office:annotation draw:style-name="gr1" draw:text-style-name="P2" svg:width="82.18pt" svg:height="72.88pt" svg:x="358.7pt" svg:y="161.86pt" draw:caption-point-x="-17.29pt" draw:caption-point-y="42.8pt">
              <dc:date>2019-10-16T00:00:00</dc:date>
              <text:p text:style-name="P1"><text:span text:style-name="T1">Failure. Insufficient key repeat rate when arrow key bindings were used.</text:span></text:p>
            </office:annotation>
            <text:p>Up</text:p>
          </table:table-cell>
          <table:table-cell table:style-name="ce76" office:value-type="string" calcext:value-type="string">
            <text:p>Primary U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Down</text:p>
          </table:table-cell>
          <table:table-cell office:value-type="string" calcext:value-type="string">
            <text:p>Down</text:p>
          </table:table-cell>
          <table:table-cell table:style-name="ce76" office:value-type="string" calcext:value-type="string">
            <text:p>Primary D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Left</text:p>
          </table:table-cell>
          <table:table-cell office:value-type="string" calcext:value-type="string">
            <text:p>Left</text:p>
          </table:table-cell>
          <table:table-cell table:style-name="ce76" office:value-type="string" calcext:value-type="string">
            <text:p>Primary L [O_U]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Menu Right</text:p>
          </table:table-cell>
          <table:table-cell office:value-type="string" calcext:value-type="string">
            <text:p>Right</text:p>
          </table:table-cell>
          <table:table-cell table:style-name="ce76" office:value-type="string" calcext:value-type="string">
            <text:p>Primary R [O_U]</text:p>
          </table:table-cell>
          <table:table-cell table:number-columns-repeated="16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table:style-name="ce217" office:value-type="string" calcext:value-type="string">
            <text:p>L_ALT L_SHIFT v</text:p>
          </table:table-cell>
          <table:table-cell table:style-name="ce78" office:value-type="string" calcext:value-type="string">
            <text:p>Primary D [O_D] (x-lp)</text:p>
          </table:table-cell>
          <table:table-cell table:number-columns-repeated="16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style-name="ce149" office:value-type="string" calcext:value-type="string">
            <text:p>VR/AR Align</text:p>
          </table:table-cell>
          <table:table-cell office:value-type="string" calcext:value-type="string">
            <text:p>L_ALT L_SHIFT v</text:p>
          </table:table-cell>
          <table:table-cell office:value-type="string" calcext:value-type="string">
            <text:p><text:span text:style-name="T25">HOTAS - </text:span><text:span text:style-name="T26">Base O_D - </text:span><text:span text:style-name="T27">U</text:span></text:p>
          </table:table-cell>
          <table:table-cell table:number-columns-repeated="16"/>
        </table:table-row>
        <table:table-row table:style-name="ro1">
          <table:table-cell table:style-name="ce149" office:value-type="string" calcext:value-type="string">
            <text:p>VR/AR Zoom</text:p>
          </table:table-cell>
          <table:table-cell/>
          <table:table-cell office:value-type="string" calcext:value-type="string">
            <text:p><text:span text:style-name="T25">HOTAS - </text:span><text:span text:style-name="T26">Base O_D – </text:span><text:span text:style-name="T27">D</text:span></text:p>
          </table:table-cell>
          <table:table-cell table:number-columns-repeated="16"/>
        </table:table-row>
        <table:table-row table:style-name="ro1">
          <table:table-cell table:number-columns-repeated="19"/>
        </table:table-row>
        <table:table-row table:style-name="ro1">
          <table:table-cell table:style-name="ce149" office:value-type="string" calcext:value-type="string">
            <office:annotation draw:style-name="gr3" draw:text-style-name="P2" svg:width="124.84pt" svg:height="61.68pt" svg:x="214.89pt" svg:y="620.59pt" draw:caption-point-x="-17.29pt" draw:caption-point-y="44.87pt">
              <dc:date>2019-10-04T00:00:00</dc:date>
              <text:p text:style-name="P1"><text:span text:style-name="T1">Should be mapped to </text:span><text:span text:style-name="T2">any</text:span><text:span text:style-name="T1"> Push-To-Talk. Commands AV recording programs (ie. OBS Studio) to include microphone audio.</text:span></text:p>
            </office:annotation>
            <text:p>PTT Record</text:p>
          </table:table-cell>
          <table:table-cell office:value-type="string" calcext:value-type="string">
            <text:p>F24</text:p>
          </table:table-cell>
          <table:table-cell table:number-columns-repeated="17"/>
        </table:table-row>
        <calcext:conditional-formats>
          <calcext:conditional-format calcext:target-range-address="'Rough - Elite Dangerous'.N2:'Rough - Elite Dangerous'.S3">
            <calcext:condition calcext:apply-style-name="Bad" calcext:value="=1" calcext:base-cell-address="'Rough - Elite Dangerous'.N2"/>
          </calcext:conditional-format>
          <calcext:conditional-format calcext:target-range-address="'Rough - Elite Dangerous'.M2:'Rough - Elite Dangerous'.M3 'Rough - Elite Dangerous'.B2:'Rough - Elite Dangerous'.C3 'Rough - Elite Dangerous'.C5:'Rough - Elite Dangerous'.C5 'Rough - Elite Dangerous'.C17:'Rough - Elite Dangerous'.C20 'Rough - Elite Dangerous'.C45:'Rough - Elite Dangerous'.C45">
            <calcext:condition calcext:apply-style-name="Bad" calcext:value="=0" calcext:base-cell-address="'Rough - Elite Dangerous'.B2"/>
          </calcext:conditional-format>
        </calcext:conditional-formats>
      </table:table>
      <table:table table:name="Conventions" table:style-name="ta1">
        <office:forms form:automatic-focus="false" form:apply-design-mode="false"/>
        <table:table-column table:style-name="co13" table:default-cell-style-name="ce218"/>
        <table:table-column table:style-name="co14" table:default-cell-style-name="Default"/>
        <table:table-row table:style-name="ro1">
          <table:table-cell table:style-name="Default" office:value-type="string" calcext:value-type="string">
            <text:p>Hat</text:p>
          </table:table-cell>
          <table:table-cell/>
        </table:table-row>
        <table:table-row table:style-name="ro1">
          <table:table-cell table:style-name="ce230" office:value-type="string" calcext:value-type="string">
            <text:p>Primary O_M</text:p>
          </table:table-cell>
          <table:table-cell office:value-type="string" calcext:value-type="string">
            <text:p>Trim</text:p>
          </table:table-cell>
        </table:table-row>
        <table:table-row table:style-name="ro1">
          <table:table-cell table:style-name="ce168" office:value-type="string" calcext:value-type="string">
            <text:p>Primary O_U</text:p>
          </table:table-cell>
          <table:table-cell office:value-type="string" calcext:value-type="string">
            <text:p>Weapon Select</text:p>
          </table:table-cell>
        </table:table-row>
        <table:table-row table:style-name="ro1">
          <table:table-cell table:style-name="ce168" office:value-type="string" calcext:value-type="string">
            <text:p>Primary O_D</text:p>
          </table:table-cell>
          <table:table-cell office:value-type="string" calcext:value-type="string">
            <text:p>Helmet/HUD Imaging (sp), Helmet/HUD Symbology (sp), VR/AR Zoom (lp), VR/AR Align (x-lp)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Primary I_M</text:p>
          </table:table-cell>
          <table:table-cell office:value-type="string" calcext:value-type="string">
            <text:p><text:span text:style-name="T10">Variant unique hat</text:span>. A10C Data Management.</text:p>
          </table:table-cell>
        </table:table-row>
        <table:table-row table:style-name="ro1">
          <table:table-cell table:style-name="ce168" office:value-type="string" calcext:value-type="string">
            <text:p>Primary I_U</text:p>
          </table:table-cell>
          <table:table-cell office:value-type="string" calcext:value-type="string">
            <text:p><text:span text:style-name="T10">Variant unique hat</text:span>. A10C Target Management.</text:p>
          </table:table-cell>
        </table:table-row>
        <table:table-row table:style-name="ro1">
          <table:table-cell table:style-name="ce168" office:value-type="string" calcext:value-type="string">
            <text:p>Primary I_D</text:p>
          </table:table-cell>
          <table:table-cell office:value-type="string" calcext:value-type="string">
            <text:p><text:span text:style-name="T28">Variant unique buttons</text:span><text:span text:style-name="T29">. RADAR/FLIR FOV. A10C Boat Forward/Aft[/Center]. [A10C China Hat Forward/Aft].</text:span></text:p>
          </table:table-cell>
        </table:table-row>
        <table:table-row table:style-name="ro1" table:number-rows-repeated="2">
          <table:table-cell table:style-name="ce168"/>
          <table:table-cell/>
        </table:table-row>
        <table:table-row table:style-name="ro1">
          <table:table-cell table:style-name="ce168" office:value-type="string" calcext:value-type="string">
            <text:p>Sensors O_U</text:p>
          </table:table-cell>
          <table:table-cell office:value-type="string" calcext:value-type="string">
            <text:p>Un-Cage or Toggle Cage</text:p>
          </table:table-cell>
        </table:table-row>
        <table:table-row table:style-name="ro1">
          <table:table-cell table:style-name="ce230" office:value-type="string" calcext:value-type="string">
            <text:p>Sensors O_M</text:p>
          </table:table-cell>
          <table:table-cell office:value-type="string" calcext:value-type="string">
            <text:p>Targeting – Threat, Subsystems, Ahead</text:p>
          </table:table-cell>
        </table:table-row>
        <table:table-row table:style-name="ro1">
          <table:table-cell table:style-name="ce168" office:value-type="string" calcext:value-type="string">
            <text:p>Sensors O_D</text:p>
          </table:table-cell>
          <table:table-cell office:value-type="string" calcext:value-type="string">
            <text:p>Targeting – Turret, Attacker, Ahead (Subsystem)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Sensors I_M</text:p>
          </table:table-cell>
          <table:table-cell office:value-type="string" calcext:value-type="string">
            <text:p>Designator/SensorOfInterest</text:p>
          </table:table-cell>
        </table:table-row>
        <table:table-row table:style-name="ro1">
          <table:table-cell table:style-name="ce168" office:value-type="string" calcext:value-type="string">
            <text:p>Sensors I_U</text:p>
          </table:table-cell>
          <table:table-cell table:style-name="ce220" office:value-type="string" calcext:value-type="string">
            <text:p><text:span text:style-name="T10">Variant unique buttons.</text:span><text:span text:style-name="T12"> F5E RADAR Resume. A10C China Hat</text:span></text:p>
          </table:table-cell>
        </table:table-row>
        <table:table-row table:style-name="ro1">
          <table:table-cell table:style-name="ce168" office:value-type="string" calcext:value-type="string">
            <text:p>Sensors I_D</text:p>
          </table:table-cell>
          <table:table-cell office:value-type="string" calcext:value-type="string">
            <text:p><text:span text:style-name="T10">Variant unique buttons. Intelligence. Accessories. Detailed updated reference.</text:span><text:span text:style-name="T12"> Satellite view. Target view, zoom in/out. Stellar analysis.</text:span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83" office:value-type="string" calcext:value-type="string">
            <text:p>Comm O_U</text:p>
          </table:table-cell>
          <table:table-cell office:value-type="string" calcext:value-type="string">
            <text:p>Radio 1. Special/Magic PTT.</text:p>
          </table:table-cell>
        </table:table-row>
        <table:table-row table:style-name="ro1">
          <table:table-cell table:style-name="ce238" office:value-type="string" calcext:value-type="string">
            <text:p>Comm O_M</text:p>
          </table:table-cell>
          <table:table-cell office:value-type="string" calcext:value-type="string">
            <text:p>Radio 3. Default PTT.</text:p>
          </table:table-cell>
        </table:table-row>
        <table:table-row table:style-name="ro1">
          <table:table-cell table:style-name="ce183" office:value-type="string" calcext:value-type="string">
            <text:p>Comm O_D</text:p>
          </table:table-cell>
          <table:table-cell office:value-type="string" calcext:value-type="string">
            <text:p>Radio 2. Ground/Intercom PTT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83" office:value-type="string" calcext:value-type="string">
            <text:p>Comm I_U</text:p>
          </table:table-cell>
          <table:table-cell office:value-type="string" calcext:value-type="string">
            <text:p>Scripted orders. Individual/wing specific.</text:p>
          </table:table-cell>
        </table:table-row>
        <table:table-row table:style-name="ro1">
          <table:table-cell table:style-name="ce238" office:value-type="string" calcext:value-type="string">
            <text:p>Comm I_M</text:p>
          </table:table-cell>
          <table:table-cell office:value-type="string" calcext:value-type="string">
            <text:p>Target (friendly) wing. Pull target’s target. Target comm transmitter to rescue (long press – unusual).</text:p>
          </table:table-cell>
        </table:table-row>
        <table:table-row table:style-name="ro1">
          <table:table-cell table:style-name="ce183" office:value-type="string" calcext:value-type="string">
            <text:p>Comm I_D</text:p>
          </table:table-cell>
          <table:table-cell office:value-type="string" calcext:value-type="string">
            <text:p>Scripted orders. Menu/keys. Support/Tanker/Repair request.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230" office:value-type="string" calcext:value-type="string">
            <text:p>Ship O_M</text:p>
          </table:table-cell>
          <table:table-cell office:value-type="string" calcext:value-type="string">
            <text:p>Quick Power</text:p>
          </table:table-cell>
        </table:table-row>
        <table:table-row table:style-name="ro1">
          <table:table-cell table:style-name="ce168" office:value-type="string" calcext:value-type="string">
            <text:p>Ship O_U</text:p>
          </table:table-cell>
          <table:table-cell office:value-type="string" calcext:value-type="string">
            <text:p>Standby Readiness OR <text:span text:style-name="T10">Variant Unique Hat. </text:span><text:span text:style-name="T12">A10C Master Mode. FA18C AA, A/G Mode.</text:span></text:p>
          </table:table-cell>
        </table:table-row>
        <table:table-row table:style-name="ro1">
          <table:table-cell table:style-name="ce168" office:value-type="string" calcext:value-type="string">
            <text:p>Ship O_D</text:p>
          </table:table-cell>
          <table:table-cell office:value-type="string" calcext:value-type="string">
            <text:p>Lockouts, Accessories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Ship I_M</text:p>
          </table:table-cell>
          <table:table-cell office:value-type="string" calcext:value-type="string">
            <text:p>Gear</text:p>
          </table:table-cell>
        </table:table-row>
        <table:table-row table:style-name="ro1">
          <table:table-cell table:style-name="ce168" office:value-type="string" calcext:value-type="string">
            <text:p>Ship I_U</text:p>
          </table:table-cell>
          <table:table-cell office:value-type="string" calcext:value-type="string">
            <text:p>Panels</text:p>
          </table:table-cell>
        </table:table-row>
        <table:table-row table:style-name="ro1">
          <table:table-cell table:style-name="ce168" office:value-type="string" calcext:value-type="string">
            <text:p>Ship I_D</text:p>
          </table:table-cell>
          <table:table-cell office:value-type="string" calcext:value-type="string">
            <text:p>Reference, Quick Nav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ce230" office:value-type="string" calcext:value-type="string">
            <office:annotation draw:style-name="gr14" draw:text-style-name="P2" svg:width="118.06pt" svg:height="70.58pt" svg:x="91.19pt" svg:y="520.67pt" draw:caption-point-x="-17.29pt" draw:caption-point-y="42.8pt">
              <dc:date>2019-10-03T00:00:00</dc:date>
              <text:p text:style-name="P1"><text:span text:style-name="T1">Typically first four buttons on joystick base.</text:span></text:p>
              <text:p text:style-name="P1"><text:span text:style-name="T1"/></text:p>
              <text:p text:style-name="P1"><text:span text:style-name="T1">Treated as a hat for notation.</text:span></text:p>
            </office:annotation>
            <text:p>Base O_M</text:p>
          </table:table-cell>
          <table:table-cell table:style-name="ce142" office:value-type="string" calcext:value-type="string">
            <text:p>Variant unique buttons.<text:span text:style-name="T12"> FA18C FCS bit.</text:span></text:p>
          </table:table-cell>
        </table:table-row>
        <table:table-row table:style-name="ro1">
          <table:table-cell table:style-name="ce191" office:value-type="string" calcext:value-type="string">
            <text:p>Base O_U</text:p>
          </table:table-cell>
          <table:table-cell/>
        </table:table-row>
        <table:table-row table:style-name="ro1">
          <table:table-cell table:style-name="ce191" office:value-type="string" calcext:value-type="string">
            <text:p>Base O_D</text:p>
          </table:table-cell>
          <table:table-cell office:value-type="string" calcext:value-type="string">
            <text:p><text:span text:style-name="T10">Profile specific </text:span><text:span text:style-name="T12">v</text:span>iew management. VR profile, align/zoom. Desktop/diagnostic profile, POV.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230" office:value-type="string" calcext:value-type="string">
            <text:p>Base I_M</text:p>
          </table:table-cell>
          <table:table-cell/>
        </table:table-row>
        <table:table-row table:style-name="ro1">
          <table:table-cell table:style-name="ce191" office:value-type="string" calcext:value-type="string">
            <text:p>Base I_U</text:p>
          </table:table-cell>
          <table:table-cell office:value-type="string" calcext:value-type="string">
            <text:p>RESERVED</text:p>
          </table:table-cell>
        </table:table-row>
        <table:table-row table:style-name="ro1">
          <table:table-cell table:style-name="ce191" office:value-type="string" calcext:value-type="string">
            <text:p>Base I_D</text:p>
          </table:table-cell>
          <table:table-cell office:value-type="string" calcext:value-type="string">
            <text:p>Spectator views. FreeSpace Chase, External views.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/>
        </table:table-row>
        <table:table-row table:style-name="ro1">
          <table:table-cell table:style-name="ce230" office:value-type="string" calcext:value-type="string">
            <text:p>TH-1 O_M</text:p>
          </table:table-cell>
          <table:table-cell office:value-type="string" calcext:value-type="string">
            <text:p>Thrust Reversal</text:p>
          </table:table-cell>
        </table:table-row>
        <table:table-row table:style-name="ro1">
          <table:table-cell table:style-name="ce191" office:value-type="string" calcext:value-type="string">
            <text:p>TH-1 O_U</text:p>
          </table:table-cell>
          <table:table-cell office:value-type="string" calcext:value-type="string">
            <text:p>Limiter Override</text:p>
          </table:table-cell>
        </table:table-row>
        <table:table-row table:style-name="ro1">
          <table:table-cell table:style-name="ce191" office:value-type="string" calcext:value-type="string">
            <text:p>TH-1 O_D</text:p>
          </table:table-cell>
          <table:table-cell office:value-type="string" calcext:value-type="string">
            <text:p><text:span text:style-name="T10">Variant unique button.</text:span> FA18C Throttle Lift.</text:p>
          </table:table-cell>
        </table:table-row>
        <table:table-row table:style-name="ro1">
          <table:table-cell table:style-name="ce168"/>
          <table:table-cell/>
        </table:table-row>
        <table:table-row table:style-name="ro1">
          <table:table-cell table:style-name="ce230" office:value-type="string" calcext:value-type="string">
            <text:p>TH-1 I_M</text:p>
          </table:table-cell>
          <table:table-cell office:value-type="string" calcext:value-type="string">
            <office:annotation draw:style-name="gr15" draw:text-style-name="P2" svg:width="138.73pt" svg:height="39.63pt" svg:x="612.2pt" svg:y="728.45pt" draw:caption-point-x="181.9pt" draw:caption-point-y="39.83pt">
              <dc:date>2019-10-03T00:00:00</dc:date>
              <text:p text:style-name="P1"><text:span text:style-name="T1">Universal tool/vehicle auto-stabilization to zero rotation and/or zero air/ground-speed.</text:span></text:p>
            </office:annotation>
            <text:p>Flight Assist. Automatic Thrust.</text:p>
          </table:table-cell>
        </table:table-row>
        <table:table-row table:style-name="ro1">
          <table:table-cell table:style-name="ce191" office:value-type="string" calcext:value-type="string">
            <text:p>TH-1 I_U</text:p>
          </table:table-cell>
          <table:table-cell office:value-type="string" calcext:value-type="string">
            <text:p>Autopilot. A10C Autopilot Toggle. FA18C Attitude Hold.</text:p>
          </table:table-cell>
        </table:table-row>
        <table:table-row table:style-name="ro1">
          <table:table-cell table:style-name="ce191" office:value-type="string" calcext:value-type="string">
            <text:p>TH-1 I_D</text:p>
          </table:table-cell>
          <table:table-cell table:style-name="ce142" office:value-type="string" calcext:value-type="string">
            <text:p><text:span text:style-name="T30">Variant unique button.</text:span><text:span text:style-name="T31"> F5E Pitch Damper Cutoff. F22 Thrust Vectoring Disable.</text:span>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office:value-type="string" calcext:value-type="string">
            <text:p>Substitution</text:p>
          </table:table-cell>
          <table:table-cell/>
        </table:table-row>
        <table:table-row table:style-name="ro1">
          <table:table-cell table:style-name="ce219" office:value-type="string" calcext:value-type="string">
            <text:p>T16KTR_<text:span text:style-name="T5">TH-XY</text:span></text:p>
          </table:table-cell>
          <table:table-cell office:value-type="string" calcext:value-type="string">
            <text:p>Best used for sensor item selection (aka. Throttle Designator Controller). May be repurposed for lateral/vertical thrust/vectoring/strafing.</text:p>
          </table:table-cell>
        </table:table-row>
        <table:table-row table:style-name="ro1" table:number-rows-repeated="9">
          <table:table-cell table:number-columns-repeated="2"/>
        </table:table-row>
        <table:table-row table:style-name="ro1">
          <table:table-cell table:style-name="Default" office:value-type="string" calcext:value-type="string">
            <office:annotation draw:style-name="gr2" draw:text-style-name="P2" svg:width="82.18pt" svg:height="51pt" svg:x="91.19pt" svg:y="968.66pt" draw:caption-point-x="-17.29pt" draw:caption-point-y="42.8pt">
              <dc:date>2019-11-06T00:00:00</dc:date>
              <text:p text:style-name="P1"><text:span text:style-name="T1">Unusual macro support.</text:span></text:p>
            </office:annotation>
            <text:p>Automation</text:p>
          </table:table-cell>
          <table:table-cell/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2" draw:text-style-name="P2" svg:width="82.18pt" svg:height="84.08pt" svg:x="811.39pt" svg:y="981.47pt" draw:caption-point-x="-17.29pt" draw:caption-point-y="42.8pt">
              <dc:date>2019-11-06T00:00:00</dc:date>
              <text:p text:style-name="P1"><text:span text:style-name="T1">Known to conflict with MSW10 ‘explorer.exe’ keyboard shortcuts. Recommend disabling.</text:span></text:p>
            </office:annotation>
            <text:p>L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office:value-type="string" calcext:value-type="string">
            <text:p>R_WIN 0-9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217" office:value-type="string" calcext:value-type="string">
            <office:annotation draw:style-name="gr13" draw:text-style-name="P2" svg:width="426.19pt" svg:height="184.85pt" svg:x="811.39pt" svg:y="1007.06pt" draw:caption-point-x="-17.29pt" draw:caption-point-y="42.8pt">
              <dc:date>2019-11-06T00:00:00</dc:date>
              <text:p text:style-name="P1"><text:span text:style-name="T1">Some default keybinds may interfere with this reservation.</text:span></text:p>
              <text:p text:style-name="P1"><text:span text:style-name="T1"/></text:p>
              <text:p text:style-name="P1"><text:span text:style-name="T1">“</text:span><text:span text:style-name="T1">R_WIN m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m”</text:span></text:p>
              <text:p text:style-name="P1"><text:span text:style-name="T1">“</text:span><text:span text:style-name="T1">R_WIN n”</text:span><text:span text:style-name="T1"><text:tab/></text:span><text:span text:style-name="T1"><text:tab/></text:span><text:span text:style-name="T1">Mirror Toggle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”R_ALT R_CTL n”</text:span></text:p>
              <text:p text:style-name="P1"><text:span text:style-name="T1"/></text:p>
              <text:p text:style-name="P1"><text:span text:style-name="T1">“</text:span><text:span text:style-name="T1">R_WIN w”</text:span><text:span text:style-name="T1"><text:tab/></text:span><text:span text:style-name="T1"><text:tab/></text:span><text:span text:style-name="T1">Emergency Wheel Brake</text:span><text:span text:style-name="T1"><text:tab/></text:span><text:span text:style-name="T1"><text:tab/></text:span><text:span text:style-name="T1"><text:tab/></text:span><text:span text:style-name="T1"><text:tab/></text:span><text:span text:style-name="T1">”R_ALT R_CTL w”</text:span></text:p>
              <text:p text:style-name="P1"><text:span text:style-name="T1">“</text:span><text:span text:style-name="T1">R_WIN c”</text:span><text:span text:style-name="T1"><text:tab/></text:span><text:span text:style-name="T1"><text:tab/></text:span><text:span text:style-name="T1">Start/Stop/Reset Flight Clock</text:span><text:span text:style-name="T1"><text:tab/></text:span><text:span text:style-name="T1"><text:tab/></text:span><text:span text:style-name="T1"><text:tab/></text:span><text:span text:style-name="T1">”R_ALT R_CTL c”</text:span></text:p>
              <text:p text:style-name="P1"><text:span text:style-name="T1"/></text:p>
              <text:p text:style-name="P1"><text:span text:style-name="T1"/></text:p>
              <text:p text:style-name="P1"><text:span text:style-name="T1"/></text:p>
            </office:annotation>
            <text:p>R_WIN [a-z]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811.39pt" svg:y="1019.88pt" draw:caption-point-x="-17.29pt" draw:caption-point-y="42.8pt">
              <dc:date>2019-11-06T00:00:00</dc:date>
              <text:p text:style-name="P1"><text:span text:style-name="T1">RESERVED - R_WIN with at least one of any specified modifier.</text:span></text:p>
            </office:annotation>
            <text:p>R_WIN [[L_SHIFT][R_SHIFT][L_ALT][R_ALT][L_CTL][R_CTL]] *</text:p>
          </table:table-cell>
        </table:table-row>
        <table:table-row table:style-name="ro1">
          <table:table-cell table:style-name="Default" office:value-type="string" calcext:value-type="string">
            <text:p>RESERVED</text:p>
          </table:table-cell>
          <table:table-cell table:style-name="ce143" office:value-type="string" calcext:value-type="string">
            <office:annotation draw:style-name="gr3" draw:text-style-name="P2" svg:width="82.18pt" svg:height="61.68pt" svg:x="811.39pt" svg:y="1032.66pt" draw:caption-point-x="-17.29pt" draw:caption-point-y="42.8pt">
              <dc:date>2019-11-06T00:00:00</dc:date>
              <text:p text:style-name="P1"><text:span text:style-name="T1">RESERVED – L_WIN with at least one of any specified modifier.</text:span></text:p>
            </office:annotation>
            <text:p>L_WIN [[L_ALT][R_ALT]] *</text:p>
          </table:table-cell>
        </table:table-row>
        <table:table-row table:style-name="ro1" table:number-rows-repeated="4">
          <table:table-cell table:number-columns-repeated="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2" draw:text-style-name="P2" svg:width="82.18pt" svg:height="61.68pt" svg:x="811.39pt" svg:y="1096.67pt" draw:caption-point-x="-17.29pt" draw:caption-point-y="42.8pt">
              <dc:date>2019-12-07T00:00:00</dc:date>
              <text:p text:style-name="P1"><text:span text:style-name="T1">DANGER: GLOBAL! REMOVE ANY KEYBIND CONFLICT!</text:span></text:p>
            </office:annotation>
            <text:p>R_Alt Backspace, R_Ctl Backspace</text:p>
          </table:table-cell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office:annotation draw:style-name="gr2" draw:text-style-name="P2" svg:width="82.18pt" svg:height="61.68pt" svg:x="811.39pt" svg:y="1109.48pt" draw:caption-point-x="-17.29pt" draw:caption-point-y="42.8pt">
              <dc:date>2019-12-07T00:00:00</dc:date>
              <text:p text:style-name="P1">Desktop switching. Shortcuts unable to managed windows.</text:p>
            </office:annotation>
            <text:p>L_Alt 0-9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1">
          <table:table-cell office:value-type="string" calcext:value-type="string">
            <office:annotation draw:style-name="gr2" draw:text-style-name="P2" svg:width="82.18pt" svg:height="51pt" svg:x="91.19pt" svg:y="1224.68pt" draw:caption-point-x="-17.29pt" draw:caption-point-y="42.8pt">
              <dc:date>2019-11-06T00:00:00</dc:date>
              <text:p text:style-name="P1"><text:span text:style-name="T1">Unusual allocations for future needs.</text:span></text:p>
            </office:annotation>
            <text:p>Future</text:p>
          </table:table-cell>
          <table:table-cell/>
        </table:table-row>
        <table:table-row table:style-name="ro1">
          <table:table-cell office:value-type="string" calcext:value-type="string">
            <text:p>WhisperList</text:p>
          </table:table-cell>
          <table:table-cell table:style-name="ce221" office:value-type="string" calcext:value-type="string">
            <text:p>F16-F21</text:p>
          </table:table-cell>
        </table:table-row>
        <table:table-row table:style-name="ro1" table:number-rows-repeated="18">
          <table:table-cell table:number-columns-repeated="2"/>
        </table:table-row>
        <table:table-row table:style-name="ro1">
          <table:table-cell office:value-type="string" calcext:value-type="string">
            <office:annotation draw:style-name="gr3" draw:text-style-name="P2" svg:width="82.18pt" svg:height="61.68pt" svg:x="91.19pt" svg:y="1480.68pt" draw:caption-point-x="-17.29pt" draw:caption-point-y="42.8pt">
              <dc:date>2019-11-18T00:00:00</dc:date>
              <text:p text:style-name="P1"><text:span text:style-name="T1">Solely used to occupy keybinds which cannot be cleared by other means.</text:span></text:p>
            </office:annotation>
            <text:p>Dumm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_CTL L_ALT L_SHIFT Del</text:p>
          </table:table-cell>
        </table:table-row>
        <table:table-row table:style-name="ro1" table:number-rows-repeated="1048454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Conventions.A70:Conventions.A70">
            <calcext:condition calcext:apply-style-name="Bad" calcext:value="=0" calcext:base-cell-address="Conventions.A70"/>
          </calcext:conditional-format>
        </calcext:conditional-formats>
      </table:table>
      <table:table table:name="Notation" table:style-name="ta1">
        <table:table-column table:style-name="co15" table:default-cell-style-name="Default"/>
        <table:table-column table:style-name="co16" table:default-cell-style-name="ce249"/>
        <table:table-column table:style-name="co17" table:default-cell-style-name="Default"/>
        <table:table-column table:style-name="co18" table:default-cell-style-name="Default"/>
        <table:table-column table:style-name="co7" table:number-columns-repeated="1020" table:default-cell-style-name="Default"/>
        <table:table-row table:style-name="ro1">
          <table:table-cell table:style-name="ce87" office:value-type="string" calcext:value-type="string" table:number-columns-spanned="1024" table:number-rows-spanned="1">
            <text:p>ThrustMaster T.16000M FCS – T16K (T.A.R.G.E.T)</text:p>
          </table:table-cell>
          <table:covered-table-cell table:style-name="Default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TR_ST</text:p>
          </table:table-cell>
          <table:table-cell table:style-name="ce249" office:value-type="string" calcext:value-type="string">
            <text:p>Throttle – T16KTR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table:style-name="ce87" office:value-type="string" calcext:value-type="string" table:number-columns-spanned="1024" table:number-rows-spanned="1">
            <text:p>ThrustMaster T.16000M FCS – T16KJG (Joystick Gremlin)</text:p>
          </table:table-cell>
          <table:covered-table-cell table:style-name="ce87"/>
          <table:covered-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T16KJG_ST</text:p>
          </table:table-cell>
          <table:table-cell table:style-name="ce249" office:value-type="string" calcext:value-type="string">
            <text:p>Throttle – T16KJG_TH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yers</text:p>
          </table:table-cell>
          <table:table-cell table:style-name="ce87" office:value-type="string" calcext:value-type="string" table:number-columns-spanned="1023" table:number-rows-spanned="1">
            <text:p>[O_M] [I_M] [O_U] [O_D] [I_U] [I_D]</text:p>
          </table:table-cell>
          <table:covered-table-cell table:number-columns-repeated="1022"/>
        </table:table-row>
        <table:table-row table:style-name="ro1">
          <table:table-cell/>
          <table:table-cell table:style-name="ce87"/>
          <table:table-cell table:number-columns-repeated="1022"/>
        </table:table-row>
        <table:table-row table:style-name="ro1">
          <table:table-cell office:value-type="string" calcext:value-type="string">
            <text:p>MS Sidewinder Force Feedback 2 – SFB2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Devices</text:p>
          </table:table-cell>
          <table:table-cell office:value-type="string" calcext:value-type="string">
            <text:p>Stick – SFB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ents</text:p>
          </table:table-cell>
          <table:table-cell table:style-name="ce87" office:value-type="string" calcext:value-type="string" table:number-columns-spanned="1023" table:number-rows-spanned="1">
            <text:p>Drop-in replacement for T16K_ST .</text:p>
          </table:table-cell>
          <table:covered-table-cell table:number-columns-repeated="1022"/>
        </table:table-row>
      </table:table>
      <table:table table:name="Scratch - Commands" table:style-name="ta1">
        <table:table-column table:style-name="co19" table:default-cell-style-name="Default"/>
        <table:table-column table:style-name="co3" table:number-columns-repeated="3" table:default-cell-style-name="Default"/>
        <table:table-column table:style-name="co3" table:default-cell-style-name="ce28"/>
        <table:table-column table:style-name="co6" table:default-cell-style-name="ce38"/>
        <table:table-column table:style-name="co7" table:default-cell-style-name="ce38"/>
        <table:table-column table:style-name="co7" table:default-cell-style-name="ce43"/>
        <table:table-column table:style-name="co7" table:number-columns-repeated="3" table:default-cell-style-name="Default"/>
        <table:table-column table:style-name="co7" table:default-cell-style-name="ce175"/>
        <table:table-column table:style-name="co8" table:number-columns-repeated="2" table:default-cell-style-name="ce6"/>
        <table:table-column table:style-name="co8" table:default-cell-style-name="ce175"/>
        <table:table-column table:style-name="co8" table:number-columns-repeated="4" table:default-cell-style-name="Default"/>
        <table:table-column table:style-name="co7" table:number-columns-repeated="4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Console – Sim, Telepresence, Vehicle, Graphical Desktop</text:p>
          </table:table-cell>
          <table:covered-table-cell table:number-columns-repeated="3" table:style-name="ce6"/>
          <table:covered-table-cell table:number-columns-repeated="4"/>
          <table:table-cell table:style-name="ce1" office:value-type="string" calcext:value-type="string" table:number-columns-spanned="4" table:number-rows-spanned="1">
            <text:p>Predecessor – If Any</text:p>
          </table:table-cell>
          <table:covered-table-cell table:number-columns-repeated="2" table:style-name="ce6"/>
          <table:covered-table-cell/>
          <table:table-cell table:style-name="ce48" office:value-type="string" calcext:value-type="string" table:number-columns-spanned="7" table:number-rows-spanned="1">
            <text:p>Discrepancy</text:p>
          </table:table-cell>
          <table:covered-table-cell table:style-name="ce48"/>
          <table:covered-table-cell table:style-name="ce1"/>
          <table:covered-table-cell table:style-name="ce210"/>
          <table:covered-table-cell table:number-columns-repeated="3" table:style-name="ce214"/>
          <table:table-cell table:style-name="ce6" table:number-columns-repeated="45"/>
        </table:table-row>
        <table:table-row table:style-name="ro1">
          <table:table-cell table:style-name="ce141" office:value-type="string" calcext:value-type="string">
            <text:p>Category</text:p>
          </table:table-cell>
          <table:table-cell table:style-name="ce141" office:value-type="string" calcext:value-type="string">
            <office:annotation draw:style-name="gr16" draw:text-style-name="P2" svg:width="133.48pt" svg:height="50.49pt" svg:x="238.39pt" svg:y="0pt" draw:caption-point-x="-17.29pt" draw:caption-point-y="13.07pt">
              <dc:date>2019-09-28T00:00:00</dc:date>
              <text:p text:style-name="P1"><text:span text:style-name="T1">Do NOT list non-</text:span><text:span text:style-name="T1">essential </text:span><text:span text:style-name="T1">commands </text:span><text:span text:style-name="T1">adequately </text:span><text:span text:style-name="T1">reachable </text:span><text:span text:style-name="T1">without dedicated </text:span><text:span text:style-name="T1">buttons, voice </text:span><text:span text:style-name="T1">prompts, etc.</text:span></text:p>
            </office:annotation>
            <text:p>Command</text:p>
          </table:table-cell>
          <table:table-cell table:style-name="ce141" office:value-type="string" calcext:value-type="string">
            <text:p>Variant</text:p>
          </table:table-cell>
          <table:table-cell table:style-name="ce141" office:value-type="string" calcext:value-type="string">
            <text:p>Input Keybind</text:p>
          </table:table-cell>
          <table:table-cell table:style-name="ce177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200" office:value-type="string" calcext:value-type="string">
            <text:p>MFD</text:p>
          </table:table-cell>
          <table:table-cell table:style-name="ce141" office:value-type="string" calcext:value-type="string">
            <text:p>Present</text:p>
          </table:table-cell>
          <table:table-cell table:style-name="ce141" office:value-type="string" calcext:value-type="string">
            <text:p>Missing</text:p>
          </table:table-cell>
          <table:table-cell table:style-name="ce200" office:value-type="string" calcext:value-type="string">
            <text:p>Degraded</text:p>
          </table:table-cell>
          <table:table-cell table:style-name="ce141" office:value-type="string" calcext:value-type="string">
            <text:p>HOTAS</text:p>
          </table:table-cell>
          <table:table-cell table:style-name="ce141" office:value-type="string" calcext:value-type="string">
            <text:p>Voice</text:p>
          </table:table-cell>
          <table:table-cell table:style-name="ce141" office:value-type="string" calcext:value-type="string">
            <text:p>Panel</text:p>
          </table:table-cell>
          <table:table-cell table:style-name="ce141" office:value-type="string" calcext:value-type="string">
            <text:p>MFD</text:p>
          </table:table-cell>
          <table:table-cell table:style-name="ce141"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scan)</text:p>
          </table:table-cell>
          <table:table-cell office:value-type="string" calcext:value-type="string">
            <text:p>R_ALT \</text:p>
          </table:table-cell>
          <table:table-cell office:value-type="string" calcext:value-type="string">
            <text:p>T16KTR_<text:span text:style-name="T5">TH-H2L</text:span> [I_U]</text:p>
            <text:p>T16KJG_<text:span text:style-name="T5">TH-H1L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]));OR(NOT(ISBLANK([.$F3]));OR(NOT(ISBLANK([.$G3]));NOT(ISBLANK([.$H3])))))" office:value-type="boolean" office:boolean-value="true" calcext:value-type="boolean">
            <text:p>TRUE</text:p>
          </table:table-cell>
          <table:table-cell table:style-name="ce92" table:formula="of:=OR(OR(OR(IF([.$P3]=1);IF([.$Q3]=1));IF([.$R3]=1));IF([.$S3]=1))" office:value-type="boolean" office:boolean-value="false" calcext:value-type="boolean">
            <text:p>FALSE</text:p>
          </table:table-cell>
          <table:table-cell table:style-name="ce93" table:formula="of:=AND(ISBLANK([.$E3]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I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J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K3])))" office:value-type="boolean" office:boolean-value="false" calcext:value-type="boolean">
            <text:p>FALSE</text:p>
          </table:table-cell>
          <table:table-cell table:style-name="ce94" table:formula="of:=AND(AND(ISBLANK([.$E3]);AND(ISBLANK([.$F3]);AND(ISBLANK([.$G3]);ISBLANK([.$H3]))));NOT(ISBLANK([.$L3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U</text:span> [I_U]</text:p>
            <text:p>T16KJG_<text:span text:style-name="T5">TH-H1U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4]));OR(NOT(ISBLANK([.$F4]));OR(NOT(ISBLANK([.$G4]));NOT(ISBLANK([.$H4])))))" office:value-type="boolean" office:boolean-value="true" calcext:value-type="boolean">
            <text:p>TRUE</text:p>
          </table:table-cell>
          <table:table-cell table:style-name="ce92" table:formula="of:=OR(OR(OR(IF([.$P4]=1);IF([.$Q4]=1));IF([.$R4]=1));IF([.$S4]=1))" office:value-type="boolean" office:boolean-value="false" calcext:value-type="boolean">
            <text:p>FALSE</text:p>
          </table:table-cell>
          <table:table-cell table:style-name="ce93" table:formula="of:=AND(ISBLANK([.$E4]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I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J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K4])))" office:value-type="boolean" office:boolean-value="false" calcext:value-type="boolean">
            <text:p>FALSE</text:p>
          </table:table-cell>
          <table:table-cell table:style-name="ce94" table:formula="of:=AND(AND(ISBLANK([.$E4]);AND(ISBLANK([.$F4]);AND(ISBLANK([.$G4]);ISBLANK([.$H4]))));NOT(ISBLANK([.$L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fss enter)</text:p>
          </table:table-cell>
          <table:table-cell office:value-type="string" calcext:value-type="string">
            <text:p>R_SHIFT \</text:p>
          </table:table-cell>
          <table:table-cell office:value-type="string" calcext:value-type="string">
            <text:p>T16KTR_<text:span text:style-name="T5">TH-H2D</text:span> [I_U]</text:p>
            <text:p>T16KJG_<text:span text:style-name="T5">TH-H1D</text:span> [I_U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5]));OR(NOT(ISBLANK([.$F5]));OR(NOT(ISBLANK([.$G5]));NOT(ISBLANK([.$H5])))))" office:value-type="boolean" office:boolean-value="true" calcext:value-type="boolean">
            <text:p>TRUE</text:p>
          </table:table-cell>
          <table:table-cell table:style-name="ce92" table:formula="of:=OR(OR(OR(IF([.$P5]=1);IF([.$Q5]=1));IF([.$R5]=1));IF([.$S5]=1))" office:value-type="boolean" office:boolean-value="false" calcext:value-type="boolean">
            <text:p>FALSE</text:p>
          </table:table-cell>
          <table:table-cell table:style-name="ce93" table:formula="of:=AND(ISBLANK([.$E5]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I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J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K5])))" office:value-type="boolean" office:boolean-value="false" calcext:value-type="boolean">
            <text:p>FALSE</text:p>
          </table:table-cell>
          <table:table-cell table:style-name="ce94" table:formula="of:=AND(AND(ISBLANK([.$E5]);AND(ISBLANK([.$F5]);AND(ISBLANK([.$G5]);ISBLANK([.$H5]))));NOT(ISBLANK([.$L5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OVERLOAD</text:p>
            <text:p>cam -srv</text:p>
          </table:table-cell>
          <table:table-cell office:value-type="string" calcext:value-type="string">
            <text:p>Elite Dangerous</text:p>
            <text:p>(cam, cam -srv)</text:p>
          </table:table-cell>
          <table:table-cell office:value-type="string" calcext:value-type="string">
            <text:p>L_CTL [ , L_CTL ]</text:p>
          </table:table-cell>
          <table:table-cell office:value-type="string" calcext:value-type="string">
            <text:p>T16KTR_<text:span text:style-name="T5">TH-H3L</text:span> [O_D]</text:p>
            <text:p>T16KJG_<text:span text:style-name="T5">TH-14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7]));OR(NOT(ISBLANK([.$F7]));OR(NOT(ISBLANK([.$G7]));NOT(ISBLANK([.$H7])))))" office:value-type="boolean" office:boolean-value="true" calcext:value-type="boolean">
            <text:p>TRUE</text:p>
          </table:table-cell>
          <table:table-cell table:style-name="ce92" table:formula="of:=OR(OR(OR(IF([.$P7]=1);IF([.$Q7]=1));IF([.$R7]=1));IF([.$S7]=1))" office:value-type="boolean" office:boolean-value="false" calcext:value-type="boolean">
            <text:p>FALSE</text:p>
          </table:table-cell>
          <table:table-cell table:style-name="ce93" table:formula="of:=AND(ISBLANK([.$E7]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I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J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K7])))" office:value-type="boolean" office:boolean-value="false" calcext:value-type="boolean">
            <text:p>FALSE</text:p>
          </table:table-cell>
          <table:table-cell table:style-name="ce94" table:formula="of:=AND(AND(ISBLANK([.$E7]);AND(ISBLANK([.$F7]);AND(ISBLANK([.$G7]);ISBLANK([.$H7]))));NOT(ISBLANK([.$L7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toggle free cam)</text:p>
          </table:table-cell>
          <table:table-cell office:value-type="string" calcext:value-type="string">
            <text:p>BSP</text:p>
          </table:table-cell>
          <table:table-cell office:value-type="string" calcext:value-type="string">
            <text:p>T16KTR_<text:span text:style-name="T5">TH-H3L</text:span> [I_D]</text:p>
            <text:p>T16KJG_<text:span text:style-name="T5">TH-14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8]));OR(NOT(ISBLANK([.$F8]));OR(NOT(ISBLANK([.$G8]));NOT(ISBLANK([.$H8])))))" office:value-type="boolean" office:boolean-value="true" calcext:value-type="boolean">
            <text:p>TRUE</text:p>
          </table:table-cell>
          <table:table-cell table:style-name="ce92" table:formula="of:=OR(OR(OR(IF([.$P8]=1);IF([.$Q8]=1));IF([.$R8]=1));IF([.$S8]=1))" office:value-type="boolean" office:boolean-value="false" calcext:value-type="boolean">
            <text:p>FALSE</text:p>
          </table:table-cell>
          <table:table-cell table:style-name="ce93" table:formula="of:=AND(ISBLANK([.$E8]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I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J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K8])))" office:value-type="boolean" office:boolean-value="false" calcext:value-type="boolean">
            <text:p>FALSE</text:p>
          </table:table-cell>
          <table:table-cell table:style-name="ce94" table:formula="of:=AND(AND(ISBLANK([.$E8]);AND(ISBLANK([.$F8]);AND(ISBLANK([.$G8]);ISBLANK([.$H8]))));NOT(ISBLANK([.$L8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 table:number-rows-repeated="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toggle cam hud)</text:p>
          </table:table-cell>
          <table:table-cell office:value-type="string" calcext:value-type="string">
            <text:p>L_SHIFT h</text:p>
          </table:table-cell>
          <table:table-cell office:value-type="string" calcext:value-type="string">
            <text:p>T16KTR_<text:span text:style-name="T5">TH-H3U</text:span> [I_D]</text:p>
            <text:p>T16KJG_<text:span text:style-name="T5">TH-11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1]));OR(NOT(ISBLANK([.$F11]));OR(NOT(ISBLANK([.$G11]));NOT(ISBLANK([.$H11])))))" office:value-type="boolean" office:boolean-value="true" calcext:value-type="boolean">
            <text:p>TRUE</text:p>
          </table:table-cell>
          <table:table-cell table:style-name="ce92" table:formula="of:=OR(OR(OR(IF([.$P11]=1);IF([.$Q11]=1));IF([.$R11]=1));IF([.$S11]=1))" office:value-type="boolean" office:boolean-value="false" calcext:value-type="boolean">
            <text:p>FALSE</text:p>
          </table:table-cell>
          <table:table-cell table:style-name="ce93" table:formula="of:=AND(ISBLANK([.$E11]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I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J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K11])))" office:value-type="boolean" office:boolean-value="false" calcext:value-type="boolean">
            <text:p>FALSE</text:p>
          </table:table-cell>
          <table:table-cell table:style-name="ce94" table:formula="of:=AND(AND(ISBLANK([.$E11]);AND(ISBLANK([.$F11]);AND(ISBLANK([.$G11]);ISBLANK([.$H11]))));NOT(ISBLANK([.$L11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screensho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T16KTR_<text:span text:style-name="T5">TH-H3R</text:span> [I_D]</text:p>
            <text:p>T16KJG_<text:span text:style-name="T5">TH-12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2]));OR(NOT(ISBLANK([.$F12]));OR(NOT(ISBLANK([.$G12]));NOT(ISBLANK([.$H12])))))" office:value-type="boolean" office:boolean-value="true" calcext:value-type="boolean">
            <text:p>TRUE</text:p>
          </table:table-cell>
          <table:table-cell table:style-name="ce92" table:formula="of:=OR(OR(OR(IF([.$P12]=1);IF([.$Q12]=1));IF([.$R12]=1));IF([.$S12]=1))" office:value-type="boolean" office:boolean-value="false" calcext:value-type="boolean">
            <text:p>FALSE</text:p>
          </table:table-cell>
          <table:table-cell table:style-name="ce93" table:formula="of:=AND(ISBLANK([.$E12]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I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J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K12])))" office:value-type="boolean" office:boolean-value="false" calcext:value-type="boolean">
            <text:p>FALSE</text:p>
          </table:table-cell>
          <table:table-cell table:style-name="ce94" table:formula="of:=AND(AND(ISBLANK([.$E12]);AND(ISBLANK([.$F12]);AND(ISBLANK([.$G12]);ISBLANK([.$H12]))));NOT(ISBLANK([.$L12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camera next)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T16KTR_<text:span text:style-name="T5">TH-H3R</text:span> [O_D]</text:p>
            <text:p>T16KJG_<text:span text:style-name="T5">TH-12</text:span> [O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4]));OR(NOT(ISBLANK([.$F14]));OR(NOT(ISBLANK([.$G14]));NOT(ISBLANK([.$H14])))))" office:value-type="boolean" office:boolean-value="true" calcext:value-type="boolean">
            <text:p>TRUE</text:p>
          </table:table-cell>
          <table:table-cell table:style-name="ce92" table:formula="of:=OR(OR(OR(IF([.$P14]=1);IF([.$Q14]=1));IF([.$R14]=1));IF([.$S14]=1))" office:value-type="boolean" office:boolean-value="false" calcext:value-type="boolean">
            <text:p>FALSE</text:p>
          </table:table-cell>
          <table:table-cell table:style-name="ce93" table:formula="of:=AND(ISBLANK([.$E14]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I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J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K14])))" office:value-type="boolean" office:boolean-value="false" calcext:value-type="boolean">
            <text:p>FALSE</text:p>
          </table:table-cell>
          <table:table-cell table:style-name="ce94" table:formula="of:=AND(AND(ISBLANK([.$E14]);AND(ISBLANK([.$F14]);AND(ISBLANK([.$G14]);ISBLANK([.$H14]))));NOT(ISBLANK([.$L14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2">
          <table:table-cell/>
          <table:table-cell table:style-name="ce149"/>
          <table:table-cell table:number-columns-repeated="3"/>
          <table:table-cell table:style-name="ce196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9"/>
          <table:table-cell office:value-type="string" calcext:value-type="string">
            <text:p>Elite Dangerous</text:p>
            <text:p>(camera control toggle)</text:p>
          </table:table-cell>
          <table:table-cell office:value-type="string" calcext:value-type="string">
            <text:p>ENT</text:p>
          </table:table-cell>
          <table:table-cell office:value-type="string" calcext:value-type="string">
            <text:p>T16KTR_<text:span text:style-name="T5">TH-H3D</text:span> [I_D]</text:p>
            <text:p>T16KJG_<text:span text:style-name="T5">TH-13</text:span> [I_D]</text:p>
          </table:table-cell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16]));OR(NOT(ISBLANK([.$F16]));OR(NOT(ISBLANK([.$G16]));NOT(ISBLANK([.$H16])))))" office:value-type="boolean" office:boolean-value="true" calcext:value-type="boolean">
            <text:p>TRUE</text:p>
          </table:table-cell>
          <table:table-cell table:style-name="ce92" table:formula="of:=OR(OR(OR(IF([.$P16]=1);IF([.$Q16]=1));IF([.$R16]=1));IF([.$S16]=1))" office:value-type="boolean" office:boolean-value="false" calcext:value-type="boolean">
            <text:p>FALSE</text:p>
          </table:table-cell>
          <table:table-cell table:style-name="ce93" table:formula="of:=AND(ISBLANK([.$E16]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I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J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K16])))" office:value-type="boolean" office:boolean-value="false" calcext:value-type="boolean">
            <text:p>FALSE</text:p>
          </table:table-cell>
          <table:table-cell table:style-name="ce94" table:formula="of:=AND(AND(ISBLANK([.$E16]);AND(ISBLANK([.$F16]);AND(ISBLANK([.$G16]);ISBLANK([.$H16]))));NOT(ISBLANK([.$L16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4" table:number-rows-repeated="2">
          <table:table-cell table:number-columns-repeated="5"/>
          <table:table-cell table:style-name="ce196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1" table:number-rows-repeated="9">
          <table:table-cell table:number-columns-repeated="5"/>
          <table:table-cell table:style-name="ce196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4">
          <table:table-cell table:number-columns-repeated="5"/>
          <table:table-cell table:style-name="ce196"/>
          <table:table-cell table:number-columns-repeated="7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 table:style-name="ce144"/>
          <table:table-cell table:style-name="ce148" office:value-type="string" calcext:value-type="string">
            <text:p>Landing Gear</text:p>
          </table:table-cell>
          <table:table-cell/>
          <table:table-cell office:value-type="string" calcext:value-type="string">
            <text:p>h</text:p>
          </table:table-cell>
          <table:table-cell table:style-name="ce90" office:value-type="string" calcext:value-type="string">
            <text:p>T16KTR_TH<text:span text:style-name="T5">-H3R</text:span> [I_M]</text:p>
          </table:table-cell>
          <table:table-cell table:style-name="ce196"/>
          <table:table-cell table:number-columns-repeated="6"/>
          <table:table-cell table:style-name="Default"/>
          <table:table-cell table:style-name="ce92"/>
          <table:table-cell table:style-name="ce93"/>
          <table:table-cell table:style-name="ce94" table:number-columns-repeated="4"/>
          <table:table-cell table:number-columns-repeated="45"/>
        </table:table-row>
        <table:table-row table:style-name="ro2">
          <table:table-cell/>
          <table:table-cell table:style-name="ce149" office:value-type="string" calcext:value-type="string">
            <text:p>SRV Hand Brake</text:p>
          </table:table-cell>
          <table:table-cell office:value-type="string" calcext:value-type="string">
            <text:p>Elite Dangerous</text:p>
          </table:table-cell>
          <table:table-cell table:style-name="ce89"/>
          <table:table-cell/>
          <table:table-cell table:style-name="ce196"/>
          <table:table-cell table:number-columns-repeated="2"/>
          <table:table-cell office:value-type="string" calcext:value-type="string">
            <text:p>+</text:p>
          </table:table-cell>
          <table:table-cell table:number-columns-repeated="3"/>
          <table:table-cell table:style-name="ce91" table:formula="of:=OR(NOT(ISBLANK([.$E30]));OR(NOT(ISBLANK([.$F30]));OR(NOT(ISBLANK([.$G30]));NOT(ISBLANK([.$H30])))))" office:value-type="boolean" office:boolean-value="false" calcext:value-type="boolean">
            <text:p>FALSE</text:p>
          </table:table-cell>
          <table:table-cell table:style-name="ce92" table:formula="of:=OR(OR(OR(IF([.$P30]=1);IF([.$Q30]=1));IF([.$R30]=1));IF([.$S30]=1))" office:value-type="boolean" office:boolean-value="true" calcext:value-type="boolean">
            <text:p>TRUE</text:p>
          </table:table-cell>
          <table:table-cell table:style-name="ce93" table:formula="of:=AND(ISBLANK([.$E30]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I30])))" office:value-type="boolean" office:boolean-value="true" calcext:value-type="boolean">
            <text:p>TRUE</text:p>
          </table:table-cell>
          <table:table-cell table:style-name="ce94" table:formula="of:=AND(AND(ISBLANK([.$E30]);AND(ISBLANK([.$F30]);AND(ISBLANK([.$G30]);ISBLANK([.$H30]))));NOT(ISBLANK([.$J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K30])))" office:value-type="boolean" office:boolean-value="false" calcext:value-type="boolean">
            <text:p>FALSE</text:p>
          </table:table-cell>
          <table:table-cell table:style-name="ce94" table:formula="of:=AND(AND(ISBLANK([.$E30]);AND(ISBLANK([.$F30]);AND(ISBLANK([.$G30]);ISBLANK([.$H30]))));NOT(ISBLANK([.$L30])))" office:value-type="boolean" office:boolean-value="false" calcext:value-type="boolean">
            <text:p>FALSE</text:p>
          </table:table-cell>
          <table:table-cell table:number-columns-repeated="45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Scratch - Commands'.N3:'Scratch - Commands'.S30">
            <calcext:condition calcext:apply-style-name="Bad" calcext:value="=1" calcext:base-cell-address="'Scratch - Commands'.N3"/>
          </calcext:conditional-format>
          <calcext:conditional-format calcext:target-range-address="'Scratch - Commands'.M3:'Scratch - Commands'.M5 'Scratch - Commands'.M11:'Scratch - Commands'.M12 'Scratch - Commands'.M7:'Scratch - Commands'.M8 'Scratch - Commands'.M14:'Scratch - Commands'.M14 'Scratch - Commands'.M16:'Scratch - Commands'.M16 'Scratch - Commands'.E29:'Scratch - Commands'.E29 'Scratch - Commands'.D30:'Scratch - Commands'.D30 'Scratch - Commands'.M30:'Scratch - Commands'.M30">
            <calcext:condition calcext:apply-style-name="Bad" calcext:value="=0" calcext:base-cell-address="'Scratch - Commands'.D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7">00/00/0000</text:date>, <text:time style:data-style-name="N2" text:time-value="11:47:59.419553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Linux_X86_64 LibreOffice_project/10$Build-2</meta:generator>
    <dc:date>2019-12-07T11:56:44.980222284</dc:date>
    <meta:editing-duration>P8DT7H38M16S</meta:editing-duration>
    <meta:editing-cycles>899</meta:editing-cycles>
    <meta:document-statistic meta:table-count="6" meta:cell-count="2191" meta:object-count="0"/>
  </office:meta>
</office:document-meta>
</file>